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Arial" style:font-style-name="Standard" style:font-family-generic="swiss" fo:font-weight="normal" style:font-family-asian="Arial" style:font-style-name-asian="Standard" style:font-family-generic-asian="swiss" style:font-weight-asian="normal" style:font-family-complex="Arial" style:font-style-name-complex="Standard" style:font-family-generic-complex="swiss" style:font-weight-complex="normal"/>
    </style:style>
    <style:style style:name="T5" style:family="text">
      <style:text-properties fo:font-family="Arial" style:font-family-generic="roman" style:font-pitch="variable" fo:font-weight="normal" style:font-family-asian="Arial" style:font-style-name-asian="Standard" style:font-family-generic-asian="swiss" style:font-weight-asian="normal" style:font-family-complex="Arial" style:font-style-name-complex="Standard" style:font-family-generic-complex="swiss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sub 58%" fo:font-size="32pt" style:font-size-asian="32pt" style:font-size-complex="32pt"/>
    </style:style>
    <style:style style:name="T10" style:family="text">
      <style:text-properties fo:font-family="Arial" style:font-style-name="Standard" style:font-family-generic="swiss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style:style style:name="T11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ff"/>
    </style:style>
    <style:style style:name="T1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family="Arial" style:font-style-name="Standard" style:font-family-generic="swiss" fo:font-style="italic" fo:font-weight="bold" style:font-family-asian="Arial" style:font-style-name-asian="Standard" style:font-family-generic-asian="swiss" style:font-style-asian="italic" style:font-weight-asian="bold" style:font-family-complex="Arial" style:font-style-name-complex="Standard" style:font-family-generic-complex="swiss" style:font-style-complex="italic" style:font-weight-complex="bold"/>
    </style:style>
    <style:style style:name="T17" style:family="text">
      <style:text-properties style:text-position="-33% 58%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/>
    </style:style>
    <style:style style:name="T20" style:family="text">
      <style:text-properties style:text-position="0% 100%" fo:font-family="Arial" style:font-style-name="Standard" style:font-family-generic="swiss" fo:font-style="italic" fo:font-weight="bold" style:font-family-asian="Arial" style:font-style-name-asian="Standard" style:font-family-generic-asian="swiss" style:font-style-asian="italic" style:font-weight-asian="bold" style:font-family-complex="Arial" style:font-style-name-complex="Standard" style:font-family-generic-complex="swiss" style:font-style-complex="italic" style:font-weight-complex="bold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-33% 58%" fo:font-weight="bold" style:font-weight-asian="bold" style:font-weight-complex="bold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fo:font-family="Arial" style:font-style-name="Standard" style:font-family-generic="swiss" fo:font-style="normal" style:font-family-asian="Arial" style:font-style-name-asian="Standard" style:font-family-generic-asian="swiss" style:font-style-asian="normal" style:font-family-complex="Arial" style:font-style-name-complex="Standard" style:font-family-generic-complex="swiss" style:font-style-complex="normal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33% 58%" fo:font-style="italic" style:font-style-asian="italic" style:font-style-complex="italic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fo:font-family="Arial" style:font-family-generic="swiss" style:font-pitch="variable" fo:font-size="24pt" style:font-size-asian="24pt" style:font-size-complex="24pt"/>
    </style:style>
    <style:style style:name="T31" style:family="text">
      <style:text-properties style:text-position="33% 58%"/>
    </style:style>
    <style:style style:name="T32" style:family="text">
      <style:text-properties style:text-position="0% 100%"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3" style:family="text">
      <style:text-properties fo:font-family="Arial" style:font-style-name="Standard" style:font-family-generic="swiss" fo:font-style="normal" style:font-family-asian="Arial" style:font-style-name-asian="Standard" style:font-family-generic-asian="swiss" style:font-style-asian="normal" style:font-family-complex="Arial" style:font-style-name-complex="Standard" style:font-family-generic-complex="swiss" style:font-style-complex="normal"/>
    </style:style>
    <style:style style:name="T34" style:family="text">
      <style:text-properties style:text-position="0% 100%" fo:font-family="Arial" style:font-style-name="Standard" style:font-family-generic="swiss" fo:font-style="normal" style:font-family-asian="Arial" style:font-style-name-asian="Standard" style:font-family-generic-asian="swiss" style:font-style-asian="normal" style:font-family-complex="Arial" style:font-style-name-complex="Standard" style:font-family-generic-complex="swiss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7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8" style:family="text">
      <style:text-properties fo:font-family="Arial" style:font-style-name="Standard" style:font-family-generic="swiss"/>
    </style:style>
    <style:style style:name="T39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40" style:family="text">
      <style:text-properties fo:font-size="24pt" fo:font-style="italic" style:font-size-asian="24pt" style:font-style-asian="italic" style:font-size-complex="24pt" style:font-style-complex="italic"/>
    </style:style>
    <style:style style:name="T41" style:family="text">
      <style:text-properties style:text-position="-33% 58%" fo:font-size="24pt" style:font-size-asian="24pt" style:font-size-complex="24pt"/>
    </style:style>
    <style:style style:name="T4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urch welche Bestimmungsstücke ist ein Vektor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Vektor: Größe, die zusätzlich die Angabe einer Richtung benötigt (z.B. Verschiebung,</text:p>
            <text:p>Geschwindigkeit, Beschleunigung, Impuls, Kraft, . . . 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lcher Vektor hat keine definierte Richtung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er Nullvekto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<text:span text:style-name="T1">multiplikativen</text:span> Verknüpfungen gibt es für Vektoren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Multiplikation mit einem Skalar:</text:p>
            <text:p>(α + β)<text:span text:style-name="T2">a</text:span> = α<text:span text:style-name="T2">a</text:span> + β<text:span text:style-name="T2">a</text:span></text:p>
            <text:p>α(<text:span text:style-name="T2">a</text:span> + <text:span text:style-name="T2">b</text:span>) = α<text:span text:style-name="T2">a</text:span> + α<text:span text:style-name="T2">b</text:span></text:p>
            <text:p>α(β<text:span text:style-name="T2">a</text:span>) = (αβ)<text:span text:style-name="T2">a</text:span> ≡ αβ<text:span text:style-name="T2">a</text:span></text:p>
            <text:p>Skalarprodukt (inneres Produkt):</text:p>
            <text:p/>
            <text:p>Vektorprodukt (äußeres Produkt):</text:p>
            <text:p><text:span text:style-name="T2">c</text:span> = <text:span text:style-name="T2">a</text:span> × <text:span text:style-name="T2">b</text:span></text:p>
            <text:p><text:span text:style-name="T3">(nur in euklidischen Vektorräumen)</text:span></text:p>
          </draw:text-box>
        </draw:frame>
        <draw:frame draw:style-name="gr2" draw:text-style-name="P1" draw:layer="layout" svg:width="15.92cm" svg:height="1.2cm" svg:x="5.787cm" svg:y="11.75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ie Schwarz’sche Ungleichung! Skizzieren Sie den Beweis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|<text:span text:style-name="T2">a</text:span> · <text:span text:style-name="T2">b</text:span>| ≤ <text:span text:style-name="T3">ab</text:span></text:p>
            <text:p><text:span text:style-name="T3"/></text:p>
            <text:p><text:span text:style-name="T3">Man multipliziert </text:span><text:span text:style-name="T2">b</text:span><text:span text:style-name="T3"> mit </text:span><text:span text:style-name="T4">α</text:span><text:span text:style-name="T5">, wählt dieses dann geschickt und erhält so durch Ausnutzen der Kommutativität, Distributivität, Bilinearität (Homogenität) und Norm die Behaupt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linearer Vektorraum? Wann nennt man diesen unitär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Ein linearer Vektorraum ist durch die Vektoraddition und die Multiplikation mit einem Skalar definiert.</text:p>
            <text:p>Ist zusätzlich ein Skalarprodukt definiert, nennt man diesen unitär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4.498cm" svg:x="1.4cm" svg:y="0.342cm" presentation:class="title" presentation:user-transformed="true">
          <draw:text-box>
            <text:p>Was ist die anschauliche Bedeutung des Betrages eines Vektorproduktes? Wie<text:line-break/>bestimmt man dessen Richtung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Anschaulich entspricht der Betrag des Vektorprodukts der Fläche des zwischen den multiplizierten Vektoren aufgespannten Parallelogramms.</text:p>
            <text:p>Die Richtung wird dadurch festgelegt, dass der axiale Vektor zusammen mit den polaren ein Rechtssystem bil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unterscheidet einen polaren von einem axialen Vektor?</text:p>
          </draw:text-box>
        </draw:frame>
        <draw:frame presentation:style-name="pr2" draw:text-style-name="P2" draw:layer="layout" svg:width="24.639cm" svg:height="12.397cm" svg:x="1.4cm" svg:y="4.802cm" presentation:class="subtitle" presentation:user-transformed="true">
          <draw:text-box>
            <text:p text:style-name="P2"><text:span text:style-name="T6">Ein axialer Vektor ändert bei einer Punktspiegelung seine Richtung nicht. Zur Unterscheidung nimmt man die Signatur</text:span></text:p>
            <text:p text:style-name="P2"><text:span text:style-name="T6">(polar = +1, axial = -1).</text:span></text:p>
            <text:p text:style-name="P2"><text:span text:style-name="T6">Bei der vektoriellen Multiplikation mit einem polaren Vektor wechseln Vektoren ihre Signatur:</text:span></text:p>
            <text:p text:style-name="P2"><text:span text:style-name="T6">+1 x +1 = -1</text:span></text:p>
            <text:p text:style-name="P2"><text:span text:style-name="T6">-1 x +1 = +1</text:span></text:p>
            <text:p text:style-name="P2"><text:span text:style-name="T6">+1 x -1 = +1</text:span></text:p>
            <text:p text:style-name="P2"><text:span text:style-name="T6">-1 x -1 = -1</text:span></text:p>
            <text:p text:style-name="P2"><text:span text:style-name="T6">Bei der vektoriellen Multiplikation mit einem axialen Vektor bleibt dagegen die Signatur erhalten.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seudoskalar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as Skalarprodukt aus nur polaren oder nur axialen Vektoren ändert</text:p>
            <text:p>sich bei Inversion sicher nicht, ist also ein echter Skalar. Das Skalarprodukt aus</text:p>
            <text:p>einem polaren und einem axialen Vektor ändert dagegen sein Vorzeichen ⇒ <text:span text:style-name="T2">Pseudoskalar</text:span>.</text:p>
            <text:p>(nicht mit der Signatur verwechseln!)</text:p>
            <text:p>Man erhält aus dem Spatprodukt einen Pseudoskalar: V(<text:span text:style-name="T2">a</text:span>, <text:span text:style-name="T2">b</text:span>, <text:span text:style-name="T2">c</text:span>) = (<text:span text:style-name="T2">a </text:span>× <text:span text:style-name="T2">b</text:span>) · <text:span text:style-name="T2">c</text:span></text:p>
            <text:p><text:span text:style-name="T3">Bei zyklischer Vertauschung von </text:span><text:span text:style-name="T2">a</text:span><text:span text:style-name="T3">,</text:span><text:span text:style-name="T2">b</text:span><text:span text:style-name="T3">,</text:span><text:span text:style-name="T2">c</text:span><text:span text:style-name="T3"> ändert dieser sein Vorzeichen nich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Kosinussatz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er Kosinussatz sagt für das Skalarprodukt:</text:p>
          </draw:text-box>
        </draw:frame>
        <draw:frame draw:style-name="gr2" draw:text-style-name="P1" draw:layer="layout" svg:width="16.71cm" svg:height="1.35cm" svg:x="5.687cm" svg:y="11.85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Sinussatz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er Sinussatz sagt für das Vektorprodukt:</text:p>
            <text:p/>
            <text:p/>
            <text:p/>
            <text:p/>
          </draw:text-box>
        </draw:frame>
        <draw:frame draw:style-name="gr2" draw:text-style-name="P1" draw:layer="layout" svg:width="15.956cm" svg:height="5.099cm" svg:x="5.612cm" svg:y="9.85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lche geometrische Bedeutung hat das Spatproduk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Geometrisch lässt sich das Spatprodukt als das Volumen des von den Vektoren <text:span text:style-name="T2">a</text:span>, <text:span text:style-name="T2">b</text:span>, <text:span text:style-name="T2">c</text:span> aufgespannten Parallelepipeds interpret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Entwicklungssatz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2">a</text:span> × (<text:span text:style-name="T2">b</text:span> × <text:span text:style-name="T2">c</text:span>) = <text:span text:style-name="T2">b</text:span>(<text:span text:style-name="T2">a</text:span> · <text:span text:style-name="T2">c</text:span>) − <text:span text:style-name="T2">c</text:span>(<text:span text:style-name="T2">a</text:span> · <text:span text:style-name="T2">b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(<text:span text:style-name="T2">a</text:span> · <text:span text:style-name="T2">b</text:span>)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as Skalarprodukt, ein Skalar (eine Zahl)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seudovektor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Ein Pseudovektor ist ein axialer Vektor. Er ändert bei einer Punktspiegelung seine Richtung nicht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Basis eines linearen Vektorraumes definiert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In einem <text:span text:style-name="T1">d</text:span>-dimensionalen Vektorraum bildet jede Menge von <text:span text:style-name="T1">d</text:span> linear unabhängigen Vektoren eine <text:span text:style-name="T2">Basis</text:span><text:span text:style-name="T3">, d.h. </text:span><text:span text:style-name="T2">jeder beliebige</text:span><text:span text:style-name="T3"> Vektor dieses Raumes lässt sich als Linearkombination dieser </text:span><text:span text:style-name="T7">d</text:span><text:span text:style-name="T3"> Vektoren beschreib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Richtungskosinus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er Richtungskosinus bestimmt den Kosinus des Winkels zwischen einem Vektor und einem Basisvektor durch das Teilen der Komponente des Vektors in Richtung des Basisvektors durch den Betrag des Vektors:</text:p>
          </draw:text-box>
        </draw:frame>
        <draw:frame draw:style-name="gr2" draw:text-style-name="P1" draw:layer="layout" svg:width="11.54cm" svg:height="2.719cm" svg:x="7.887cm" svg:y="13.95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layer="layout" svg:width="25.199cm" svg:height="4.498cm" svg:x="1.4cm" svg:y="0.342cm" presentation:class="title" presentation:user-transformed="true">
          <draw:text-box>
            <text:p>Geben Sie die Komponentendarstellung des Skalarproduktes zweier Vektoren<text:line-break/>an!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6.73cm" svg:height="2.89cm" svg:x="10.187cm" svg:y="10.05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Komponentendarstellung des Vektorprodukts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Mit</text:p>
            <text:p/>
            <text:p/>
            <text:p/>
            <text:p/>
            <text:p/>
            <text:p>rechnet man</text:p>
            <text:p/>
            <text:p/>
            <text:p/>
            <text:p/>
          </draw:text-box>
        </draw:frame>
        <draw:frame draw:style-name="gr2" draw:text-style-name="P1" draw:layer="layout" svg:width="17.516cm" svg:height="5.119cm" svg:x="5.087cm" svg:y="6.8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23.054cm" svg:height="5.615cm" svg:x="2.087cm" svg:y="12.5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Komponentendarstellung des Spatprodukts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6.63cm" svg:height="3.43cm" svg:x="5.087cm" svg:y="9.65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Komponentendarstellung des Entwicklungssatzes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1cm" svg:height="3.58cm" svg:x="6.669cm" svg:y="9.55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eine Raumkurv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Menge der von dem Teilchen im Laufe der Zeit passierten Raumpunkte definiert die so genannte</text:p>
          </draw:text-box>
        </draw:frame>
        <draw:frame draw:style-name="gr2" draw:text-style-name="P1" draw:layer="layout" svg:width="15.291cm" svg:height="1.5cm" svg:x="6.628cm" svg:y="12.9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ist die Bahnkurve eines Massenpunktes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In einem zeit<text:span text:style-name="T8">un</text:span>abhängigen, vollständigen Orthonormalsystem (VONS) <text:span text:style-name="T2">e</text:span><text:span text:style-name="T9">i</text:span> werden die Komponenten <text:span text:style-name="T1">normale</text:span> zeitabhängige Funktionen:</text:p>
          </draw:text-box>
        </draw:frame>
        <draw:frame draw:style-name="gr2" draw:text-style-name="P1" draw:layer="layout" svg:width="16.75cm" svg:height="2.89cm" svg:x="5.928cm" svg:y="12.3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parametrisiert man eine Raumkurv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n schreibt die Komponenten in Abhängigkeit von einem unabhängigen Parameter auf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vektorwertigen Funktio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Unter einer <text:span text:style-name="T2">vektorwertigen Funktion</text:span> versteht man eine Funktion <text:span text:style-name="T1">f</text:span>, bei der einer unabhängigen Variablen nicht nur eine abhängige Variable zugeordnet ist, sondern derer <text:span text:style-name="T1">n</text:span>, die zusammen einen <text:span text:style-name="T1">n</text:span>-dimensionalen Vektor bil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metrisieren Sie die ebene Kreisbewegung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1">M</text:span> = {<text:span text:style-name="T10">φ</text:span><text:span text:style-name="T11">; 0 ≤ </text:span><text:span text:style-name="T10">φ</text:span><text:span text:style-name="T11"> ≤ 2π}</text:span></text:p>
            <text:p>In der x-y-Ebene:</text:p>
            <text:p><text:span text:style-name="T1">r</text:span>(<text:span text:style-name="T10">φ</text:span>) = R(cos <text:span text:style-name="T10">φ</text:span>, sin<text:span text:style-name="T10">φ</text:span>, 0)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metrisieren Sie die Schraubenlinie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M = {<text:span text:style-name="T1">t</text:span>; −∞ &lt; <text:span text:style-name="T1">t</text:span> &lt; +∞} ,</text:p>
            <text:p><text:span text:style-name="T1">r</text:span><text:span text:style-name="T12">(</text:span><text:span text:style-name="T1">t</text:span><text:span text:style-name="T12">) </text:span>= (R cosω<text:span text:style-name="T1">t</text:span>, R sinω<text:span text:style-name="T1">t</text:span>, b <text:span text:style-name="T1">t</text:span>)</text:p>
            <text:p/>
            <text:p>R, b und ω sind Konstanten.</text:p>
            <text:p><text:span text:style-name="T13"/></text:p>
            <text:p><text:span text:style-name="T13">Geht auch</text:span></text:p>
            <text:p><text:span text:style-name="T13">r(t) = (R cosω, R sinω, b(ω/2π))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tetigkeit von Bahnkurven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r(t) ist stetig in t = t0, wenn zu jedem ε &gt; 0 ein δ(ε, t0) existiert, sodass aus |t − t0| &lt; δ stets</text:p>
            <text:p>|r(t) − r(t0)| &lt; ε fol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Ableitung einer vektorwertigen Funktion definiert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1.45cm" svg:height="2.577cm" svg:x="6.828cm" svg:y="9.96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ogenlänge einer Raumkurv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<text:span text:style-name="T2">Bogenlänge</text:span> <text:span text:style-name="T1">s</text:span> ist die Länge der Raumkurve, gemessen entlang der gekrümmten Kurve, ausgehend von einem willkürlich gewählten Anfangspunkt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natürliche Parametrisierung einer Raumkurv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Parametrisiert man die Raumkurve nach der Bogenlänge <text:span text:style-name="T1">s</text:span><text:span text:style-name="T12">, so erhält man die </text:span><text:span text:style-name="T14">natürliche Parametrisierung</text:span><text:span text:style-name="T15"> der Raumkurve.</text:span></text:p>
            <text:p><text:span text:style-name="T15"/></text:p>
            <text:p><text:span text:style-name="T15"/></text:p>
          </draw:text-box>
        </draw:frame>
        <draw:frame draw:style-name="gr2" draw:text-style-name="P1" draw:layer="layout" svg:width="9.331cm" svg:height="1.337cm" svg:x="9.128cm" svg:y="15.66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9.348cm" svg:height="3.141cm" svg:x="4.628cm" svg:y="11.86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lches sind die Einheitsvektoren des begleitenden Dreibeins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3.091cm" svg:height="6.54cm" svg:x="6.628cm" svg:y="9.16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draw:frame presentation:style-name="pr1" draw:layer="layout" svg:width="25.199cm" svg:height="4.498cm" svg:x="1.4cm" svg:y="0.342cm" presentation:class="title" presentation:user-transformed="true">
          <draw:text-box>
            <text:p>Erläutern Sie die Begriffe Krümmung, Krümmungsradius, Schmiegungsebene,<text:line-break/>Torsion, Torsionsradius!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3.349cm" svg:height="13.331cm" svg:x="7.028cm" svg:y="5.21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Frenet’schen Formeln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6.44cm" svg:height="8cm" svg:x="10.328cm" svg:y="6.96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draw:frame presentation:style-name="pr1" draw:layer="layout" svg:width="25.199cm" svg:height="4.498cm" svg:x="1.4cm" svg:y="0.342cm" presentation:class="title" presentation:user-transformed="true">
          <draw:text-box>
            <text:p>Welche Raumkurve hat, bei gleichem Radius in der xy-Ebene, die geringere Krümmung: der Kreis oder die Schraubenlini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Schraubenlinie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lchen Torsionsradius besitzt die Kreisbewegung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Geht der Binormalenvektor gegen Null wird der Torsionsradius unendlich groß.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Richtung hat der Normaleneinheitsvektor der Schraubenlinie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er Normaleneinheitsvektor liegt in der xy-Ebene und zeigt ins Schraubeninn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Tangential- und der Normalbeschleunigung eines Massenpunktes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22.22cm" svg:height="8.46cm" svg:x="2.728cm" svg:y="6.86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skalares Feld? Geben Sie Beispiele an!</text:p>
          </draw:text-box>
        </draw:frame>
        <draw:frame presentation:style-name="pr2" draw:layer="layout" svg:width="24.639cm" svg:height="12.179cm" svg:x="1.4cm" svg:y="4.915cm" presentation:class="subtitle" presentation:user-transformed="true">
          <draw:text-box>
            <text:p>Ein skalares Feld ist die Menge von Zahlenwerten <text:span text:style-name="T16">φ</text:span>(<text:span text:style-name="T2">r</text:span>) = <text:span text:style-name="T16">φ</text:span>(<text:span text:style-name="T1">x</text:span><text:span text:style-name="T17">1</text:span>, <text:span text:style-name="T1">x</text:span><text:span text:style-name="T17">2</text:span>, <text:span text:style-name="T1">x</text:span><text:span text:style-name="T17">3</text:span>) einer physikalischen Größe <text:span text:style-name="T10">φ</text:span>, die jedem Punkt <text:span text:style-name="T18">r</text:span> = (<text:span text:style-name="T1">x</text:span><text:span text:style-name="T17">1</text:span>, <text:span text:style-name="T1">x</text:span><text:span text:style-name="T17">2</text:span>, <text:span text:style-name="T1">x</text:span><text:span text:style-name="T17">3</text:span>) eines interessierenden</text:p>
            <text:p>Raumbereichs zugeordnet sind.</text:p>
            <text:p><text:span text:style-name="T1">M </text:span>⊂ <text:span text:style-name="T2">R</text:span><text:span text:style-name="T17">3</text:span><text:span text:style-name="T19">  </text:span><text:span text:style-name="T20">φ</text:span><text:span text:style-name="T19">→  </text:span><text:span text:style-name="T21">N </text:span><text:span text:style-name="T19">⊂ </text:span><text:span text:style-name="T8">R</text:span><text:span text:style-name="T17">1</text:span></text:p>
            <text:p><text:span text:style-name="T19">Es handelt sich also um eine skalarwertige Funktion </text:span><text:span text:style-name="T8">dreier</text:span><text:span text:style-name="T19"> unabhängiger Variablen.</text:span></text:p>
            <text:p><text:span text:style-name="T19">Bsp. Temperatur-, Massendichte-, Ladungsfel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Vektorfeld? Geben Sie Beispiele an!</text:p>
          </draw:text-box>
        </draw:frame>
        <draw:frame presentation:style-name="pr2" draw:layer="layout" svg:width="24.639cm" svg:height="12.179cm" svg:x="1.4cm" svg:y="4.915cm" presentation:class="subtitle" presentation:user-transformed="true">
          <draw:text-box>
            <text:p>Das Vektorfeld ist die Menge von durch Richtung und Betrag gekennzeichneten Vektoren,</text:p>
            <text:p><text:span text:style-name="T22">a</text:span>(<text:span text:style-name="T18">r</text:span>) = (<text:span text:style-name="T1">a</text:span><text:span text:style-name="T17">1</text:span><text:span text:style-name="T19">(</text:span><text:span text:style-name="T21">x</text:span><text:span text:style-name="T17">1</text:span><text:span text:style-name="T19">,</text:span><text:span text:style-name="T21">x</text:span><text:span text:style-name="T17">2</text:span><text:span text:style-name="T19">,</text:span><text:span text:style-name="T21">x</text:span><text:span text:style-name="T17">3</text:span><text:span text:style-name="T19">), </text:span><text:span text:style-name="T21">a</text:span><text:span text:style-name="T17">2</text:span><text:span text:style-name="T19">(</text:span><text:span text:style-name="T21">x</text:span><text:span text:style-name="T17">1</text:span><text:span text:style-name="T19">,</text:span><text:span text:style-name="T21">x</text:span><text:span text:style-name="T17">2</text:span><text:span text:style-name="T19">,</text:span><text:span text:style-name="T21">x</text:span><text:span text:style-name="T17">3</text:span><text:span text:style-name="T19">), </text:span><text:span text:style-name="T21">a</text:span><text:span text:style-name="T17">3</text:span><text:span text:style-name="T19">(</text:span><text:span text:style-name="T21">x</text:span><text:span text:style-name="T17">1</text:span><text:span text:style-name="T19">,</text:span><text:span text:style-name="T21">x</text:span><text:span text:style-name="T17">2</text:span><text:span text:style-name="T19">,</text:span><text:span text:style-name="T21">x</text:span><text:span text:style-name="T17">3</text:span><text:span text:style-name="T19">)),</text:span></text:p>
            <text:p>die jedem Punkt <text:span text:style-name="T18">r </text:span>= (<text:span text:style-name="T1">x</text:span><text:span text:style-name="T17">1</text:span>, <text:span text:style-name="T1">x</text:span><text:span text:style-name="T17">2</text:span>, <text:span text:style-name="T1">x</text:span><text:span text:style-name="T17">3</text:span>) eines interessierenden Raumbereichs zugeordnet sind:</text:p>
            <text:p><text:span text:style-name="T1">M </text:span>⊂ <text:span text:style-name="T2">R</text:span><text:span text:style-name="T17">3</text:span><text:span text:style-name="T19">  →  </text:span><text:span text:style-name="T21">N </text:span><text:span text:style-name="T19">⊂ </text:span><text:span text:style-name="T8">R</text:span><text:span text:style-name="T23">3</text:span></text:p>
            <text:p><text:span text:style-name="T24">Es handelt sich also um eine vektorwertige Funktion </text:span><text:span text:style-name="T8">dreier</text:span><text:span text:style-name="T24"> unabhängiger Variablen.</text:span></text:p>
            <text:p><text:span text:style-name="T24">Bsp. Gravitationskraft, Strömungsgeschwindigkeit, elektr. Feldstär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1">Höhenlinie</text:span>! </text:p>
          </draw:text-box>
        </draw:frame>
        <draw:frame presentation:style-name="pr2" draw:layer="layout" svg:width="24.639cm" svg:height="12.179cm" svg:x="1.4cm" svg:y="4.914cm" presentation:class="subtitle">
          <draw:text-box>
            <text:p>In einem zweidimensionalen Schnitt durch ein Skalarfeld erscheinen die Flächen <text:span text:style-name="T10">φ</text:span><text:span text:style-name="T25">(</text:span><text:span text:style-name="T10">r</text:span><text:span text:style-name="T25">) = const als </text:span><text:span text:style-name="T2">Höhenlinien</text:span><text:span text:style-name="T3">.</text:span></text:p>
            <text:p><text:span text:style-name="T3">Der Abstand der Linien entspricht dabei gleichen Wertunterschieden der Konstant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<text:span text:style-name="T1">Feldlinie</text:span>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e häufig verwendete Darstellungsmöglichkeit für Vektorfelder stellen <text:span text:style-name="T2">Feldlinien</text:span> dar, deren lokale Richtung die Feldrichtung angibt und deren Dichte proportional zur Feld<text:span text:style-name="T2">stärke</text:span>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tetigkeit von Feldern!</text:p>
          </draw:text-box>
        </draw:frame>
        <draw:frame presentation:style-name="pr2" draw:layer="layout" svg:width="24.639cm" svg:height="12.179cm" svg:x="1.4cm" svg:y="4.918cm" presentation:class="subtitle" presentation:user-transformed="true">
          <draw:text-box>
            <text:p>1. Ein skalares Feld <text:span text:style-name="T16">φ</text:span>(<text:span text:style-name="T18">r</text:span>) heißt stetig in <text:span text:style-name="T18">r</text:span><text:span text:style-name="T17">0</text:span>, wenn es zu jedem <text:span text:style-name="T1">ε</text:span> &gt; 0 ein <text:span text:style-name="T1">δ</text:span>(<text:span text:style-name="T18">r</text:span><text:span text:style-name="T17">0</text:span>, <text:span text:style-name="T1">ε</text:span>) &gt; 0 gibt, so dass für alle <text:span text:style-name="T18">r</text:span> mit |<text:span text:style-name="T18">r</text:span> − <text:span text:style-name="T18">r</text:span><text:span text:style-name="T17">0</text:span>| &lt; <text:span text:style-name="T1">δ</text:span></text:p>
            <text:p><text:span text:style-name="T11">|</text:span><text:span text:style-name="T16">φ</text:span>(<text:span text:style-name="T18">r</text:span>) − <text:span text:style-name="T16">φ</text:span>(<text:span text:style-name="T18">r</text:span><text:span text:style-name="T17">0</text:span>)| &lt; <text:span text:style-name="T1">ε</text:span></text:p>
            <text:p>gilt.</text:p>
            <text:p>2. Das Feld <text:span text:style-name="T10">φ</text:span> heißt stetig in einem Raumbereich <text:span text:style-name="T1">M</text:span>, wenn es dort in <text:span text:style-name="T2">jedem</text:span> Punkt stetig ist.</text:p>
            <text:p>3. Ein Vektorfeld <text:span text:style-name="T18">a</text:span>(<text:span text:style-name="T18">r</text:span>) = (<text:span text:style-name="T1">a</text:span><text:span text:style-name="T17">1</text:span>(<text:span text:style-name="T18">r</text:span>), <text:span text:style-name="T1">a</text:span><text:span text:style-name="T17">2</text:span>(<text:span text:style-name="T18">r</text:span>), <text:span text:style-name="T1">a</text:span><text:span text:style-name="T17">3</text:span>(<text:span text:style-name="T18">r</text:span>)) heißt stetig in <text:span text:style-name="T18">r</text:span><text:span text:style-name="T17">0</text:span>, wenn dieses für jede Komponente <text:span text:style-name="T1">a</text:span><text:span text:style-name="T17">i</text:span>(<text:span text:style-name="T18">r</text:span>) im obigen Sinne gilt.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partiellen Ableitung eines skalaren Feldes nach einer Raumkoordinat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Ableitung nach einer Variablen während die anderen strikt konstant gehalten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eben Sie die <text:span text:style-name="T1">totale Ableitung</text:span> eines skalaren Feldes nach einer Raumkoordinate an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8.006cm" svg:height="2.937cm" svg:x="8.528cm" svg:y="9.566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Gradientenfeld? Welche Richtung hat der Gradientenvektor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Als <text:span text:style-name="T2">Gradient von</text:span> <text:span text:style-name="T10">φ</text:span> bezeichnet man den Vektor, dessen <text:span text:style-name="T1">i</text:span>-te Komponente die partielle Ableitung von <text:span text:style-name="T10">φ</text:span> nach <text:span text:style-name="T1">x</text:span><text:span text:style-name="T26">i</text:span> darstellt. Das Gradientenfeld besteht aus allen dieser Komponenten.</text:p>
            <text:p/>
            <text:p/>
            <text:p/>
            <text:p>Der Gradientenvektor grad <text:span text:style-name="T10">φ</text:span> = ∇<text:span text:style-name="T10">φ</text:span> steht senkrecht auf den Flächen <text:span text:style-name="T10">φ</text:span> = const.</text:p>
          </draw:text-box>
        </draw:frame>
        <draw:frame draw:style-name="gr2" draw:text-style-name="P1" draw:layer="layout" svg:width="24.5cm" svg:height="2.823cm" svg:x="1.628cm" svg:y="10.26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Divergenz und die Rotation eines Vektorfeldes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ivergenz ist die Wirkung des Nabla-Operators auf ein Vektorfeld im Sinne des Skalarproduktes.</text:p>
            <text:p/>
            <text:p/>
            <text:p/>
            <text:p>Rotation ist die Wirkung des Nabla-Operators auf ein Vektorfeld im Sinne des Vektorproduktes.</text:p>
            <text:p/>
            <text:p/>
          </draw:text-box>
        </draw:frame>
        <draw:frame draw:style-name="gr2" draw:text-style-name="P1" draw:layer="layout" svg:width="14.49cm" svg:height="2.61cm" svg:x="7.028cm" svg:y="14.06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" draw:layer="layout" svg:width="12.3cm" svg:height="2.93cm" svg:x="7.928cm" svg:y="8.46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Laplace-Operator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er Laplace-Operator bezeichnet die Divergenz eines Gradientenfelds:</text:p>
            <text:p/>
            <text:p/>
            <text:p/>
            <text:p/>
            <text:p/>
          </draw:text-box>
        </draw:frame>
        <draw:frame draw:style-name="gr2" draw:text-style-name="P1" draw:layer="layout" svg:width="15.899cm" svg:height="7.224cm" svg:x="6.099cm" svg:y="9.78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Vektorfeld quellenfrei, wann wirbelfrei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 Vektorfeld ist wirbelfrei, wenn rot <text:span text:style-name="T2">a </text:span><text:span text:style-name="T3">≡ </text:span>∇ × <text:span text:style-name="T2">a</text:span><text:span text:style-name="T3"> = 0.</text:span></text:p>
            <text:p><text:span text:style-name="T3">Ein Vektorfeld ist quellenfrei, wenn</text:span></text:p>
            <text:p><text:span text:style-name="T3">div a ≡ ∇ · a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draw:frame presentation:style-name="pr1" draw:layer="layout" svg:width="25.199cm" svg:height="4.498cm" svg:x="1.4cm" svg:y="0.342cm" presentation:class="title" presentation:user-transformed="true">
          <draw:text-box>
            <text:p>Was kann man allgemein über die Rotation von Gradientenfeldern, was über die Divergenz von Wirbelfeldern aussag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Gradientenfelder sind stets wirbelfrei und Wirbelfelder sind stets quellenfrei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 rechtecki<text:span text:style-name="T3">g</text:span>es Zahlenschema (a<text:span text:style-name="T17">ij</text:span><text:span text:style-name="T19"> </text:span>∈ R) heißt (m × n)-Matrix, bestehend aus m Zeilen (i = 1, 2, ..., m) und n Spalten (j =1, 2, ..., n).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speziell unter einer Null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Unter einer <text:span text:style-name="T2">Nullmatrix</text:span> versteht man eine Matrix, deren <text:span text:style-name="T2">Elemente sämtlich Null</text:span> sind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speziell unter einer Diagonal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e <text:span text:style-name="T2">Diagonalmatrix</text:span> hat nur auf der <text:span text:style-name="T2">Hauptdiagonalen</text:span> von Null verschiedene Elemente: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7.304cm" svg:height="7.652cm" svg:x="5.384cm" svg:y="9.355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speziell unter einer symmetrischen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e <text:span text:style-name="T2">symmetrische Matrix</text:span> ist eine (<text:span text:style-name="T1">n</text:span> × <text:span text:style-name="T1">n</text:span>)-Matrix, für deren Elemente <text:span text:style-name="T1">a</text:span><text:span text:style-name="T27">ij</text:span><text:span text:style-name="T24"> </text:span>= <text:span text:style-name="T1">a</text:span><text:span text:style-name="T26">ji</text:span>, ∀ <text:span text:style-name="T1">i,j</text:span> gilt. Sie ist symmetrisch gegenüber Spiegelung an der Hauptdiagonalen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speziell unter der Einheits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<text:span text:style-name="T2">Einheitsmatrix E</text:span> ist eine spezielle Diagonalmatrix mit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396cm" svg:height="8.607cm" svg:x="5.384cm" svg:y="9.355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speziell unter einer transponierten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Zu einer gegebenen (<text:span text:style-name="T1">m</text:span> × <text:span text:style-name="T1">n</text:span>)-Matrix <text:span text:style-name="T1">A</text:span> = (<text:span text:style-name="T1">a</text:span><text:span text:style-name="T27">ij</text:span>) ergibt sich die zugehörige <text:span text:style-name="T2">transponierte Matrix</text:span> <text:span text:style-name="T1">A</text:span><text:span text:style-name="T28">T</text:span> durch Vertauschen von Zeilen und Spal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Rang einer Matrix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n kann die Zeilen (Spalten) einer Matrix als Zeilen-(Spalten-)Vektoren interpretieren.</text:p>
            <text:p>Die <text:span text:style-name="T1">Maximalzahl linear unabhängiger</text:span> Zeilenvektoren (Spaltenvektoren) einer Matrix heißt ihr <text:span text:style-name="T2">Zeilenrang</text:span> (<text:span text:style-name="T2">Spaltenrang</text:span>). Da man ganz allgemein zeigen kann, dass Zeilenrang und Spaltenrang stets gleich sind, spricht man vom <text:span text:style-name="T2">Rang</text:span> einer Matrix.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rklären Sie die Summe zweier Matrizen!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A</text:span> = (<text:span text:style-name="T1">a</text:span><text:span text:style-name="T26">ij</text:span>), <text:span text:style-name="T1">B</text:span> = (<text:span text:style-name="T1">b</text:span><text:span text:style-name="T26">ij</text:span>) seien zwei (<text:span text:style-name="T1">m</text:span> × <text:span text:style-name="T1">n</text:span>)-Matrizen. Unter der <text:span text:style-name="T2">Summe</text:span> <text:span text:style-name="T1">C</text:span> = <text:span text:style-name="T1">A</text:span> + <text:span text:style-name="T1">B</text:span> = (<text:span text:style-name="T1">c</text:span><text:span text:style-name="T26">ij</text:span>) versteht man die Matrix mit den Elementen</text:p>
            <text:p><text:span text:style-name="T1">c</text:span><text:span text:style-name="T27">ij</text:span> = <text:span text:style-name="T1">a</text:span><text:span text:style-name="T26">ij</text:span> + <text:span text:style-name="T1">b</text:span><text:span text:style-name="T26">ij</text:span>, ∀ <text:span text:style-name="T1">i, j</text:span> .</text:p>
            <text:p><text:span text:style-name="T1">C</text:span> ist wieder eine (<text:span text:style-name="T1">m</text:span> × <text:span text:style-name="T1">n</text:span>)-Matrix.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rklären Sie die die Multiplikation einer Matrix mit einer reellen Zahl!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A</text:span> = (<text:span text:style-name="T1">a</text:span><text:span text:style-name="T26">ij</text:span>) sei eine (<text:span text:style-name="T1">m</text:span> × <text:span text:style-name="T1">n</text:span>)-Matrix. Dann versteht man unter <text:span text:style-name="T12">λ</text:span><text:span text:style-name="T1">A</text:span> (<text:span text:style-name="T12">λ</text:span> ∈ R) die (<text:span text:style-name="T1">m</text:span> × <text:span text:style-name="T1">n</text:span>)-Matrix <text:span text:style-name="T12">λ</text:span><text:span text:style-name="T1">A </text:span>= (<text:span text:style-name="T12">λ</text:span><text:span text:style-name="T1">a</text:span><text:span text:style-name="T26">ij</text:span><text:span text:style-name="T19">)</text:span>.</text:p>
            <text:p>Es wird also jedes Matrixelement mit <text:span text:style-name="T12">λ</text:span> multipliz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rklären Sie das Produkt zweier Matrizen!</text:p>
          </draw:text-box>
        </draw:frame>
        <draw:frame presentation:style-name="pr2" draw:layer="layout" svg:width="24.639cm" svg:height="12.179cm" svg:x="1.4cm" svg:y="4.913cm" presentation:class="subtitle" presentation:user-transformed="true">
          <draw:text-box>
            <text:p><text:span text:style-name="T1">A</text:span> = (<text:span text:style-name="T1">a</text:span><text:span text:style-name="T26">ij</text:span>) sei eine (<text:span text:style-name="T1">m</text:span> × <text:span text:style-name="T1">n</text:span>)-Matrix, <text:span text:style-name="T1">B</text:span> = (<text:span text:style-name="T1">b</text:span><text:span text:style-name="T26">ij</text:span>) eine (<text:span text:style-name="T1">n</text:span> × <text:span text:style-name="T1">r</text:span>)-Matrix (Spaltenzahl von <text:span text:style-name="T1">A</text:span> = Zeilenzahl von <text:span text:style-name="T1">B</text:span>). Dann versteht man unter der <text:span text:style-name="T2">Produkt</text:span>matrix</text:p>
            <text:p><text:span text:style-name="T1">C</text:span> = <text:span text:style-name="T1">A</text:span> · <text:span text:style-name="T1">B </text:span>= (<text:span text:style-name="T1">c</text:span><text:span text:style-name="T26">ij</text:span><text:span text:style-name="T29">)</text:span></text:p>
            <text:p>eine (<text:span text:style-name="T1">m</text:span> × <text:span text:style-name="T1">r</text:span>)-Matrix mit den Elementen</text:p>
            <text:p/>
            <text:p/>
            <text:p><text:span text:style-name="T3">Das Element </text:span><text:span text:style-name="T7">c</text:span><text:span text:style-name="T27">ij</text:span><text:span text:style-name="T3"> der Produktmatrix ist also gerade das Skalarprodukt aus dem </text:span><text:span text:style-name="T7">i</text:span><text:span text:style-name="T3">-ten Zeilenvektor von </text:span><text:span text:style-name="T7">A</text:span><text:span text:style-name="T3"> und dem </text:span><text:span text:style-name="T7">j</text:span><text:span text:style-name="T3">-ten Spaltenvektor von </text:span><text:span text:style-name="T7">B</text:span><text:span text:style-name="T3">.</text:span></text:p>
          </draw:text-box>
        </draw:frame>
        <draw:frame draw:style-name="gr2" draw:text-style-name="P1" draw:layer="layout" svg:width="6.05cm" svg:height="2.89cm" svg:x="10.474cm" svg:y="11.45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Ist die Matrixmultiplikation kommutativ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In der Regel nicht.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rehmatrix definiert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7.595cm" svg:height="4.791cm" svg:x="5.53cm" svg:y="8.68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Spalten und Zeilen der Drehmatrix orthonormiert sind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2.98cm" svg:height="7.4cm" svg:x="2.03cm" svg:y="5.78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1" draw:layer="layout" svg:width="18.064cm" svg:height="2.17cm" svg:x="4.63cm" svg:y="13.78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transponierte mit der inversen Drehmatrix zusamm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ie sind identisch:</text:p>
            <text:p/>
          </draw:text-box>
        </draw:frame>
        <draw:frame draw:style-name="gr2" draw:text-style-name="P1" draw:layer="layout" svg:width="10.65cm" svg:height="1.66cm" svg:x="8.53cm" svg:y="11.28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speziell die Drehmatrix für eine Drehung um den Winkel <text:span text:style-name="T11">φ</text:span> in der Ebene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9.43cm" svg:height="2.86cm" svg:x="8.83cm" svg:y="9.5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uss eine Drehmatrix erfüll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Zeilen sowie die Spalten müssen orthonormal sein, außerdem muß die Determinante = +1 sein.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eterminante einer quadratischen Matrix definiert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3.608cm" svg:height="4.635cm" svg:x="1.95cm" svg:y="6.21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1" draw:layer="layout" svg:width="12.18cm" svg:height="4.82cm" svg:x="7.731cm" svg:y="12.08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Notation einer quadratischen Matrix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1.107cm" svg:height="4.635cm" svg:x="8.05cm" svg:y="8.91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0">
        <draw:frame presentation:style-name="pr2" draw:layer="layout" svg:width="24.639cm" svg:height="12.179cm" svg:x="1.4cm" svg:y="4.914cm" presentation:class="subtitle">
          <draw:text-box>
            <text:p>Sei [<text:span text:style-name="T1">p</text:span>(1), ..., <text:span text:style-name="T1">p</text:span>(<text:span text:style-name="T1">n</text:span>)] ≡ <text:span text:style-name="T1">P</text:span>(1, 2, ..., <text:span text:style-name="T1">n</text:span>) eine spezielle <text:span text:style-name="T2">Permutation</text:span> der <text:span text:style-name="T1">natürlichen</text:span> Folge (1, 2, …, <text:span text:style-name="T1">n</text:span>).</text:p>
            <text:p>Summiert wird über alle denkbaren Permutationen <text:span text:style-name="T1">P</text:span>. Die Summe besteht demnach aus n! Summanden (n! = 1·2·3...·n; lies: n-Fakultät). Jeder Summand enthält offensichtlich genau ein Element aus jeder Zeile und ein Element aus jeder Spalte der Matrix <text:span text:style-name="T1">A</text:span>.</text:p>
            <text:p/>
          </draw:text-box>
        </draw:frame>
        <draw:frame presentation:style-name="pr1" draw:layer="layout" svg:width="25.199cm" svg:height="3.506cm" svg:x="1.4cm" svg:y="0.837cm" presentation:class="title">
          <draw:text-box>
            <text:p>Wie wird bei der Determinante über <text:span text:style-name="T1">P</text:span> summiert?</text:p>
          </draw:text-box>
        </draw:frame>
        <draw:frame draw:style-name="gr2" draw:text-style-name="P1" draw:layer="layout" svg:width="12.18cm" svg:height="4.82cm" svg:x="7.731cm" svg:y="13.784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0">
        <draw:frame presentation:style-name="pr2" draw:layer="layout" svg:width="24.639cm" svg:height="12.179cm" svg:x="1.4cm" svg:y="4.914cm" presentation:class="subtitle">
          <draw:text-box>
            <text:p>sign <text:span text:style-name="T1">P</text:span> : <text:span text:style-name="T1">Vorzeichen der Permutation</text:span> <text:span text:style-name="T1">P</text:span>.</text:p>
            <text:p>Jede Permutation lässt sich sukzessive durch paarweise Vertauschungen benachbarter Elemente (<text:span text:style-name="T1">Transposition</text:span>) realisieren. Das Vorzeichen der Permutation ist positiv, wenn die Zahl der Transpositionen, die notwendig ist, um die betreffende permutierte Zahlenfolge zu erreichen, gerade ist. Andernfalls ist es negativ.</text:p>
          </draw:text-box>
        </draw:frame>
        <draw:frame presentation:style-name="pr1" draw:layer="layout" svg:width="25.199cm" svg:height="3.506cm" svg:x="1.4cm" svg:y="0.837cm" presentation:class="title">
          <draw:text-box>
            <text:p>Wie ist das Signum definiert?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ozu dient die Sarrus-Regel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Als Schema zum Berechnen einer 3x3 Determinante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as versteht man unter dem algebraischen Komplement zu einem bestimmten Matrixelemen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-1 hoch Spaltennummer addiert zur Zeilennummer des Matrixelements mal der Unterdeterminante, die durch Streichen der das Matrixelement enthaltenden Spalte und Zeile aus der ursprünglichen Matrix entsteht:</text:p>
            <text:p/>
            <text:p/>
          </draw:text-box>
        </draw:frame>
        <draw:frame draw:style-name="gr2" draw:text-style-name="P1" draw:layer="layout" svg:width="24.357cm" svg:height="3.389cm" svg:x="1.63cm" svg:y="11.583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entwickelt man eine Matrix nach einer Zeile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9.514cm" svg:height="2.89cm" svg:x="3.93cm" svg:y="7.88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0">
        <draw:frame presentation:style-name="pr1" draw:text-style-name="P2" draw:layer="layout" svg:width="25.199cm" svg:height="5.369cm" svg:x="1.4cm" svg:y="-0.094cm" presentation:class="title" presentation:user-transformed="true">
          <draw:text-box>
            <text:p><text:span text:style-name="T6">Begründen Sie, warum man zu einer Zeile (Spalte) einer Determinanten die mit einer beliebigen reellen Zahl</text:span><text:span text:style-name="T30"> α</text:span><text:span text:style-name="T6"> multiplizierten Glieder einer anderen Zeile (Spalte) addieren darf, ohne den Wert der Determinante zu ändern.</text:span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Determinante der Glieder einer beliebigen Spalte/Zeile ist Null. Multipliziert man diese mit einer reellen Zahl, ändert sie sich nicht. Addiert man diese nun zur ursprünglichen Determinante ändert sich auch diese nicht.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nn existiert zu einer Matrix die inverse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A</text:span><text:span text:style-name="T31">-1</text:span><text:span text:style-name="T19"> existiert genau dann, wenn det(</text:span><text:span text:style-name="T21">A</text:span><text:span text:style-name="T19">)</text:span><text:span text:style-name="T32">≠</text:span><text:span text:style-name="T1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die Elemente der inversen Matrix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5.95cm" svg:height="2.72cm" svg:x="10.93cm" svg:y="9.683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chreiben Sie das Vektorprodukt zweier Vektoren als Determinante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4.312cm" svg:height="10.988cm" svg:x="1.63cm" svg:y="5.583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chreiben Sie die Rotation eines Vektors als Determinante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2.028cm" svg:height="4.621cm" svg:x="8.03cm" svg:y="8.783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chreiben Sie das Spatprodukt dreier nicht-komplanarer Vektoren als Determinante!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0.28cm" svg:height="4.78cm" svg:x="8.73cm" svg:y="8.783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Orthonormalitätsrelation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6.704cm" svg:height="4.379cm" svg:x="10.73cm" svg:y="9.183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uß eine Drehmatrix erfüll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Orthonormalitätsrelationen und det <text:span text:style-name="T1">D </text:span><text:span text:style-name="T12">= 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inverse Matrix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D</text:span><text:span text:style-name="T31">-1</text:span><text:span text:style-name="T1">D</text:span> = <text:span text:style-name="T1">D</text:span><text:span text:style-name="T1">D</text:span><text:span text:style-name="T31">-1</text:span> = <text:span text:style-name="T1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inverse Matrix einer Dreh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2">Sie ist identisch mit der transponierten Matrix:</text:span></text:p>
            <text:p><text:span text:style-name="T1">D</text:span><text:span text:style-name="T28">T</text:span><text:span text:style-name="T21"> = </text:span><text:span text:style-name="T1">D</text:span><text:span text:style-name="T31">-1</text:span><text:span text:style-name="T19"> = ((</text:span><text:span text:style-name="T21">d</text:span><text:span text:style-name="T31">-1</text:span><text:span text:style-name="T19">)</text:span><text:span text:style-name="T26">ij</text:span><text:span text:style-name="T19"> = </text:span><text:span text:style-name="T21">d</text:span><text:span text:style-name="T26">ji</text:span><text:span text:style-name="T19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eine transponierte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2">Die </text:span><text:span text:style-name="T1">Transponierte</text:span><text:span text:style-name="T12"> einer </text:span><text:span text:style-name="T1">m</text:span><text:span text:style-name="T12"> </text:span><text:span text:style-name="T33">×</text:span><text:span text:style-name="T12"> </text:span><text:span text:style-name="T1">n</text:span><text:span text:style-name="T12">-Matrix </text:span><text:span text:style-name="T1">A</text:span><text:span text:style-name="T12"> = (</text:span><text:span text:style-name="T1">a</text:span><text:span text:style-name="T26">ij</text:span><text:span text:style-name="T29">)</text:span><text:span text:style-name="T29"> ist die </text:span><text:span text:style-name="T21">n</text:span><text:span text:style-name="T29"> </text:span><text:span text:style-name="T34">×</text:span><text:span text:style-name="T29"> </text:span><text:span text:style-name="T21">m</text:span><text:span text:style-name="T29">-Matrix </text:span><text:span text:style-name="T21">A</text:span><text:span text:style-name="T28">T</text:span><text:span text:style-name="T29"> = (</text:span><text:span text:style-name="T21">a</text:span><text:span text:style-name="T26">ji</text:span><text:span text:style-name="T29">) .</text:span><text:span text:style-name="T29"><text:line-break/></text:span><text:span text:style-name="T29">Es werden also die Spalten und die Zeilen vertausch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lineares, inhomogenes Gleichungssystem eindeutig lösbar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 lineares, <text:span text:style-name="T35">inhomogenes</text:span> Gleichungssystem ist genau dann <text:span text:style-name="T1">eindeutig lösbar</text:span>, wenn die Determinante der Koeffizientenmatrix <text:span text:style-name="T36">≠</text:span><text:span text:style-name="T37"> 0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hat ein homogenes Gleichungssystem nicht-triviale Lösung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 <text:span text:style-name="T35">homogenes</text:span> Gleichungssystem hat genau dann nicht-triviale Lösungen, wenn die Determinante der Koeffizientenmatrix <text:span text:style-name="T38">=</text:span><text:span text:style-name="T39"> 0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allgemeinen Bedingungen müssen an eine Variablentransformation gestellt werd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1. <text:span text:style-name="T2">Jeder</text:span> Punkt des Raumes ist durch die <text:span text:style-name="T1">verallgemeinerten</text:span> Koordinaten <text:span text:style-name="T1">y</text:span><text:span text:style-name="T26">i</text:span> darstellbar.</text:p>
            <text:p>2. Die Transformation soll <text:span text:style-name="T2">fast immer lokal umkehrbar</text:span> sein.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Funktionaldeterminant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8.61cm" svg:height="10.867cm" svg:x="4.03cm" svg:y="5.983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Koordinatenlini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etzt man in allen Transformationsformeln</text:p>
            <text:p><text:span text:style-name="T1">x</text:span> = <text:span text:style-name="T1">x</text:span>(<text:span text:style-name="T1">y</text:span><text:span text:style-name="T17">1</text:span>, ...,<text:span text:style-name="T1">y</text:span><text:span text:style-name="T26">d</text:span><text:span text:style-name="T19">)</text:span></text:p>
            <text:p>(d − 1) der <text:span text:style-name="T1">d</text:span> Koordinaten <text:span text:style-name="T1">y</text:span><text:span text:style-name="T26">i</text:span> konstant, d.h. <text:span text:style-name="T1">y</text:span><text:span text:style-name="T26">i</text:span> = const für <text:span text:style-name="T1">i</text:span> <text:span text:style-name="T36">≠</text:span> <text:span text:style-name="T1">j</text:span>, so ergibt sich eine durch <text:span text:style-name="T1">y</text:span><text:span text:style-name="T26">j</text:span> parametrisierte Raumkurve, die man die <text:span text:style-name="T1">y</text:span><text:span text:style-name="T26">j</text:span>-<text:span text:style-name="T2">Koordinatenlinie</text:span> nennt.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Koordinaten krummlinig-orthogonal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Wenn das Netzwerk der Koordinatenlinien lokal noch rechtwinklig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1T0">
        <draw:frame presentation:style-name="pr1" draw:text-style-name="P2" draw:layer="layout" svg:width="25.199cm" svg:height="4.339cm" svg:x="1.4cm" svg:y="0.421cm" presentation:class="title" presentation:user-transformed="true">
          <draw:text-box>
            <text:p text:style-name="P2"><text:span text:style-name="T6">Wie berechnet sich das Volumenelement d</text:span><text:span text:style-name="T40">V </text:span><text:span text:style-name="T6">= d</text:span><text:span text:style-name="T40">x</text:span><text:span text:style-name="T41">1</text:span><text:span text:style-name="T6">, d</text:span><text:span text:style-name="T40">x</text:span><text:span text:style-name="T41">2</text:span><text:span text:style-name="T6">, d</text:span><text:span text:style-name="T40">x</text:span><text:span text:style-name="T41">3</text:span><text:span text:style-name="T6"> nach der Variablentransformation (</text:span><text:span text:style-name="T40">x</text:span><text:span text:style-name="T41">1</text:span><text:span text:style-name="T6">, </text:span><text:span text:style-name="T40">x</text:span><text:span text:style-name="T41">2</text:span><text:span text:style-name="T6">, </text:span><text:span text:style-name="T40">x</text:span><text:span text:style-name="T41">3</text:span><text:span text:style-name="T6">) → <text:s text:c="2"/>(</text:span><text:span text:style-name="T40">y</text:span><text:span text:style-name="T41">1</text:span><text:span text:style-name="T6">, </text:span><text:span text:style-name="T40">y</text:span><text:span text:style-name="T41">2</text:span><text:span text:style-name="T6">, </text:span><text:span text:style-name="T40">y</text:span><text:span text:style-name="T41">3</text:span><text:span text:style-name="T6">) in den neuen Variablen </text:span><text:span text:style-name="T40">y</text:span><text:span text:style-name="T41">1</text:span><text:span text:style-name="T6">, </text:span><text:span text:style-name="T40">y</text:span><text:span text:style-name="T41">2</text:span><text:span text:style-name="T6">, </text:span><text:span text:style-name="T40">y</text:span><text:span text:style-name="T41">3</text:span><text:span text:style-name="T6">?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8.92cm" svg:height="13.56cm" svg:x="4.83cm" svg:y="5.31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1T0">
        <draw:frame presentation:style-name="pr1" draw:text-style-name="P3" draw:layer="layout" svg:width="25.199cm" svg:height="4.714cm" svg:x="1.4cm" svg:y="0.233cm" presentation:class="title" presentation:user-transformed="true">
          <draw:text-box>
            <text:p text:style-name="P3"><text:span text:style-name="T42">Wie sind die Basisvektoren krummliniger Koordinatensysteme relativ zu den Koordinatenlinien orientiert? Wie berechnet man solche Basisvektoren?</text:span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<text:span text:style-name="T2">Basisvektoren</text:span> werden so definiert, dass sie <text:span text:style-name="T2">tangential zu den Koordinatenlinien</text:span> orientiert sind.</text:p>
            <text:p/>
          </draw:text-box>
        </draw:frame>
        <draw:frame draw:style-name="gr2" draw:text-style-name="P1" draw:layer="layout" svg:width="17.907cm" svg:height="2.985cm" svg:x="4.23cm" svg:y="12.783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er Nabla-Operator allgemein in krummlinigen Koordinat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1.176cm" svg:height="3.045cm" svg:x="3.03cm" svg:y="9.483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n die Transformationsformeln zwischen kartesischen und Zylinderkoordinat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5.401cm" svg:height="4.179cm" svg:x="11.13cm" svg:y="8.983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n die Transformationsformeln zwischen kartesischen und Kugelkoordinat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.999cm" svg:height="0.999cm" svg:x="13.13cm" svg:y="10.083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1" draw:layer="layout" svg:width="7.411cm" svg:height="4.179cm" svg:x="11.131cm" svg:y="8.984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as Volumenelement dV in Zylinderkoordinaten an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3" draw:text-style-name="P1" draw:layer="layout" svg:width="18.865cm" svg:height="2.719cm" svg:x="4.33cm" svg:y="9.683cm">
          <text:p text:style-name="P1">c</text:p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rakterisieren Sie die Koordinatenlinien für Zylinder-Koordinaten!</text:p>
          </draw:text-box>
        </draw:frame>
        <draw:frame presentation:style-name="pr2" draw:layer="layout" svg:width="24.639cm" svg:height="12.179cm" svg:x="1.4cm" svg:y="4.914cm" presentation:class="subtitle">
          <draw:text-box>
            <text:p>Koordinatenlinien [<text:span text:style-name="T2">r</text:span> = <text:span text:style-name="T2">r</text:span>(<text:span text:style-name="T1">y</text:span><text:span text:style-name="T26">i</text:span> : <text:span text:style-name="T1">y</text:span><text:span text:style-name="T26">j</text:span> = const für <text:span text:style-name="T1">j</text:span> <text:span text:style-name="T36">≠</text:span><text:span text:style-name="T37"> i)]:</text:span></text:p>
            <text:p>ρ-Linie: Von der z-Achse ausgehender, radialer Strahl in der <text:span text:style-name="T1">x</text:span><text:span text:style-name="T17">1</text:span>, <text:span text:style-name="T1">x</text:span><text:span text:style-name="T17">2</text:span>-Ebene.</text:p>
            <text:p>ϕ-Linie: In der <text:span text:style-name="T1">x</text:span><text:span text:style-name="T17">1</text:span>, <text:span text:style-name="T1">x</text:span><text:span text:style-name="T17">2</text:span>-Ebene liegender Kreis mit Mittelpunkt auf der z-Achse.</text:p>
            <text:p>z-Linie: Zur <text:span text:style-name="T1">x</text:span><text:span text:style-name="T17">3</text:span>-Achse parallele Ge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rakterisieren Sie die Koordinatenlinien für Kugel-Koordinaten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2.918cm" svg:height="5.299cm" svg:x="2.73cm" svg:y="8.88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ie integriert man einen Vektor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Wenn die Basisvektoren parameterunabhängig sind, können sie vor das Integral gezogen werden. Man integriert in diesem Fall also einen Vektor, indem man seine Komponenten integriert.</text:p>
          </draw:text-box>
        </draw:frame>
        <draw:frame draw:style-name="gr2" draw:text-style-name="P1" draw:layer="layout" svg:width="12.5cm" svg:height="3.24cm" svg:x="7.228cm" svg:y="12.6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erzeichnis" style:family="graphic">
      <style:paragraph-properties style:text-autospace="none"/>
      <style:text-properties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Ebrima" style:font-style-name="Regular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2:01:01.02</meta:creation-date>
    <dc:date>2013-04-24T17:48:13.03</dc:date>
    <meta:editing-duration>PT2H55M3S</meta:editing-duration>
    <meta:editing-cycles>6</meta:editing-cycles>
    <meta:generator>LibreOffice/4.0.0.3$Windows_x86 LibreOffice_project/7545bee9c2a0782548772a21bc84a9dcc583b89</meta:generator>
    <meta:document-statistic meta:object-count="465"/>
  </office:meta>
</office:document-meta>
</file>

<file path=Object 1/content.xml><?xml version="1.0" encoding="utf-8"?>
<math xmlns="http://www.w3.org/1998/Math/MathML">
  <semantics>
    <mrow>
      <mrow>
        <mstyle mathvariant="bold">
          <mrow>
            <mi>c</mi>
          </mrow>
        </mstyle>
        <mo stretchy="false">=</mo>
        <mrow>
          <mstyle mathvariant="bold">
            <mrow>
              <mi>a</mi>
            </mrow>
          </mstyle>
          <mo stretchy="false">−</mo>
          <mstyle mathvariant="bold">
            <mrow>
              <mi>b</mi>
            </mrow>
          </mstyle>
        </mrow>
      </mrow>
      <mo stretchy="false">⇒</mo>
      <mrow>
        <msup>
          <mi>c</mi>
          <mn>2</mn>
        </msup>
        <mo stretchy="false">=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  <mo stretchy="false">−</mo>
          <mn>2ab</mn>
        </mrow>
      </mrow>
      <mi>cos</mi>
      <mo stretchy="false">∢</mo>
      <mrow>
        <mo stretchy="false">(</mo>
        <mrow>
          <mstyle mathvariant="bold">
            <mrow>
              <mi>a</mi>
            </mrow>
          </mstyle>
          <mi>,</mi>
          <mstyle mathvariant="bold">
            <mrow>
              <mi>b</mi>
            </mrow>
          </mstyle>
        </mrow>
        <mo stretchy="false">)</mo>
      </mrow>
    </mrow>
    <annotation encoding="StarMath 5.0">bold c = bold a - bold b drarrow c^2 = a^2 + b^2 - 2ab cos %angle (bold a, bold b)</annotation>
  </semantics>
</math>
</file>

<file path=Object 10/content.xml><?xml version="1.0" encoding="utf-8"?>
<math xmlns="http://www.w3.org/1998/Math/MathML">
  <semantics>
    <mrow>
      <mstyle mathvariant="bold">
        <mrow>
          <mrow>
            <mtext>Raumkurve</mtext>
          </mrow>
        </mrow>
      </mstyle>
      <mrow>
        <mi mathvariant="normal">:</mi>
        <mo stretchy="false">=</mo>
        <mfenced open="{" close="}">
          <mrow>
            <mstyle mathvariant="bold">
              <mrow>
                <mi>r</mi>
              </mrow>
            </mstyle>
            <mrow>
              <mo stretchy="false">(</mo>
              <mrow>
                <mi>t</mi>
              </mrow>
              <mo stretchy="false">)</mo>
            </mrow>
            <mi>,</mi>
            <mi/>
            <msub>
              <mi>t</mi>
              <mi>a</mi>
            </msub>
            <mrow>
              <mi/>
              <mo stretchy="false">≤</mo>
              <mi/>
            </mrow>
            <mi>t</mi>
            <mrow>
              <mi/>
              <mo stretchy="false">≤</mo>
              <mi/>
            </mrow>
            <msub>
              <mi>t</mi>
              <mi>e</mi>
            </msub>
          </mrow>
        </mfenced>
      </mrow>
    </mrow>
    <annotation encoding="StarMath 5.0">bold{"Raumkurve"} := left lbrace bold r (t), ~ t_a ` &lt;= ` t ` &lt;= ` t_e  right rbrace 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row>
                  <mstyle mathvariant="bold">
                    <mrow>
                      <mi>a</mi>
                    </mrow>
                  </mstyle>
                  <mo stretchy="false">+</mo>
                  <mstyle mathvariant="bold">
                    <mrow>
                      <mi>b</mi>
                    </mrow>
                  </mstyle>
                </mrow>
                <mo stretchy="false">+</mo>
                <mstyle mathvariant="bold">
                  <mrow>
                    <mi>c</mi>
                  </mrow>
                </mstyle>
              </mrow>
              <mo stretchy="false">=</mo>
              <mn>0</mn>
            </mrow>
            <mi/>
            <mo stretchy="false">⇒</mo>
            <mi/>
            <mrow>
              <mrow>
                <mrow>
                  <mstyle mathvariant="bold">
                    <mrow>
                      <mi>a</mi>
                    </mrow>
                  </mstyle>
                  <mo stretchy="false">×</mo>
                  <mstyle mathvariant="bold">
                    <mrow>
                      <mi>b</mi>
                    </mrow>
                  </mstyle>
                </mrow>
                <mo stretchy="false">=</mo>
                <mrow>
                  <mstyle mathvariant="bold">
                    <mrow>
                      <mi>c</mi>
                    </mrow>
                  </mstyle>
                  <mo stretchy="false">×</mo>
                  <mstyle mathvariant="bold">
                    <mrow>
                      <mi>a</mi>
                    </mrow>
                  </mstyle>
                </mrow>
              </mrow>
              <mo stretchy="false">=</mo>
              <mrow>
                <mstyle mathvariant="bold">
                  <mrow>
                    <mi>b</mi>
                  </mrow>
                </mstyle>
                <mo stretchy="false">×</mo>
                <mstyle mathvariant="bold">
                  <mrow>
                    <mi>c</mi>
                  </mrow>
                </mstyle>
              </mrow>
            </mrow>
          </mrow>
        </mtd>
      </mtr>
      <mtr>
        <mtd>
          <mrow>
            <mtext>sowie</mtext>
          </mrow>
        </mtd>
      </mtr>
      <mtr>
        <mtd>
          <mrow>
            <mrow>
              <mrow>
                <mfrac>
                  <mi>a</mi>
                  <mrow>
                    <mi>sin</mi>
                    <mo stretchy="false">α</mo>
                  </mrow>
                </mfrac>
                <mo stretchy="false">=</mo>
                <mfrac>
                  <mi>c</mi>
                  <mrow>
                    <mi>sin</mi>
                    <mo stretchy="false">γ</mo>
                  </mrow>
                </mfrac>
              </mrow>
              <mo stretchy="false">=</mo>
              <mfrac>
                <mi>b</mi>
                <mrow>
                  <mi>sin</mi>
                  <mo stretchy="false">β</mo>
                </mrow>
              </mfrac>
            </mrow>
          </mrow>
        </mtd>
      </mtr>
    </mtable>
    <annotation encoding="StarMath 5.0">bold a + bold b + bold c = 0 ~~ drarrow ~~ bold a times bold b = bold c times bold a = bold b times bold c
newline
alignc "sowie" 
newline
a over {sin %ialpha} = c over {sin %igamma} = b over {sin %ibeta}</annotation>
  </semantics>
</math>
</file>

<file path=Object 12/content.xml><?xml version="1.0" encoding="utf-8"?>
<math xmlns="http://www.w3.org/1998/Math/MathML">
  <semantics>
    <mrow>
      <mrow>
        <mfrac>
          <mrow>
            <mtext>d</mtext>
            <mstyle mathvariant="bold">
              <mrow>
                <mi>a</mi>
              </mrow>
            </mstyle>
          </mrow>
          <mrow>
            <mtext>d</mtext>
            <mi>t</mi>
          </mrow>
        </mfrac>
        <mo stretchy="false">=</mo>
        <mrow>
          <munder>
            <mi>lim</mi>
            <mrow>
              <mo stretchy="false">Δ</mo>
              <mi>t</mi>
              <mo stretchy="false">→</mo>
              <mn>0</mn>
            </mrow>
          </munder>
          <mrow/>
        </mrow>
      </mrow>
      <mfrac>
        <mrow>
          <mstyle mathvariant="bold">
            <mrow>
              <mi>a</mi>
            </mrow>
          </mstyle>
          <mrow>
            <mrow>
              <mo stretchy="false">(</mo>
              <mrow>
                <mrow>
                  <mi>t</mi>
                  <mo stretchy="false">+</mo>
                  <mo stretchy="false">Δ</mo>
                </mrow>
                <mi>t</mi>
              </mrow>
              <mo stretchy="false">)</mo>
            </mrow>
            <mo stretchy="false">−</mo>
            <mstyle mathvariant="bold">
              <mrow>
                <mi>a</mi>
              </mrow>
            </mstyle>
          </mrow>
          <mrow>
            <mo stretchy="false">(</mo>
            <mrow>
              <mi>t</mi>
            </mrow>
            <mo stretchy="false">)</mo>
          </mrow>
        </mrow>
        <mrow>
          <mo stretchy="false">Δ</mo>
          <mi>t</mi>
        </mrow>
      </mfrac>
    </mrow>
    <annotation encoding="StarMath 5.0">{"d" bold a } over {"d"t} = lim from{%DELTA t rightarrow 0} {}
{bold a ( t + %DELTA t ) - bold a (t)}
over
{%DELTA t}</annotation>
  </semantics>
</math>
</file>

<file path=Object 13/content.xml><?xml version="1.0" encoding="utf-8"?>
<math xmlns="http://www.w3.org/1998/Math/MathML">
  <semantics>
    <mrow>
      <mrow>
        <munderover>
          <mo stretchy="false">∫</mo>
          <mrow>
            <msub>
              <mi>t</mi>
              <mi>a</mi>
            </msub>
          </mrow>
          <mrow>
            <msub>
              <mi>t</mi>
              <mi>e</mi>
            </msub>
          </mrow>
        </munderover>
        <mstyle mathvariant="bold">
          <mrow>
            <mrow>
              <mi>a</mi>
            </mrow>
          </mrow>
        </mstyle>
      </mrow>
      <mrow>
        <mo stretchy="false">(</mo>
        <mrow>
          <mi>t</mi>
        </mrow>
        <mo stretchy="false">)</mo>
      </mrow>
      <mtext>d</mtext>
      <mi>t</mi>
      <mrow>
        <mi/>
        <mo stretchy="false">=</mo>
        <mi/>
      </mrow>
      <mrow>
        <munderover>
          <mo stretchy="false">∑</mo>
          <mrow>
            <mrow>
              <mi>j</mi>
              <mo stretchy="false">=</mo>
              <mn>1</mn>
            </mrow>
          </mrow>
          <mn>3</mn>
        </munderover>
        <mstyle mathvariant="bold">
          <mrow>
            <msub>
              <mrow>
                <mi>e</mi>
              </mrow>
              <mi>j</mi>
            </msub>
          </mrow>
        </mstyle>
      </mrow>
      <mrow>
        <munderover>
          <mo stretchy="false">∫</mo>
          <mrow>
            <msub>
              <mi>t</mi>
              <mi>a</mi>
            </msub>
          </mrow>
          <mrow>
            <msub>
              <mi>t</mi>
              <mi>e</mi>
            </msub>
          </mrow>
        </munderover>
        <mrow>
          <msub>
            <mi>a</mi>
            <mi>j</mi>
          </msub>
        </mrow>
      </mrow>
      <mrow>
        <mo stretchy="false">(</mo>
        <mrow>
          <mi>t</mi>
        </mrow>
        <mo stretchy="false">)</mo>
      </mrow>
      <mtext>d</mtext>
      <mi>t</mi>
    </mrow>
    <annotation encoding="StarMath 5.0">int from{t_a} to{t_e} bold{a}(t)"d"t ` = ` sum from{j=1} to 3 bold{e}_j int from{t_a} to{t_e} {a_j}(t)"d"t</annotation>
  </semantics>
</math>
</file>

<file path=Object 14/content.xml><?xml version="1.0" encoding="utf-8"?>
<math xmlns="http://www.w3.org/1998/Math/MathML">
  <semantics>
    <mrow>
      <mstyle mathvariant="bold">
        <mrow>
          <mrow>
            <mi>r</mi>
          </mrow>
        </mrow>
      </mstyle>
      <mrow>
        <mo stretchy="false">(</mo>
        <mrow>
          <mi>t</mi>
        </mrow>
        <mo stretchy="false">)</mo>
      </mrow>
      <mi/>
      <mo stretchy="false">→</mo>
      <mi/>
      <mstyle mathvariant="bold">
        <mrow>
          <mrow>
            <mi>r</mi>
          </mrow>
        </mrow>
      </mstyle>
      <mrow>
        <mrow>
          <mfenced open="(" close=")">
            <mrow>
              <mrow>
                <mi>t</mi>
                <mrow>
                  <mo stretchy="false">(</mo>
                  <mrow>
                    <mi>s</mi>
                  </mrow>
                  <mo stretchy="false">)</mo>
                </mrow>
              </mrow>
            </mrow>
          </mfenced>
        </mrow>
        <mo stretchy="false">=</mo>
        <mstyle mathvariant="bold">
          <mrow>
            <mrow>
              <mi>r</mi>
            </mrow>
          </mrow>
        </mstyle>
      </mrow>
      <mrow>
        <mo stretchy="false">(</mo>
        <mrow>
          <mi>s</mi>
        </mrow>
        <mo stretchy="false">)</mo>
      </mrow>
    </mrow>
    <annotation encoding="StarMath 5.0">bold{r}(t) ` rightarrow ` bold{r}{left ({t(s)}right )} = bold{r}(s)</annotation>
  </semantics>
</math>
</file>

<file path=Object 15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∫</mo>
          <msub>
            <mi>t</mi>
            <mi>a</mi>
          </msub>
          <mi>t</mi>
        </munderover>
        <mfenced open="∣" close="∣">
          <mrow>
            <mrow>
              <mfrac>
                <mrow>
                  <mtext>d</mtext>
                  <mrow>
                    <mstyle mathvariant="bold">
                      <mrow>
                        <mrow>
                          <mi>r</mi>
                        </mrow>
                      </mrow>
                    </mstyle>
                  </mrow>
                  <mrow>
                    <mo stretchy="false">(</mo>
                    <mrow>
                      <mi>t</mi>
                      <mi>'</mi>
                    </mrow>
                    <mo stretchy="false">)</mo>
                  </mrow>
                </mrow>
                <mrow>
                  <mrow>
                    <mtext>d</mtext>
                    <mi>t</mi>
                    <mi>'</mi>
                  </mrow>
                </mrow>
              </mfrac>
            </mrow>
          </mrow>
        </mfenced>
      </mrow>
      <mtext>d</mtext>
      <mi>t</mi>
      <mi>'</mi>
      <mi/>
      <mo stretchy="false">→</mo>
      <mi/>
      <mrow>
        <mfrac>
          <mrow>
            <mtext>d</mtext>
            <mi>s</mi>
          </mrow>
          <mrow>
            <mtext>d</mtext>
            <mi>t</mi>
          </mrow>
        </mfrac>
        <mo stretchy="false">=</mo>
        <mfenced open="∣" close="∣">
          <mrow>
            <mrow>
              <mfrac>
                <mrow>
                  <mtext>d</mtext>
                  <mstyle mathvariant="bold">
                    <mrow>
                      <mrow>
                        <mi>r</mi>
                      </mrow>
                    </mrow>
                  </mstyle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text>d</mtext>
                  <mi>t</mi>
                </mrow>
              </mfrac>
            </mrow>
          </mrow>
        </mfenced>
      </mrow>
      <mrow>
        <mi/>
        <mo stretchy="false">&gt;</mo>
        <mi/>
      </mrow>
      <mn>0</mn>
    </mrow>
    <annotation encoding="StarMath 5.0">s(t) ` = ` int from t_a to t left lline{{"d"{bold{r}}(t')}over{alignc{"d"t'}}}right rline "d"t' ~ rightarrow ~ {alignc "d"s} over {alignc "d"t} = left lline {{alignc "d"bold{r}(t)} over {alignc "d"t}} right rline ~ &gt; ~ 0</annotation>
  </semantics>
</math>
</file>

<file path=Object 16/content.xml><?xml version="1.0" encoding="utf-8"?>
<math xmlns="http://www.w3.org/1998/Math/MathML">
  <semantics>
    <mtable>
      <mtr>
        <mtd>
          <mrow>
            <mstyle mathvariant="bold">
              <mrow>
                <mrow>
                  <mover accent="true">
                    <mi>t</mi>
                    <mo stretchy="false">̂</mo>
                  </mover>
                </mrow>
              </mrow>
            </mstyle>
            <mtext> : Tangenteneinheitsvektor</mtext>
          </mrow>
        </mtd>
      </mtr>
      <mtr>
        <mtd>
          <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  <mtext> : Normaleneinheitsvektor</mtext>
          </mrow>
        </mtd>
      </mtr>
      <mtr>
        <mtd>
          <mrow>
            <mstyle mathvariant="bold">
              <mrow>
                <mrow>
                  <mover accent="true">
                    <mi>b</mi>
                    <mo stretchy="false">̂</mo>
                  </mover>
                </mrow>
              </mrow>
            </mstyle>
            <mtext> : Binormaleneinheitsvektor</mtext>
          </mrow>
        </mtd>
      </mtr>
      <mtr>
        <mtd>
          <mrow/>
        </mtd>
      </mtr>
      <mtr>
        <mtd>
          <mrow>
            <mrow>
              <mstyle mathvariant="bold">
                <mrow>
                  <mrow>
                    <mover accent="true">
                      <mi>t</mi>
                      <mo stretchy="false">̂</mo>
                    </mover>
                  </mrow>
                </mrow>
              </mstyle>
              <mo stretchy="false">=</mo>
              <mrow>
                <mstyle mathvariant="bold">
                  <mrow>
                    <mrow>
                      <mover accent="true">
                        <mi>n</mi>
                        <mo stretchy="false">̂</mo>
                      </mover>
                    </mrow>
                  </mrow>
                </mstyle>
                <mo stretchy="false">×</mo>
                <mstyle mathvariant="bold">
                  <mrow>
                    <mrow>
                      <mover accent="true">
                        <mi>b</mi>
                        <mo stretchy="false">̂</mo>
                      </mover>
                    </mrow>
                  </mrow>
                </mstyle>
              </mrow>
            </mrow>
            <mtext> und zyklisch</mtext>
          </mrow>
        </mtd>
      </mtr>
    </mtable>
    <annotation encoding="StarMath 5.0">alignl bold{hat t}" : Tangenteneinheitsvektor" newline
alignl bold{hat n}" : Normaleneinheitsvektor" newline
alignl bold{hat b}" : Binormaleneinheitsvektor"
newline
newline
bold{hat t} = bold{hat n} times bold{hat b} " und zyklisch"</annotation>
  </semantics>
</math>
</file>

<file path=Object 17/content.xml><?xml version="1.0" encoding="utf-8"?>
<math xmlns="http://www.w3.org/1998/Math/MathML">
  <semantics>
    <mtable>
      <mtr>
        <mtd>
          <mrow>
            <mrow>
              <mo stretchy="false">κ</mo>
              <mo stretchy="false">=</mo>
              <mfenced open="∣" close="∣">
                <mrow>
                  <mrow>
                    <mfrac>
                      <mrow>
                        <mtext>d</mtext>
                        <mstyle mathvariant="bold">
                          <mrow>
                            <mrow>
                              <mover accent="true">
                                <mi>t</mi>
                                <mo stretchy="false">̂</mo>
                              </mover>
                            </mrow>
                          </mrow>
                        </mstyle>
                        <mrow>
                          <mo stretchy="false">(</mo>
                          <mrow>
                            <mi>s</mi>
                          </mrow>
                          <mo stretchy="false">)</mo>
                        </mrow>
                      </mrow>
                      <mrow>
                        <mtext>d</mtext>
                        <mi>s</mi>
                      </mrow>
                    </mfrac>
                  </mrow>
                </mrow>
              </mfenced>
            </mrow>
            <mi/>
            <mstyle mathvariant="bold">
              <mrow>
                <mtext>: Krümmung</mtext>
              </mrow>
            </mstyle>
          </mrow>
        </mtd>
      </mtr>
      <mtr>
        <mtd>
          <mrow>
            <mrow>
              <mo stretchy="false">ϱ</mo>
              <mo stretchy="false">=</mo>
              <msup>
                <mo stretchy="false">κ</mo>
                <mrow>
                  <mrow>
                    <mo stretchy="false">−</mo>
                    <mn>1</mn>
                  </mrow>
                </mrow>
              </msup>
            </mrow>
            <mi/>
            <mstyle mathvariant="bold">
              <mrow>
                <mtext>: Krümmungsradius</mtext>
              </mrow>
            </mstyle>
          </mrow>
        </mtd>
      </mtr>
      <mtr>
        <mtd>
          <mrow>
            <mrow>
              <mstyle mathvariant="bold">
                <mrow>
                  <mi>N</mi>
                </mrow>
              </mstyle>
              <mo stretchy="false">=</mo>
              <mrow>
                <mfrac>
                  <mrow>
                    <mtext>d</mtext>
                    <mstyle mathvariant="bold">
                      <mrow>
                        <mrow>
                          <mover accent="true">
                            <mi>t</mi>
                            <mo stretchy="false">̂</mo>
                          </mover>
                        </mrow>
                      </mrow>
                    </mstyle>
                  </mrow>
                  <mrow>
                    <mtext>d</mtext>
                    <mi>s</mi>
                  </mrow>
                </mfrac>
              </mrow>
            </mrow>
            <mi/>
            <mo stretchy="false">→</mo>
            <mi/>
            <mrow>
              <mfrac>
                <mrow>
                  <mfrac>
                    <mrow>
                      <mtext>d</mtext>
                      <mstyle mathvariant="bold">
                        <mrow>
                          <mrow>
                            <mover accent="true">
                              <mi>t</mi>
                              <mo stretchy="false">̂</mo>
                            </mover>
                          </mrow>
                        </mrow>
                      </mstyle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</mrow>
                    <mrow>
                      <mtext>d</mtext>
                      <mi>s</mi>
                    </mrow>
                  </mfrac>
                </mrow>
                <mrow>
                  <mfenced open="∣" close="∣">
                    <mrow>
                      <mrow>
                        <mfrac>
                          <mrow>
                            <mtext>d</mtext>
                            <mstyle mathvariant="bold">
                              <mrow>
                                <mrow>
                                  <mover accent="true">
                                    <mi>t</mi>
                                    <mo stretchy="false">̂</mo>
                                  </mover>
                                </mrow>
                              </mrow>
                            </mstyle>
                            <mrow>
                              <mo stretchy="false">(</mo>
                              <mrow>
                                <mi>s</mi>
                              </mrow>
                              <mo stretchy="false">)</mo>
                            </mrow>
                          </mrow>
                          <mrow>
                            <mtext>d</mtext>
                            <mi>s</mi>
                          </mrow>
                        </mfrac>
                      </mrow>
                    </mrow>
                  </mfenced>
                </mrow>
              </mfrac>
              <mo stretchy="false">=</mo>
              <mfrac>
                <mn>1</mn>
                <mo stretchy="false">κ</mo>
              </mfrac>
            </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t</mi>
                          <mo stretchy="false">̂</mo>
                        </mover>
                      </mrow>
                    </mrow>
                  </mstyle>
                  <mrow>
                    <mo stretchy="false">(</mo>
                    <mrow>
                      <mi>s</mi>
                    </mrow>
                    <mo stretchy="false">)</mo>
                  </mrow>
                </mrow>
                <mrow>
                  <mtext>d</mtext>
                  <mi>s</mi>
                </mrow>
              </mfrac>
              <mo stretchy="false">=</mo>
              <mstyle mathvariant="bold">
                <mrow>
                  <mrow>
                    <mover accent="true">
                      <mi>n</mi>
                      <mo stretchy="false">̂</mo>
                    </mover>
                  </mrow>
                </mrow>
              </mstyle>
            </mrow>
            <mrow>
              <mo stretchy="false">(</mo>
              <mrow>
                <mi>s</mi>
              </mrow>
              <mo stretchy="false">)</mo>
            </mrow>
          </mrow>
        </mtd>
      </mtr>
      <mtr>
        <mtd>
          <mrow>
            <mrow>
              <mrow>
                <mstyle mathvariant="bold">
                  <mrow>
                    <mrow>
                      <mover accent="true">
                        <mi>t</mi>
                        <mo stretchy="false">̂</mo>
                      </mover>
                    </mrow>
                  </mrow>
                </mstyle>
                <mo stretchy="false">×</mo>
                <mstyle mathvariant="bold">
                  <mrow>
                    <mrow>
                      <mover accent="true">
                        <mi>n</mi>
                        <mo stretchy="false">̂</mo>
                      </mover>
                    </mrow>
                  </mrow>
                </mstyle>
              </mrow>
              <mo stretchy="false">=</mo>
              <mstyle mathvariant="bold">
                <mrow>
                  <mrow>
                    <mover accent="true">
                      <mi>b</mi>
                      <mo stretchy="false">̂</mo>
                    </mover>
                  </mrow>
                </mrow>
              </mstyle>
            </mrow>
            <mi/>
            <mstyle mathvariant="bold">
              <mrow>
                <mtext>: Schmiegungsebene</mtext>
              </mrow>
            </mstyle>
          </mrow>
        </mtd>
      </mtr>
      <mtr>
        <mtd>
          <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b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s</mi>
                </mrow>
              </mfrac>
              <mo stretchy="false">=</mo>
              <mrow>
                <mo stretchy="false">−</mo>
                <mo stretchy="false">τ</mo>
              </mrow>
            </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</mrow>
        </mtd>
      </mtr>
      <mtr>
        <mtd>
          <mrow>
            <mo stretchy="false">τ</mo>
            <mi/>
            <mstyle mathvariant="bold">
              <mrow>
                <mtext>: Torsion der Raumkurve</mtext>
              </mrow>
            </mstyle>
          </mrow>
        </mtd>
      </mtr>
      <mtr>
        <mtd>
          <mrow>
            <mrow>
              <mo stretchy="false">σ</mo>
              <mo stretchy="false">=</mo>
              <mrow>
                <mn>1</mn>
                <mo stretchy="false">/</mo>
                <mo stretchy="false">τ</mo>
              </mrow>
            </mrow>
            <mi/>
            <mstyle mathvariant="bold">
              <mrow>
                <mtext>: Torsionsradius</mtext>
              </mrow>
            </mstyle>
          </mrow>
        </mtd>
      </mtr>
    </mtable>
    <annotation encoding="StarMath 5.0">%ikappa = left lline {{"d"bold{hat t}(s)}over{alignc "d"s}} right rline ~ bold": Krümmung" newline
%ivarrho  = %ikappa^{-1} ~ bold": Krümmungsradius" newline
bold N = {{"d"bold{hat t}}over{alignc "d"s}} ~ rightarrow ~ {{"d"bold{hat t}(s)}over{alignc "d"s}}over {left lline {{"d"bold{hat t}(s)}over{alignc "d"s}} right rline} = 1 over %ikappa  {"d"bold{hat t}(s)}over{alignc "d"s} = bold{hat n} (s) newline
bold{hat t} times bold{hat n} = bold{hat b} ~ bold": Schmiegungsebene" newline
{"d"bold{hat b}} over {"d"s} = -%itau bold{hat n} newline
%itau ~ bold": Torsion der Raumkurve" newline
%isigma = 1 / %itau ~ bold": Torsionsradius"</annotation>
  </semantics>
</math>
</file>

<file path=Object 18/content.xml><?xml version="1.0" encoding="utf-8"?>
<math xmlns="http://www.w3.org/1998/Math/MathML">
  <semantics>
    <mtable>
      <mtr>
        <mtd>
          <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t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s</mi>
                </mrow>
              </mfrac>
              <mo stretchy="false">=</mo>
              <mo stretchy="false">κ</mo>
            </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  <mi/>
            <mtext>,</mtext>
          </mrow>
        </mtd>
      </mtr>
      <mtr>
        <mtd>
          <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b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s</mi>
                </mrow>
              </mfrac>
              <mo stretchy="false">=</mo>
              <mrow>
                <mo stretchy="false">−</mo>
                <mo stretchy="false">τ</mo>
              </mrow>
            </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  <mi/>
            <mtext>,</mtext>
          </mrow>
        </mtd>
      </mtr>
      <mtr>
        <mtd>
          <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n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s</mi>
                </mrow>
              </mfrac>
              <mo stretchy="false">=</mo>
              <mo stretchy="false">τ</mo>
            </mrow>
            <mrow>
              <mstyle mathvariant="bold">
                <mrow>
                  <mrow>
                    <mover accent="true">
                      <mi>b</mi>
                      <mo stretchy="false">̂</mo>
                    </mover>
                  </mrow>
                </mrow>
              </mstyle>
              <mo stretchy="false">−</mo>
              <mo stretchy="false">κ</mo>
            </mrow>
            <mstyle mathvariant="bold">
              <mrow>
                <mrow>
                  <mover accent="true">
                    <mi>t</mi>
                    <mo stretchy="false">̂</mo>
                  </mover>
                </mrow>
              </mrow>
            </mstyle>
          </mrow>
        </mtd>
      </mtr>
    </mtable>
    <annotation encoding="StarMath 5.0">alignl {"d"bold{hat t}}over{"d"s} = %ikappa bold{hat n} ~ "," newline
alignl {"d"bold{hat b}}over{"d"s} = - %itau bold{hat n} ~ "," newline
alignl {"d"bold{hat n}}over{"d"s} = %itau bold{hat b} - %ikappa bold{hat t}</annotation>
  </semantics>
</math>
</file>

<file path=Object 19/content.xml><?xml version="1.0" encoding="utf-8"?>
<math xmlns="http://www.w3.org/1998/Math/MathML">
  <semantics>
    <mtable>
      <mtr>
        <mtd>
          <mrow>
            <mstyle mathvariant="bold">
              <mrow>
                <mi>v</mi>
              </mrow>
            </mstyle>
            <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frac>
                  <mrow>
                    <mtext>d</mtext>
                    <mstyle mathvariant="bold">
                      <mrow>
                        <mi>r</mi>
                      </mrow>
                    </mstyle>
                  </mrow>
                  <mrow>
                    <mtext>d</mtext>
                    <mi>t</mi>
                  </mrow>
                </mfrac>
              </mrow>
              <mo stretchy="false">=</mo>
              <mfrac>
                <mrow>
                  <mtext>d</mtext>
                  <mstyle mathvariant="bold">
                    <mrow>
                      <mi>r</mi>
                    </mrow>
                  </mstyle>
                </mrow>
                <mrow>
                  <mtext>d</mtext>
                  <mi>s</mi>
                </mrow>
              </mfrac>
            </mrow>
            <mrow>
              <mfrac>
                <mrow>
                  <mtext>d</mtext>
                  <mi>s</mi>
                </mrow>
                <mrow>
                  <mtext>d</mtext>
                  <mi>t</mi>
                </mrow>
              </mfrac>
              <mo stretchy="false">=</mo>
              <mfrac>
                <mrow>
                  <mtext>d</mtext>
                  <mi>s</mi>
                </mrow>
                <mrow>
                  <mtext>d</mtext>
                  <mi>t</mi>
                </mrow>
              </mfrac>
            </mrow>
            <mstyle mathvariant="bold">
              <mrow>
                <mrow>
                  <mover accent="true">
                    <mi>t</mi>
                    <mo stretchy="false">̂</mo>
                  </mover>
                </mrow>
              </mrow>
            </mstyle>
            <mi/>
            <mo stretchy="false">→</mo>
            <mi/>
            <mrow>
              <mrow>
                <mo stretchy="false">∣</mo>
                <mrow>
                  <mstyle mathvariant="bold">
                    <mrow>
                      <mrow>
                        <mi>v</mi>
                      </mrow>
                    </mrow>
                  </mstyle>
                  <mrow>
                    <mo stretchy="false">(</mo>
                    <mrow>
                      <mi>t</mi>
                    </mrow>
                    <mo stretchy="false">)</mo>
                  </mrow>
                </mrow>
                <mo stretchy="false">∣</mo>
              </mrow>
              <mo stretchy="false">=</mo>
              <mfrac>
                <mrow>
                  <mtext>d</mtext>
                  <mi>s</mi>
                </mrow>
                <mrow>
                  <mtext>d</mtext>
                  <mi>t</mi>
                </mrow>
              </mfrac>
            </mrow>
          </mrow>
        </mtd>
      </mtr>
      <mtr>
        <mtd>
          <mrow>
            <mstyle mathvariant="bold">
              <mrow>
                <mi>a</mi>
              </mrow>
            </mstyle>
            <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frac>
                  <mrow>
                    <msup>
                      <mtext>d</mtext>
                      <mn>2</mn>
                    </msup>
                    <mstyle mathvariant="bold">
                      <mrow>
                        <mi>r</mi>
                      </mrow>
                    </mstyle>
                  </mrow>
                  <mrow>
                    <mtext>d</mtext>
                    <msup>
                      <mi>t</mi>
                      <mn>2</mn>
                    </msup>
                  </mrow>
                </mfrac>
              </mrow>
              <mo stretchy="false">=</mo>
              <mover accent="true">
                <mi>v</mi>
                <mo stretchy="false">˙</mo>
              </mover>
            </mrow>
            <mrow>
              <mstyle mathvariant="bold">
                <mrow>
                  <mrow>
                    <mover accent="true">
                      <mi>t</mi>
                      <mo stretchy="false">̂</mo>
                    </mover>
                  </mrow>
                </mrow>
              </mstyle>
              <mo stretchy="false">+</mo>
              <mi>v</mi>
            </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t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t</mi>
                </mrow>
              </mfrac>
              <mo stretchy="false">=</mo>
              <mover accent="true">
                <mi>v</mi>
                <mo stretchy="false">˙</mo>
              </mover>
            </mrow>
            <mrow>
              <mstyle mathvariant="bold">
                <mrow>
                  <mrow>
                    <mover accent="true">
                      <mi>t</mi>
                      <mo stretchy="false">̂</mo>
                    </mover>
                  </mrow>
                </mrow>
              </mstyle>
              <mo stretchy="false">+</mo>
              <mi>v</mi>
            </mrow>
            <mfrac>
              <mrow>
                <mtext>d</mtext>
                <mstyle mathvariant="bold">
                  <mrow>
                    <mrow>
                      <mover accent="true">
                        <mi>t</mi>
                        <mo stretchy="false">̂</mo>
                      </mover>
                    </mrow>
                  </mrow>
                </mstyle>
              </mrow>
              <mrow>
                <mtext>d</mtext>
                <mi>t</mi>
              </mrow>
            </mfrac>
            <mfrac>
              <mrow>
                <mtext>d</mtext>
                <mi>s</mi>
              </mrow>
              <mrow>
                <mtext>d</mtext>
                <mi>t</mi>
              </mrow>
            </mfrac>
            <mi/>
            <mo stretchy="false">→</mo>
            <mi/>
            <mstyle mathvariant="bold">
              <mrow>
                <mi>a</mi>
              </mrow>
            </mstyle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ver accent="true">
                <mi>v</mi>
                <mo stretchy="false">˙</mo>
              </mover>
            </mrow>
            <mrow>
              <mstyle mathvariant="bold">
                <mrow>
                  <mrow>
                    <mover accent="true">
                      <mi>t</mi>
                      <mo stretchy="false">̂</mo>
                    </mover>
                  </mrow>
                </mrow>
              </mstyle>
              <mo stretchy="false">+</mo>
              <mfrac>
                <msup>
                  <mi>v</mi>
                  <mn>2</mn>
                </msup>
                <mo stretchy="false">ϱ</mo>
              </mfrac>
            </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</mrow>
        </mtd>
      </mtr>
      <mtr>
        <mtd>
          <mrow>
            <mrow>
              <msub>
                <mi>a</mi>
                <mi>t</mi>
              </msub>
              <mo stretchy="false">=</mo>
              <mrow>
                <mrow>
                  <mover accent="true">
                    <mrow>
                      <mi>v</mi>
                    </mrow>
                    <mo stretchy="false">˙</mo>
                  </mover>
                </mrow>
              </mrow>
            </mrow>
            <mi/>
            <mstyle mathvariant="bold">
              <mrow>
                <mtext> (Tangentialbeschleunigung)</mtext>
              </mrow>
            </mstyle>
          </mrow>
        </mtd>
      </mtr>
      <mtr>
        <mtd>
          <mrow>
            <mrow>
              <msub>
                <mi>a</mi>
                <mi>n</mi>
              </msub>
              <mo stretchy="false">=</mo>
              <mfrac>
                <msup>
                  <mi>v</mi>
                  <mn>2</mn>
                </msup>
                <mo stretchy="false">ϱ</mo>
              </mfrac>
            </mrow>
            <mstyle mathvariant="bold">
              <mrow>
                <mtext> (Normal-,Zentripetalbeschleunigung)</mtext>
              </mrow>
            </mstyle>
          </mrow>
        </mtd>
      </mtr>
    </mtable>
    <annotation encoding="StarMath 5.0">bold v (t) = {"d" bold r} over {"d" t} = {"d" bold r} over {"d" s} {"d" s} over {"d" t} = {"d" s} over {"d" t} bold{hat t} ~ rightarrow ~ lline bold{v}(t) rline = {"d" s} over {"d" t} newline
bold a (t) = {"d"^2 bold r} over {"d" t^2} = dot v bold{hat t} + v {"d" bold{hat t}}over{"d" t} = dot v bold{hat t} + v {"d" bold{hat t}}over{"d" t} {"d" s} over {"d" t} ~ rightarrow ~ bold a (t) = dot v bold{hat t} + v^2 over %ivarrho bold{hat n} newline
a_t = {alignc{dot{v}}} ~ bold" (Tangentialbeschleunigung)" newline
a_n = v^2 over %ivarrho bold" (Normal-,Zentripetalbeschleunigung)"</annotation>
  </semantics>
</math>
</file>

<file path=Object 2/content.xml><?xml version="1.0" encoding="utf-8"?>
<math xmlns="http://www.w3.org/1998/Math/MathML">
  <semantics>
    <mrow>
      <mrow>
        <mrow>
          <mrow>
            <mo stretchy="false">(</mo>
            <mrow>
              <mstyle mathvariant="bold">
                <mrow>
                  <mrow>
                    <mi>a</mi>
                  </mrow>
                </mrow>
              </mstyle>
              <mi>,</mi>
              <mstyle mathvariant="bold">
                <mrow>
                  <mrow>
                    <mi>b</mi>
                  </mrow>
                </mrow>
              </mstyle>
            </mrow>
            <mo stretchy="false">)</mo>
          </mrow>
          <mo stretchy="false">≡</mo>
          <mrow>
            <mstyle mathvariant="bold">
              <mrow>
                <mrow>
                  <mi>a</mi>
                </mrow>
              </mrow>
            </mstyle>
            <mo stretchy="false">⋅</mo>
            <mstyle mathvariant="bold">
              <mrow>
                <mrow>
                  <mi>b</mi>
                </mrow>
              </mrow>
            </mstyle>
          </mrow>
        </mrow>
        <mo stretchy="false">=</mo>
        <mi mathvariant="italic">ab</mi>
      </mrow>
      <mi>cos</mi>
      <mo stretchy="false">ϑ</mo>
      <mi>,</mi>
      <mi/>
      <mrow>
        <mo stretchy="false">ϑ</mo>
        <mo stretchy="false">=</mo>
        <mo stretchy="false">∢</mo>
      </mrow>
      <mrow>
        <mo stretchy="false">(</mo>
        <mrow>
          <mstyle mathvariant="bold">
            <mrow>
              <mrow>
                <mi>a</mi>
              </mrow>
            </mrow>
          </mstyle>
          <mi>,</mi>
          <mstyle mathvariant="bold">
            <mrow>
              <mrow>
                <mi>b</mi>
              </mrow>
            </mrow>
          </mstyle>
        </mrow>
        <mo stretchy="false">)</mo>
      </mrow>
    </mrow>
    <annotation encoding="StarMath 5.0">(bold{a},bold{b}) equiv bold{a} cdot bold{b} = ab cos %ivartheta , ~~ %ivartheta = %angle (bold{a},bold{b})</annotation>
  </semantics>
</math>
</file>

<file path=Object 20/content.xml><?xml version="1.0" encoding="utf-8"?>
<math xmlns="http://www.w3.org/1998/Math/MathML">
  <semantics>
    <mrow>
      <mrow>
        <mfrac>
          <mrow>
            <mtext>d</mtext>
            <mo stretchy="false">ϕ</mo>
          </mrow>
          <mrow>
            <mtext>d</mtext>
            <mi>t</mi>
          </mrow>
        </mfrac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n>3</mn>
          </munderover>
          <mrow>
            <mfrac>
              <mrow>
                <mo stretchy="false">∂</mo>
                <mo stretchy="false">ϕ</mo>
              </mrow>
              <mrow>
                <mo stretchy="false">∂</mo>
                <msub>
                  <mi>x</mi>
                  <mi>i</mi>
                </msub>
              </mrow>
            </mfrac>
          </mrow>
        </mrow>
      </mrow>
      <mrow>
        <mfrac>
          <mrow>
            <mtext>d</mtext>
            <msub>
              <mi>x</mi>
              <mi>i</mi>
            </msub>
          </mrow>
          <mrow>
            <mtext>d</mtext>
            <mi>t</mi>
          </mrow>
        </mfrac>
      </mrow>
    </mrow>
    <annotation encoding="StarMath 5.0">{"d"%iphi} over {"d"t} = sum from {i=1} to 3 {{partial %iphi} over {partial x_i}} {{"d"x_i} over {"d"t}}</annotation>
  </semantics>
</math>
</file>

<file path=Object 21/content.xml><?xml version="1.0" encoding="utf-8"?>
<math xmlns="http://www.w3.org/1998/Math/MathML">
  <semantics>
    <mrow>
      <mo stretchy="false">∇</mo>
      <mrow>
        <mo stretchy="false">ϕ</mo>
        <mo stretchy="false">=</mo>
        <mtext>grad</mtext>
      </mrow>
      <mrow>
        <mo stretchy="false">ϕ</mo>
        <mo stretchy="false">=</mo>
        <mfenced open="(" close=")">
          <mrow>
            <mrow>
              <mfrac>
                <mrow>
                  <mo stretchy="false">∂</mo>
                  <mo stretchy="false">ϕ</mo>
                </mrow>
                <mrow>
                  <mo stretchy="false">∂</mo>
                  <msub>
                    <mi>x</mi>
                    <mn>1</mn>
                  </msub>
                </mrow>
              </mfrac>
            </mrow>
            <mi>,</mi>
            <mrow>
              <mfrac>
                <mrow>
                  <mo stretchy="false">∂</mo>
                  <mo stretchy="false">ϕ</mo>
                </mrow>
                <mrow>
                  <mo stretchy="false">∂</mo>
                  <msub>
                    <mi>x</mi>
                    <mn>2</mn>
                  </msub>
                </mrow>
              </mfrac>
            </mrow>
            <mi>,</mi>
            <mrow>
              <mfrac>
                <mrow>
                  <mo stretchy="false">∂</mo>
                  <mo stretchy="false">ϕ</mo>
                </mrow>
                <mrow>
                  <mo stretchy="false">∂</mo>
                  <msub>
                    <mi>x</mi>
                    <mn>3</mn>
                  </msub>
                </mrow>
              </mfrac>
            </mrow>
          </mrow>
        </mfenced>
      </mrow>
      <mi>;</mi>
      <mrow>
        <mo stretchy="false">∇</mo>
        <mo stretchy="false">=</mo>
        <mfenced open="(" close=")">
          <mrow>
            <mrow>
              <mfrac>
                <mrow>
                  <mo stretchy="false">∂</mo>
                </mrow>
                <mrow>
                  <mo stretchy="false">∂</mo>
                  <msub>
                    <mi>x</mi>
                    <mn>1</mn>
                  </msub>
                </mrow>
              </mfrac>
            </mrow>
            <mi>,</mi>
            <mrow>
              <mfrac>
                <mrow>
                  <mo stretchy="false">∂</mo>
                </mrow>
                <mrow>
                  <mo stretchy="false">∂</mo>
                  <msub>
                    <mi>x</mi>
                    <mn>2</mn>
                  </msub>
                </mrow>
              </mfrac>
            </mrow>
            <mi>,</mi>
            <mrow>
              <mfrac>
                <mrow>
                  <mo stretchy="false">∂</mo>
                </mrow>
                <mrow>
                  <mo stretchy="false">∂</mo>
                  <msub>
                    <mi>x</mi>
                    <mn>3</mn>
                  </msub>
                </mrow>
              </mfrac>
            </mrow>
          </mrow>
        </mfenced>
      </mrow>
    </mrow>
    <annotation encoding="StarMath 5.0">nabla %iphi = "grad" %iphi = left ( {{partial %iphi} over {partial x_1}},{{partial %iphi} over {partial x_2}},{{partial %iphi} over {partial x_3}} right ); nabla = left ( {{partial} over {partial x_1}},{{partial} over {partial x_2}},{{partial} over {partial x_3}} right )</annotation>
  </semantics>
</math>
</file>

<file path=Object 22/content.xml><?xml version="1.0" encoding="utf-8"?>
<math xmlns="http://www.w3.org/1998/Math/MathML">
  <semantics>
    <mrow>
      <mtext>rot</mtext>
      <mrow>
        <mrow>
          <mstyle mathvariant="bold">
            <mrow>
              <mrow>
                <mi>a</mi>
              </mrow>
            </mrow>
          </mstyle>
          <mo stretchy="false">≡</mo>
          <mrow>
            <mo stretchy="false">∇</mo>
            <mo stretchy="false">×</mo>
            <mstyle mathvariant="bold">
              <mrow>
                <mrow>
                  <mi>a</mi>
                </mrow>
              </mrow>
            </mstyle>
          </mrow>
        </mrow>
        <mo stretchy="false">=</mo>
        <mrow>
          <munder>
            <mo stretchy="false">∑</mo>
            <mrow>
              <mi>i</mi>
              <mi>,</mi>
              <mi>j</mi>
              <mi>,</mi>
              <mi>k</mi>
            </mrow>
          </munder>
          <msub>
            <mo stretchy="false">ϵ</mo>
            <mrow>
              <mi mathvariant="italic">ijk</mi>
            </mrow>
          </msub>
        </mrow>
      </mrow>
      <mfenced open="(" close=")">
        <mrow>
          <mrow>
            <mfrac>
              <mo stretchy="false">∂</mo>
              <mrow>
                <mo stretchy="false">∂</mo>
                <msub>
                  <mi>x</mi>
                  <mi>i</mi>
                </msub>
              </mrow>
            </mfrac>
          </mrow>
          <msub>
            <mi>a</mi>
            <mi>j</mi>
          </msub>
        </mrow>
      </mfenced>
      <msub>
        <mrow>
          <mstyle mathvariant="bold">
            <mrow>
              <mrow>
                <mi>e</mi>
              </mrow>
            </mrow>
          </mstyle>
        </mrow>
        <mi>k</mi>
      </msub>
    </mrow>
    <annotation encoding="StarMath 5.0">"rot" bold{a} equiv nabla times bold{a} = sum from {i,j,k} %epsilon_{ijk} left ( {partial over {partial x_i}} a_j right ) {bold{e}}_k</annotation>
  </semantics>
</math>
</file>

<file path=Object 23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j</mi>
                <mo stretchy="false">=</mo>
                <mn>1</mn>
              </mrow>
            </mrow>
            <mn>3</mn>
          </munderover>
          <mrow>
            <mfrac>
              <mrow>
                <mo stretchy="false">∂</mo>
                <msub>
                  <mi>a</mi>
                  <mi>j</mi>
                </msub>
              </mrow>
              <mrow>
                <mo stretchy="false">∂</mo>
                <msub>
                  <mi>x</mi>
                  <mi>j</mi>
                </msub>
              </mrow>
            </mfrac>
          </mrow>
        </mrow>
        <mo stretchy="false">≡</mo>
        <mtext>div</mtext>
      </mrow>
      <mstyle mathvariant="bold">
        <mrow>
          <mrow>
            <mi>a</mi>
          </mrow>
        </mrow>
      </mstyle>
      <mrow>
        <mrow>
          <mo stretchy="false">(</mo>
          <mrow>
            <mstyle mathvariant="bold">
              <mrow>
                <mrow>
                  <mi>r</mi>
                </mrow>
              </mrow>
            </mstyle>
          </mrow>
          <mo stretchy="false">)</mo>
        </mrow>
        <mo stretchy="false">≡</mo>
        <mrow>
          <mo stretchy="false">∇</mo>
          <mo stretchy="false">⋅</mo>
          <mstyle mathvariant="bold">
            <mrow>
              <mrow>
                <mi>a</mi>
              </mrow>
            </mrow>
          </mstyle>
        </mrow>
      </mrow>
      <mrow>
        <mo stretchy="false">(</mo>
        <mrow>
          <mstyle mathvariant="bold">
            <mrow>
              <mrow>
                <mi>r</mi>
              </mrow>
            </mrow>
          </mstyle>
        </mrow>
        <mo stretchy="false">)</mo>
      </mrow>
    </mrow>
    <annotation encoding="StarMath 5.0">sum from {j=1} to 3 {{partial a_j} over {partial x_j}} equiv "div" bold{a}(bold{r}) equiv nabla cdot bold{a}(bold{r})</annotation>
  </semantics>
</math>
</file>

<file path=Object 24/content.xml><?xml version="1.0" encoding="utf-8"?>
<math xmlns="http://www.w3.org/1998/Math/MathML">
  <semantics>
    <mtable>
      <mtr>
        <mtd>
          <mrow>
            <mtext>div</mtext>
            <mtext>grad</mtext>
            <mrow>
              <mo stretchy="false">ϕ</mo>
              <mo stretchy="false">=</mo>
              <mrow>
                <mo stretchy="false">∇</mo>
                <mo stretchy="false">⋅</mo>
                <mo stretchy="false">∇</mo>
              </mrow>
            </mrow>
            <mrow>
              <mrow>
                <mo stretchy="false">ϕ</mo>
                <mo stretchy="false">=</mo>
                <mrow>
                  <munderover>
                    <mo stretchy="false">∑</mo>
                    <mrow>
                      <mrow>
                        <mi>j</mi>
                        <mo stretchy="false">=</mo>
                        <mn>1</mn>
                      </mrow>
                    </mrow>
                    <mrow>
                      <mn>3</mn>
                    </mrow>
                  </munderover>
                  <mrow>
                    <mfrac>
                      <mrow>
                        <msup>
                          <mo stretchy="false">∂</mo>
                          <mn>2</mn>
                        </msup>
                        <mo stretchy="false">ϕ</mo>
                      </mrow>
                      <mrow>
                        <mo stretchy="false">∂</mo>
                        <msup>
                          <mrow>
                            <msub>
                              <mi>x</mi>
                              <mi>j</mi>
                            </msub>
                          </mrow>
                          <mn>2</mn>
                        </msup>
                      </mrow>
                    </mfrac>
                  </mrow>
                </mrow>
              </mrow>
              <mo stretchy="false">≡</mo>
              <mo stretchy="false">Δ</mo>
            </mrow>
            <mo stretchy="false">ϕ</mo>
          </mrow>
        </mtd>
      </mtr>
      <mtr>
        <mtd>
          <mrow>
            <mtext>wobei</mtext>
          </mrow>
        </mtd>
      </mtr>
      <mtr>
        <mtd>
          <mrow>
            <mrow>
              <mo stretchy="false">Δ</mo>
              <mo stretchy="false">≡</mo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</mrow>
                      <mrow>
                        <mo stretchy="false">∂</mo>
                        <msup>
                          <mrow>
                            <msub>
                              <mi>x</mi>
                              <mn>1</mn>
                            </msub>
                          </mrow>
                          <mn>2</mn>
                        </msup>
                      </mrow>
                    </mfrac>
                  </mrow>
                  <mo stretchy="false">+</mo>
                  <mrow>
                    <mfrac>
                      <mrow>
                        <msup>
                          <mo stretchy="false">∂</mo>
                          <mn>2</mn>
                        </msup>
                      </mrow>
                      <mrow>
                        <mo stretchy="false">∂</mo>
                        <msup>
                          <mrow>
                            <msub>
                              <mi>x</mi>
                              <mn>2</mn>
                            </msub>
                          </mrow>
                          <mn>2</mn>
                        </msup>
                      </mrow>
                    </mfrac>
                  </mrow>
                </mrow>
                <mo stretchy="false">+</mo>
                <mrow>
                  <mfrac>
                    <mrow>
                      <msup>
                        <mo stretchy="false">∂</mo>
                        <mn>2</mn>
                      </msup>
                    </mrow>
                    <mrow>
                      <mo stretchy="false">∂</mo>
                      <msup>
                        <mrow>
                          <msub>
                            <mi>x</mi>
                            <mn>3</mn>
                          </msub>
                        </mrow>
                        <mn>2</mn>
                      </msup>
                    </mrow>
                  </mfrac>
                </mrow>
              </mrow>
            </mrow>
          </mrow>
        </mtd>
      </mtr>
    </mtable>
    <annotation encoding="StarMath 5.0">"div" "grad" %iphi = nabla cdot nabla %iphi = sum from {j=1} to {3} {{partial^2 %iphi} over {partial {x_j}^2}} equiv %DELTA %iphi
newline
"wobei"
newline
%DELTA equiv {{partial^2} over {partial {x_1}^2}} + {{partial^2} over {partial {x_2}^2}} + {{partial^2} over {partial {x_3}^2}}</annotation>
  </semantics>
</math>
</file>

<file path=Object 25/content.xml><?xml version="1.0" encoding="utf-8"?>
<math xmlns="http://www.w3.org/1998/Math/MathML">
  <semantics>
    <mrow>
      <mrow>
        <msub>
          <mi>d</mi>
          <mrow>
            <mi mathvariant="italic">ij</mi>
          </mrow>
        </msub>
        <mo stretchy="false">=</mo>
        <mrow>
          <msub>
            <mi>d</mi>
            <mi>i</mi>
          </msub>
          <mo stretchy="false">⋅</mo>
          <msub>
            <mo stretchy="false">δ</mo>
            <mi mathvariant="italic">ij</mi>
          </msub>
        </mrow>
      </mrow>
      <mi/>
      <mo stretchy="false">∀</mo>
      <msub>
        <mrow>
          <mphantom>
            <mstyle>
              <mrow>
                <mrow>
                  <mn>.</mn>
                </mrow>
              </mrow>
            </mstyle>
          </mphantom>
        </mrow>
        <mi mathvariant="italic">ij</mi>
      </msub>
      <mi/>
      <mo stretchy="false">⇔</mo>
      <mfenced open="(" close=")">
        <mrow>
          <mtable>
            <mtr>
              <mtd>
                <mrow>
                  <msub>
                    <mi>d</mi>
                    <mn>1</mn>
                  </msub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sub>
                    <mi>d</mi>
                    <mn>2</mn>
                  </msub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n>0</mn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n>0</mn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o stretchy="false">⋱</mo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sub>
                    <mi>d</mi>
                    <mi>n</mi>
                  </msub>
                </mrow>
              </mtd>
            </mtr>
          </mtable>
        </mrow>
      </mfenced>
    </mrow>
    <annotation encoding="StarMath 5.0">d_{ij} = d_i cdot %idelta_ij ~ forall {phantom {.}}_ij `  dlrarrow
left ( matrix{d_1 # phantom{.} # phantom{.} # phantom{.} # phantom{.} ##
phantom{.} # d_2 # phantom{.} # 0 # phantom{.} ##
phantom{.} # phantom{.} # phantom{.} # phantom{.} # phantom{.} ##
phantom{.} # 0 # phantom{.} # dotsdown # phantom{.} ##
phantom{.} # phantom{.} # phantom{.} # phantom{.} # d_n
} right ) </annotation>
  </semantics>
</math>
</file>

<file path=Object 26/content.xml><?xml version="1.0" encoding="utf-8"?>
<math xmlns="http://www.w3.org/1998/Math/MathML">
  <semantics>
    <mrow>
      <mrow>
        <msub>
          <mtext>E</mtext>
          <mrow>
            <mi mathvariant="italic">ij</mi>
          </mrow>
        </msub>
        <mo stretchy="false">=</mo>
        <msub>
          <mo stretchy="false">δ</mo>
          <mi mathvariant="italic">ij</mi>
        </msub>
      </mrow>
      <mi/>
      <mo stretchy="false">⇔</mo>
      <mi/>
      <mfenced open="(" close=")">
        <mrow>
          <mtable>
            <mtr>
              <mtd>
                <mrow>
                  <mn>1</mn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n>1</mn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n>0</mn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o stretchy="false">⋱</mo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o stretchy="false">⋱</mo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n>0</mn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"E"_{ij} = %idelta_ij `  dlrarrow ` 
left ( matrix{1 # phantom{x} # phantom{x} # phantom{x} # phantom{x} # phantom{X} ##
phantom{X} # 1 # phantom{x} # phantom{x} # 0 # phantom{X} ##
phantom{x} # phantom{x} # dotsdown # phantom{x} # phantom{x} # phantom{x} ##
phantom{x} # phantom{x} # phantom{x} # dotsdown # phantom{x} # phantom{x} ##
phantom{X} # 0 # phantom{x} # phantom{x} # phantom{x} # phantom{X} ##
phantom{X} # phantom{x} # phantom{x} # phantom{x} # phantom{x} # 1
} right ) </annotation>
  </semantics>
</math>
</file>

<file path=Object 27/content.xml><?xml version="1.0" encoding="utf-8"?>
<math xmlns="http://www.w3.org/1998/Math/MathML">
  <semantics>
    <mrow>
      <mrow>
        <msub>
          <mi>c</mi>
          <mi mathvariant="italic">ij</mi>
        </msub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n</mi>
          </munderover>
          <msub>
            <mi>a</mi>
            <mrow>
              <mi mathvariant="italic">ik</mi>
            </mrow>
          </msub>
        </mrow>
      </mrow>
      <msub>
        <mi>b</mi>
        <mrow>
          <mi mathvariant="italic">kj</mi>
        </mrow>
      </msub>
    </mrow>
    <annotation encoding="StarMath 5.0">c_ij = sum from {k=1} to n a_{ik} b_{kj}</annotation>
  </semantics>
</math>
</file>

<file path=Object 28/content.xml><?xml version="1.0" encoding="utf-8"?>
<math xmlns="http://www.w3.org/1998/Math/MathML">
  <semantics>
    <mrow>
      <mrow>
        <mrow>
          <mrow>
            <mi>D</mi>
            <mo stretchy="false">=</mo>
            <msub>
              <mi>d</mi>
              <mi mathvariant="italic">ij</mi>
            </msub>
          </mrow>
          <mo stretchy="false">=</mo>
          <mrow>
            <mover accent="true">
              <mrow>
                <mstyle mathvariant="bold">
                  <mrow>
                    <msub>
                      <mrow>
                        <mi>e</mi>
                      </mrow>
                      <mi>i</mi>
                    </msub>
                  </mrow>
                </mstyle>
              </mrow>
              <mo stretchy="false">̄</mo>
            </mover>
            <mo stretchy="false">⋅</mo>
            <mstyle mathvariant="bold">
              <mrow>
                <msub>
                  <mrow>
                    <mi>e</mi>
                  </mrow>
                  <mi>j</mi>
                </msub>
              </mrow>
            </mstyle>
          </mrow>
        </mrow>
        <mo stretchy="false">=</mo>
        <mi>cos</mi>
      </mrow>
      <mrow>
        <msub>
          <mo stretchy="false">ϕ</mo>
          <mi mathvariant="italic">ij</mi>
        </msub>
        <mo stretchy="false">=</mo>
        <mfenced open="(" close=")">
          <mrow>
            <mtable>
              <mtr>
                <mtd>
                  <mrow>
                    <msub>
                      <mi>d</mi>
                      <mn>11</mn>
                    </msub>
                  </mrow>
                </mtd>
                <mtd>
                  <mrow>
                    <msub>
                      <mi>d</mi>
                      <mn>12</mn>
                    </msub>
                  </mrow>
                </mtd>
                <mtd>
                  <mrow>
                    <msub>
                      <mi>d</mi>
                      <mn>13</mn>
                    </msub>
                  </mrow>
                </mtd>
              </mtr>
              <mtr>
                <mtd>
                  <mrow>
                    <msub>
                      <mi>d</mi>
                      <mn>21</mn>
                    </msub>
                  </mrow>
                </mtd>
                <mtd>
                  <mrow>
                    <msub>
                      <mi>d</mi>
                      <mn>22</mn>
                    </msub>
                  </mrow>
                </mtd>
                <mtd>
                  <mrow>
                    <msub>
                      <mi>d</mi>
                      <mn>23</mn>
                    </msub>
                  </mrow>
                </mtd>
              </mtr>
              <mtr>
                <mtd>
                  <mrow>
                    <msub>
                      <mi>d</mi>
                      <mn>31</mn>
                    </msub>
                  </mrow>
                </mtd>
                <mtd>
                  <mrow>
                    <msub>
                      <mi>d</mi>
                      <mn>32</mn>
                    </msub>
                  </mrow>
                </mtd>
                <mtd>
                  <mrow>
                    <msub>
                      <mi>d</mi>
                      <mn>33</mn>
                    </msub>
                  </mrow>
                </mtd>
              </mtr>
            </mtable>
          </mrow>
        </mfenced>
      </mrow>
    </mrow>
    <annotation encoding="StarMath 5.0">D = d_ij = bar{bold{e}_i} cdot bold{e}_j = cos %iphi_ij = left (
matrix{ d_11 # d_12 # d_13 ##
d_21 # d_22 # d_23 ##
d_31 # d_32 # d_33} right )</annotation>
  </semantics>
</math>
</file>

<file path=Object 29/content.xml><?xml version="1.0" encoding="utf-8"?>
<math xmlns="http://www.w3.org/1998/Math/MathML">
  <semantics>
    <mrow>
      <mrow>
        <mrow>
          <mrow>
            <mover accent="true">
              <mrow>
                <mstyle mathvariant="bold">
                  <mrow>
                    <msub>
                      <mrow>
                        <mi>e</mi>
                      </mrow>
                      <mi>i</mi>
                    </msub>
                  </mrow>
                </mstyle>
              </mrow>
              <mo stretchy="false">̄</mo>
            </mover>
            <mo stretchy="false">⋅</mo>
            <mover accent="true">
              <mrow>
                <mstyle mathvariant="bold">
                  <mrow>
                    <msub>
                      <mrow>
                        <mi>e</mi>
                      </mrow>
                      <mi>j</mi>
                    </msub>
                  </mrow>
                </mstyle>
              </mrow>
              <mo stretchy="false">̄</mo>
            </mover>
          </mrow>
          <mo stretchy="false">=</mo>
          <msub>
            <mo stretchy="false">δ</mo>
            <mi mathvariant="italic">ij</mi>
          </msub>
        </mrow>
        <mo stretchy="false">=</mo>
        <mrow>
          <munder>
            <mo stretchy="false">∑</mo>
            <mrow>
              <mi>m</mi>
              <mi>,</mi>
              <mi>k</mi>
            </mrow>
          </munder>
          <msub>
            <mi>d</mi>
            <mrow>
              <mi>i</mi>
              <mi>m</mi>
            </mrow>
          </msub>
        </mrow>
      </mrow>
      <msub>
        <mi>d</mi>
        <mi mathvariant="italic">jk</mi>
      </msub>
      <mrow>
        <mrow>
          <mo stretchy="false">(</mo>
          <mrow>
            <mrow>
              <mstyle mathvariant="bold">
                <mrow>
                  <msub>
                    <mrow>
                      <mi>e</mi>
                    </mrow>
                    <mi>m</mi>
                  </msub>
                </mrow>
              </mstyle>
              <mo stretchy="false">⋅</mo>
              <mstyle mathvariant="bold">
                <mrow>
                  <msub>
                    <mrow>
                      <mi>e</mi>
                    </mrow>
                    <mi>k</mi>
                  </msub>
                </mrow>
              </mstyle>
            </mrow>
          </mrow>
          <mo stretchy="false">)</mo>
        </mrow>
        <mo stretchy="false">=</mo>
        <mrow>
          <munder>
            <mo stretchy="false">∑</mo>
            <mi>m</mi>
          </munder>
          <msub>
            <mi>d</mi>
            <mrow>
              <mi>i</mi>
              <mi>m</mi>
            </mrow>
          </msub>
        </mrow>
      </mrow>
      <msub>
        <mi>d</mi>
        <mi mathvariant="italic">jm</mi>
      </msub>
    </mrow>
    <annotation encoding="StarMath 5.0">bar{bold{e}_i} cdot bar{bold{e}_j} = %idelta_ij = sum from {m,k} d_{i m} d_jk (bold{e}_m cdot bold{e}_k) = sum from m d_{i m} d_jm</annotation>
  </semantics>
</math>
</file>

<file path=Object 3/content.xml><?xml version="1.0" encoding="utf-8"?>
<math xmlns="http://www.w3.org/1998/Math/MathML">
  <semantics>
    <mrow>
      <mi>r</mi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row>
              <mn>3</mn>
            </mrow>
          </munderover>
          <msub>
            <mi>x</mi>
            <mi>j</mi>
          </msub>
        </mrow>
      </mrow>
      <mrow>
        <mo stretchy="false">(</mo>
        <mrow>
          <mi>t</mi>
        </mrow>
        <mo stretchy="false">)</mo>
      </mrow>
      <mrow>
        <mstyle mathvariant="bold">
          <mrow>
            <msub>
              <mi>e</mi>
              <mi>j</mi>
            </msub>
          </mrow>
        </mstyle>
        <mo stretchy="false">≡</mo>
        <mfenced open="(" close=")">
          <mrow>
            <msub>
              <mi>x</mi>
              <mn>1</mn>
            </msub>
            <mrow>
              <mo stretchy="false">(</mo>
              <mrow>
                <mi>t</mi>
              </mrow>
              <mo stretchy="false">)</mo>
            </mrow>
            <mi>,</mi>
            <msub>
              <mi>x</mi>
              <mn>2</mn>
            </msub>
            <mrow>
              <mo stretchy="false">(</mo>
              <mrow>
                <mi>t</mi>
              </mrow>
              <mo stretchy="false">)</mo>
            </mrow>
            <mi>,</mi>
            <msub>
              <mi>x</mi>
              <mn>3</mn>
            </msub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r(t) = sum from {j=1} to {3} x_j(t) bold e_j equiv left ( x_1(t),x_2(t),x_3(t) right )</annotation>
  </semantics>
</math>
</file>

<file path=Object 30/content.xml><?xml version="1.0" encoding="utf-8"?>
<math xmlns="http://www.w3.org/1998/Math/MathML">
  <semantics>
    <mtable>
      <mtr>
        <mtd>
          <mrow>
            <mtext>Mit</mtext>
            <mrow>
              <mi>E</mi>
              <mo stretchy="false">=</mo>
              <msup>
                <mi>D</mi>
                <mrow>
                  <mrow>
                    <mo stretchy="false">−</mo>
                    <mn>1</mn>
                  </mrow>
                </mrow>
              </msup>
            </mrow>
            <mrow>
              <mi>D</mi>
              <mo stretchy="false">=</mo>
              <mi>D</mi>
            </mrow>
            <msup>
              <mi>D</mi>
              <mrow>
                <mrow>
                  <mo stretchy="false">−</mo>
                  <mn>1</mn>
                </mrow>
              </mrow>
            </msup>
            <mtext>sowie</mtext>
            <mrow>
              <mrow>
                <msup>
                  <mi>D</mi>
                  <mrow>
                    <mrow>
                      <mo stretchy="false">−</mo>
                      <mn>1</mn>
                    </mrow>
                  </mrow>
                </msup>
                <mo stretchy="false">=</mo>
                <msup>
                  <mi>D</mi>
                  <mrow>
                    <mi>T</mi>
                  </mrow>
                </msup>
              </mrow>
              <mo stretchy="false">=</mo>
              <mfenced open="(" close=")">
                <mrow>
                  <mrow>
                    <msub>
                      <mrow>
                        <msup>
                          <mrow>
                            <mo stretchy="false">(</mo>
                            <mrow>
                              <mi>d</mi>
                            </mrow>
                            <mo stretchy="false">)</mo>
                          </mrow>
                          <mrow>
                            <mrow>
                              <mo stretchy="false">−</mo>
                              <mn>1</mn>
                            </mrow>
                          </mrow>
                        </msup>
                      </mrow>
                      <mi mathvariant="italic">ij</mi>
                    </msub>
                    <mo stretchy="false">=</mo>
                    <msub>
                      <mi>d</mi>
                      <mi mathvariant="italic">ji</mi>
                    </msub>
                  </mrow>
                </mrow>
              </mfenced>
            </mrow>
          </mrow>
        </mtd>
      </mtr>
      <mtr>
        <mtd>
          <mrow>
            <mtext>folgt</mtext>
          </mrow>
        </mtd>
      </mtr>
      <mtr>
        <mtd>
          <mrow>
            <mrow>
              <msub>
                <mo stretchy="false">δ</mo>
                <mi mathvariant="italic">ij</mi>
              </msub>
              <mo stretchy="false">=</mo>
              <mrow>
                <munder>
                  <mo stretchy="false">∑</mo>
                  <mi>k</mi>
                </munder>
                <msub>
                  <mi>d</mi>
                  <mi mathvariant="italic">ik</mi>
                </msub>
              </mrow>
            </mrow>
            <mrow>
              <msubsup>
                <mi>d</mi>
                <mi mathvariant="italic">kj</mi>
                <mrow>
                  <mrow>
                    <mo stretchy="false">−</mo>
                    <mn>1</mn>
                  </mrow>
                </mrow>
              </msubsup>
              <mo stretchy="false">=</mo>
              <mrow>
                <munder>
                  <mo stretchy="false">∑</mo>
                  <mi>k</mi>
                </munder>
                <msub>
                  <mi>d</mi>
                  <mi mathvariant="italic">ik</mi>
                </msub>
              </mrow>
            </mrow>
            <msub>
              <mi>d</mi>
              <mi mathvariant="italic">jk</mi>
            </msub>
          </mrow>
        </mtd>
      </mtr>
      <mtr>
        <mtd>
          <mrow>
            <mrow>
              <msub>
                <mo stretchy="false">δ</mo>
                <mi mathvariant="italic">ij</mi>
              </msub>
              <mo stretchy="false">=</mo>
              <mrow>
                <munder>
                  <mo stretchy="false">∑</mo>
                  <mi>k</mi>
                </munder>
                <msubsup>
                  <mi>d</mi>
                  <mi mathvariant="italic">ik</mi>
                  <mrow>
                    <mrow>
                      <mo stretchy="false">−</mo>
                      <mn>1</mn>
                    </mrow>
                  </mrow>
                </msubsup>
              </mrow>
            </mrow>
            <mrow>
              <msub>
                <mi>d</mi>
                <mi mathvariant="italic">kj</mi>
              </msub>
              <mo stretchy="false">=</mo>
              <mrow>
                <munder>
                  <mo stretchy="false">∑</mo>
                  <mi>k</mi>
                </munder>
                <msub>
                  <mi>d</mi>
                  <mi mathvariant="italic">ki</mi>
                </msub>
              </mrow>
            </mrow>
            <msub>
              <mi>d</mi>
              <mi mathvariant="italic">kj</mi>
            </msub>
          </mrow>
        </mtd>
      </mtr>
    </mtable>
    <annotation encoding="StarMath 5.0">"Mit" E = D^{-1} D = D D^{-1} "sowie" D^{-1} = D^{T} = left ( {(d)^{-1}}_ij = d_ji right )
newline
alignc "folgt"
newline
%idelta_ij = sum from k d_ik d^{-1}_kj = sum from k d_ik d_jk newline
%idelta_ij = sum from k d^{-1}_ik d_kj = sum from k d_ki d_kj</annotation>
  </semantics>
</math>
</file>

<file path=Object 31/content.xml><?xml version="1.0" encoding="utf-8"?>
<math xmlns="http://www.w3.org/1998/Math/MathML">
  <semantics>
    <mrow>
      <mrow>
        <mrow>
          <msup>
            <mi>D</mi>
            <mrow>
              <mrow>
                <mo stretchy="false">−</mo>
                <mn>1</mn>
              </mrow>
            </mrow>
          </msup>
          <mo stretchy="false">=</mo>
          <msup>
            <mi>D</mi>
            <mrow>
              <mi>T</mi>
            </mrow>
          </msup>
        </mrow>
        <mo stretchy="false">=</mo>
        <mfenced open="(" close=")">
          <mrow>
            <mrow>
              <msub>
                <mrow>
                  <msup>
                    <mrow>
                      <mo stretchy="false">(</mo>
                      <mrow>
                        <mi>d</mi>
                      </mrow>
                      <mo stretchy="false">)</mo>
                    </mrow>
                    <mrow>
                      <mrow>
                        <mo stretchy="false">−</mo>
                        <mn>1</mn>
                      </mrow>
                    </mrow>
                  </msup>
                </mrow>
                <mi mathvariant="italic">ij</mi>
              </msub>
              <mo stretchy="false">=</mo>
              <msub>
                <mi>d</mi>
                <mi mathvariant="italic">ji</mi>
              </msub>
            </mrow>
          </mrow>
        </mfenced>
      </mrow>
    </mrow>
    <annotation encoding="StarMath 5.0">D^{-1} = D^{T} = left ( {(d)^{-1}}_ij = d_ji right )</annotation>
  </semantics>
</math>
</file>

<file path=Object 32/content.xml><?xml version="1.0" encoding="utf-8"?>
<math xmlns="http://www.w3.org/1998/Math/MathML">
  <semantics>
    <mrow>
      <mrow>
        <mi>D</mi>
        <mo stretchy="false">=</mo>
        <mfenced open="(" close=")">
          <mrow>
            <mtable>
              <mtr>
                <mtd>
                  <mrow>
                    <mi>cos</mi>
                    <mo stretchy="false">ϕ</mo>
                  </mrow>
                </mtd>
                <mtd>
                  <mrow>
                    <mi>sin</mi>
                    <mo stretchy="false">ϕ</mo>
                  </mrow>
                </mtd>
              </mtr>
              <mtr>
                <mtd>
                  <mrow>
                    <mrow>
                      <mo stretchy="false">−</mo>
                      <mi>sin</mi>
                    </mrow>
                    <mo stretchy="false">ϕ</mo>
                  </mrow>
                </mtd>
                <mtd>
                  <mrow>
                    <mi>cos</mi>
                    <mo stretchy="false">ϕ</mo>
                  </mrow>
                </mtd>
              </mtr>
            </mtable>
          </mrow>
        </mfenced>
      </mrow>
    </mrow>
    <annotation encoding="StarMath 5.0">D = left ( matrix{
cos %iphi # sin %iphi ##
-sin %iphi # cos %iphi} right )</annotation>
  </semantics>
</math>
</file>

<file path=Object 33/content.xml><?xml version="1.0" encoding="utf-8"?>
<math xmlns="http://www.w3.org/1998/Math/MathML">
  <semantics>
    <mrow>
      <mtext>det</mtext>
      <mrow>
        <mrow>
          <mi>A</mi>
          <mo stretchy="false">=</mo>
          <mfenced open="∣" close="∣">
            <mrow>
              <mtable>
                <mtr>
                  <mtd>
                    <mrow>
                      <msub>
                        <mi>a</mi>
                        <mrow>
                          <mn>11</mn>
                        </mrow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row>
                          <mn>1n</mn>
                        </mrow>
                      </msub>
                    </mrow>
                  </mtd>
                </mtr>
                <mtr>
                  <mtd>
                    <mrow>
                      <mo stretchy="false">⋮</mo>
                    </mrow>
                  </mtd>
                  <mtd>
                    <mrow>
                      <mphantom>
                        <mstyle>
                          <mrow>
                            <mrow>
                              <mi>X</mi>
                            </mrow>
                          </mrow>
                        </mstyle>
                      </mphantom>
                    </mrow>
                  </mtd>
                  <mtd>
                    <mrow>
                      <mo stretchy="false">⋮</mo>
                    </mrow>
                  </mtd>
                </mtr>
                <mtr>
                  <mtd>
                    <mrow>
                      <msub>
                        <mi>a</mi>
                        <mrow>
                          <mi mathvariant="italic">n1</mi>
                        </mrow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row>
                          <mi mathvariant="italic">nn</mi>
                        </mrow>
                      </msub>
                    </mrow>
                  </mtd>
                </mtr>
              </mtable>
            </mrow>
          </mfenced>
        </mrow>
        <mo stretchy="false">=</mo>
        <mrow>
          <munder>
            <mo stretchy="false">∑</mo>
            <mi>P</mi>
          </munder>
          <mrow>
            <mo stretchy="false">(</mo>
            <mrow>
              <mtext>sign</mtext>
              <mi>P</mi>
            </mrow>
            <mo stretchy="false">)</mo>
          </mrow>
        </mrow>
      </mrow>
      <mrow>
        <mrow>
          <msub>
            <mi>a</mi>
            <mrow>
              <mn>1</mn>
              <mrow>
                <mstyle mathvariant="italic">
                  <mrow>
                    <mrow>
                      <mi>p</mi>
                    </mrow>
                  </mrow>
                </mstyle>
              </mrow>
              <mrow>
                <mo stretchy="false">(</mo>
                <mrow>
                  <mn>1</mn>
                </mrow>
                <mo stretchy="false">)</mo>
              </mrow>
            </mrow>
          </msub>
          <mo stretchy="false">⋅</mo>
          <msub>
            <mi>a</mi>
            <mrow>
              <mn>2</mn>
              <mrow>
                <mstyle mathvariant="italic">
                  <mrow>
                    <mrow>
                      <mi>p</mi>
                    </mrow>
                  </mrow>
                </mstyle>
              </mrow>
              <mrow>
                <mo stretchy="false">(</mo>
                <mrow>
                  <mn>2</mn>
                </mrow>
                <mo stretchy="false">)</mo>
              </mrow>
            </mrow>
          </msub>
        </mrow>
        <mo stretchy="false">⋅</mo>
        <mo stretchy="false">…</mo>
      </mrow>
      <msub>
        <mi>a</mi>
        <mrow>
          <mi mathvariant="italic">np</mi>
          <mrow>
            <mo stretchy="false">(</mo>
            <mrow>
              <mi>n</mi>
            </mrow>
            <mo stretchy="false">)</mo>
          </mrow>
        </mrow>
      </msub>
    </mrow>
    <annotation encoding="StarMath 5.0">"det" A = left lline matrix{
a_{11} # dotsaxis # a_{1n} ##
dotsvert # phantom {X} # dotsvert ##
a_{n1} # dotsaxis # a_{nn} } right rline = sum from P ("sign" P) a_{1{ital{p}}(1)} cdot a_{2{ital{p}}(2)} cdot dotslow a_{np(n)}</annotation>
  </semantics>
</math>
</file>

<file path=Object 34/content.xml><?xml version="1.0" encoding="utf-8"?>
<math xmlns="http://www.w3.org/1998/Math/MathML">
  <semantics>
    <mrow>
      <mrow>
        <mrow>
          <mi>A</mi>
          <mo stretchy="false">=</mo>
          <mrow>
            <mo stretchy="false">(</mo>
            <mrow>
              <msub>
                <mi>a</mi>
                <mrow>
                  <mi mathvariant="italic">ij</mi>
                </mrow>
              </msub>
            </mrow>
            <mo stretchy="false">)</mo>
          </mrow>
        </mrow>
        <mo stretchy="false">=</mo>
        <mfenced open="(" close=")">
          <mrow>
            <mtable>
              <mtr>
                <mtd>
                  <mrow>
                    <msub>
                      <mi>a</mi>
                      <mrow>
                        <mn>11</mn>
                      </mrow>
                    </msub>
                  </mrow>
                </mtd>
                <mtd>
                  <mrow>
                    <mo stretchy="false">⋯</mo>
                  </mrow>
                </mtd>
                <mtd>
                  <mrow>
                    <msub>
                      <mi>a</mi>
                      <mrow>
                        <mn>1n</mn>
                      </mrow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  <mtd>
                  <mrow>
                    <mphantom>
                      <mstyle>
                        <mrow>
                          <mrow>
                            <mi>X</mi>
                          </mrow>
                        </mrow>
                      </mstyle>
                    </mphantom>
                  </mrow>
                </mtd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i>a</mi>
                      <mrow>
                        <mi mathvariant="italic">n1</mi>
                      </mrow>
                    </msub>
                  </mrow>
                </mtd>
                <mtd>
                  <mrow>
                    <mo stretchy="false">⋯</mo>
                  </mrow>
                </mtd>
                <mtd>
                  <mrow>
                    <msub>
                      <mi>a</mi>
                      <mrow>
                        <mi mathvariant="italic">nn</mi>
                      </mrow>
                    </msub>
                  </mrow>
                </mtd>
              </mtr>
            </mtable>
          </mrow>
        </mfenced>
      </mrow>
    </mrow>
    <annotation encoding="StarMath 5.0">A = (a_{ij}) = left ( matrix{
a_{11} # dotsaxis # a_{1n} ##
dotsvert # phantom {X} # dotsvert ##
a_{n1} # dotsaxis # a_{nn} } right)</annotation>
  </semantics>
</math>
</file>

<file path=Object 35/content.xml><?xml version="1.0" encoding="utf-8"?>
<math xmlns="http://www.w3.org/1998/Math/MathML">
  <semantics>
    <mtable>
      <mtr>
        <mtd>
          <mrow>
            <mtext>Beispiel:</mtext>
            <mi/>
            <mrow>
              <mi>n</mi>
              <mo stretchy="false">=</mo>
              <mn>2</mn>
            </mrow>
            <mi mathvariant="normal">:</mi>
            <mi/>
            <mi mathvariant="italic">det</mi>
            <mrow>
              <mi>A</mi>
              <mo stretchy="false">=</mo>
              <mfenced open="∣" close="∣">
                <mrow>
                  <mtable>
                    <mtr>
                      <mtd>
                        <mrow>
                          <msub>
                            <mi>a</mi>
                            <mrow>
                              <mn>11</mn>
                            </mrow>
                          </msub>
                        </mrow>
                      </mtd>
                      <mtd>
                        <mrow>
                          <msub>
                            <mi>a</mi>
                            <mrow>
                              <mn>12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row>
                              <mn>21</mn>
                            </mrow>
                          </msub>
                        </mrow>
                      </mtd>
                      <mtd>
                        <mrow>
                          <msub>
                            <mi>a</mi>
                            <mrow>
                              <mn>22</mn>
                            </mrow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o stretchy="false">=</mo>
                <mtext>sign</mtext>
              </mrow>
              <mrow>
                <mo stretchy="false">(</mo>
                <mrow>
                  <mn>12</mn>
                </mrow>
                <mo stretchy="false">)</mo>
              </mrow>
              <msub>
                <mi>a</mi>
                <mrow>
                  <mn>11</mn>
                </mrow>
              </msub>
              <mrow>
                <msub>
                  <mi>a</mi>
                  <mrow>
                    <mn>22</mn>
                  </mrow>
                </msub>
                <mo stretchy="false">+</mo>
                <mtext>sign</mtext>
              </mrow>
              <mrow>
                <mo stretchy="false">(</mo>
                <mrow>
                  <mn>21</mn>
                </mrow>
                <mo stretchy="false">)</mo>
              </mrow>
              <msub>
                <mi>a</mi>
                <mrow>
                  <mn>12</mn>
                </mrow>
              </msub>
              <msub>
                <mi>a</mi>
                <mrow>
                  <mn>21</mn>
                </mrow>
              </msub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o stretchy="false">=</mo>
                <msub>
                  <mi>a</mi>
                  <mrow>
                    <mn>11</mn>
                  </mrow>
                </msub>
              </mrow>
              <mrow>
                <msub>
                  <mi>a</mi>
                  <mrow>
                    <mn>22</mn>
                  </mrow>
                </msub>
                <mo stretchy="false">−</mo>
                <mrow>
                  <mo stretchy="false">(</mo>
                  <mrow>
                    <mn>21</mn>
                  </mrow>
                  <mo stretchy="false">)</mo>
                </mrow>
              </mrow>
              <msub>
                <mi>a</mi>
                <mrow>
                  <mn>12</mn>
                </mrow>
              </msub>
              <msub>
                <mi>a</mi>
                <mrow>
                  <mn>21</mn>
                </mrow>
              </msub>
            </mrow>
          </mrow>
        </mtd>
      </mtr>
    </mtable>
    <annotation encoding="StarMath 5.0">"Beispiel:" ` n=2: ~ det A = left lline matrix{a_{11}#a_{12}##a_{21}#a_{22}} right rline newline alignl{phantom{.} = "sign"(12)a_{11}a_{22}+"sign"(21)a_{12}a_{21}} newline
alignl{phantom{.} = a_{11}a_{22}-(21)a_{12}a_{21}}</annotation>
  </semantics>
</math>
</file>

<file path=Object 36/content.xml><?xml version="1.0" encoding="utf-8"?>
<math xmlns="http://www.w3.org/1998/Math/MathML">
  <semantics>
    <mtable>
      <mtr>
        <mtd>
          <mrow>
            <mtext>Beispiel:</mtext>
            <mi/>
            <mrow>
              <mi>n</mi>
              <mo stretchy="false">=</mo>
              <mn>2</mn>
            </mrow>
            <mi mathvariant="normal">:</mi>
            <mi/>
            <mi mathvariant="italic">det</mi>
            <mrow>
              <mi>A</mi>
              <mo stretchy="false">=</mo>
              <mfenced open="∣" close="∣">
                <mrow>
                  <mtable>
                    <mtr>
                      <mtd>
                        <mrow>
                          <msub>
                            <mi>a</mi>
                            <mrow>
                              <mn>11</mn>
                            </mrow>
                          </msub>
                        </mrow>
                      </mtd>
                      <mtd>
                        <mrow>
                          <msub>
                            <mi>a</mi>
                            <mrow>
                              <mn>12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row>
                              <mn>21</mn>
                            </mrow>
                          </msub>
                        </mrow>
                      </mtd>
                      <mtd>
                        <mrow>
                          <msub>
                            <mi>a</mi>
                            <mrow>
                              <mn>22</mn>
                            </mrow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o stretchy="false">=</mo>
                <mtext>sign</mtext>
              </mrow>
              <mrow>
                <mo stretchy="false">(</mo>
                <mrow>
                  <mn>12</mn>
                </mrow>
                <mo stretchy="false">)</mo>
              </mrow>
              <msub>
                <mi>a</mi>
                <mrow>
                  <mn>11</mn>
                </mrow>
              </msub>
              <mrow>
                <msub>
                  <mi>a</mi>
                  <mrow>
                    <mn>22</mn>
                  </mrow>
                </msub>
                <mo stretchy="false">+</mo>
                <mtext>sign</mtext>
              </mrow>
              <mrow>
                <mo stretchy="false">(</mo>
                <mrow>
                  <mn>21</mn>
                </mrow>
                <mo stretchy="false">)</mo>
              </mrow>
              <msub>
                <mi>a</mi>
                <mrow>
                  <mn>12</mn>
                </mrow>
              </msub>
              <msub>
                <mi>a</mi>
                <mrow>
                  <mn>21</mn>
                </mrow>
              </msub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o stretchy="false">=</mo>
                <msub>
                  <mi>a</mi>
                  <mrow>
                    <mn>11</mn>
                  </mrow>
                </msub>
              </mrow>
              <mrow>
                <msub>
                  <mi>a</mi>
                  <mrow>
                    <mn>22</mn>
                  </mrow>
                </msub>
                <mo stretchy="false">−</mo>
                <mrow>
                  <mo stretchy="false">(</mo>
                  <mrow>
                    <mn>21</mn>
                  </mrow>
                  <mo stretchy="false">)</mo>
                </mrow>
              </mrow>
              <msub>
                <mi>a</mi>
                <mrow>
                  <mn>12</mn>
                </mrow>
              </msub>
              <msub>
                <mi>a</mi>
                <mrow>
                  <mn>21</mn>
                </mrow>
              </msub>
            </mrow>
          </mrow>
        </mtd>
      </mtr>
    </mtable>
    <annotation encoding="StarMath 5.0">"Beispiel:" ` n=2: ~ det A = left lline matrix{a_{11}#a_{12}##a_{21}#a_{22}} right rline newline alignl{phantom{.} = "sign"(12)a_{11}a_{22}+"sign"(21)a_{12}a_{21}} newline
alignl{phantom{.} = a_{11}a_{22}-(21)a_{12}a_{21}}</annotation>
  </semantics>
</math>
</file>

<file path=Object 37/content.xml><?xml version="1.0" encoding="utf-8"?>
<math xmlns="http://www.w3.org/1998/Math/MathML">
  <semantics>
    <mtable>
      <mtr>
        <mtd>
          <mrow>
            <mrow>
              <msub>
                <mi>U</mi>
                <mrow>
                  <mi mathvariant="italic">ij</mi>
                </mrow>
              </msub>
              <mo stretchy="false">=</mo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i</mi>
                    <mo stretchy="false">+</mo>
                    <mi>j</mi>
                  </mrow>
                </mrow>
              </msup>
            </mrow>
            <msub>
              <mi>A</mi>
              <mrow>
                <mi mathvariant="italic">ij</mi>
              </mrow>
            </msub>
            <mi/>
            <mi mathvariant="normal">:</mi>
            <mstyle mathvariant="bold">
              <mrow>
                <mrow>
                  <mi mathvariant="italic">algebraisches</mi>
                  <mi mathvariant="italic">Komplement</mi>
                </mrow>
              </mrow>
            </mstyle>
            <mtext> zu </mtext>
            <msub>
              <mi>a</mi>
              <mrow>
                <mi mathvariant="italic">ij</mi>
              </mrow>
            </msub>
            <mi/>
            <mi>,</mi>
          </mrow>
        </mtd>
      </mtr>
      <mtr>
        <mtd>
          <mrow>
            <msub>
              <mi>A</mi>
              <mrow>
                <mi mathvariant="italic">ij</mi>
              </mrow>
            </msub>
            <mi mathvariant="normal">:</mi>
            <mstyle mathvariant="bold">
              <mrow>
                <mrow>
                  <mtext>Unterdeterminante</mtext>
                </mrow>
              </mrow>
            </mstyle>
            <mtext> = Determinante der </mtext>
            <mfenced open="(" close=")">
              <mrow>
                <mrow>
                  <mrow>
                    <mrow>
                      <mo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  <mo stretchy="false">×</mo>
                    <mrow>
                      <mo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</mrow>
            </mfenced>
            <mtext>-Matrix,</mtext>
          </mrow>
        </mtd>
      </mtr>
      <mtr>
        <mtd>
          <mrow>
            <mtext>die aus A durch Streichen der </mtext>
            <mi>i</mi>
            <mtext>-ten Zeile und </mtext>
            <mi>j</mi>
            <mtext>-ten Spalte entsteht</mtext>
          </mrow>
        </mtd>
      </mtr>
    </mtable>
    <annotation encoding="StarMath 5.0">U_{ij} = (-1)^{i+j}A_{ij} ` : bold{algebraisches Komplement}" zu " a_{ij} ` , newline A_{ij} : bold{"Unterdeterminante"}" = Determinante der "left ({(n-1)times(n-1)}right )"-Matrix," newline "die aus A durch Streichen der "i"-ten Zeile und "j"-ten Spalte entsteht"</annotation>
  </semantics>
</math>
</file>

<file path=Object 38/content.xml><?xml version="1.0" encoding="utf-8"?>
<math xmlns="http://www.w3.org/1998/Math/MathML">
  <semantics>
    <mrow>
      <mtext>det</mtext>
      <mrow>
        <mi>A</mi>
        <mo stretchy="false">=</mo>
        <msub>
          <mi>a</mi>
          <mrow>
            <mi mathvariant="italic">i1</mi>
          </mrow>
        </msub>
      </mrow>
      <mrow>
        <msub>
          <mi>U</mi>
          <mrow>
            <mi mathvariant="italic">i1</mi>
          </mrow>
        </msub>
        <mo stretchy="false">+</mo>
        <msub>
          <mi>a</mi>
          <mrow>
            <mi mathvariant="italic">i2</mi>
          </mrow>
        </msub>
      </mrow>
      <mrow>
        <mrow>
          <msub>
            <mi>U</mi>
            <mrow>
              <mi mathvariant="italic">i2</mi>
            </mrow>
          </msub>
          <mo stretchy="false">+</mo>
          <mo stretchy="false">…</mo>
        </mrow>
        <mo stretchy="false">+</mo>
        <msub>
          <mi>a</mi>
          <mrow>
            <mi>i</mi>
            <mi>n</mi>
          </mrow>
        </msub>
      </mrow>
      <mrow>
        <msub>
          <mi>U</mi>
          <mrow>
            <mi>i</mi>
            <mi>n</mi>
          </mrow>
        </msub>
        <mo stretchy="false">=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i>n</mi>
          </munderover>
          <msub>
            <mi>a</mi>
            <mrow>
              <mi mathvariant="italic">ij</mi>
            </mrow>
          </msub>
        </mrow>
      </mrow>
      <msub>
        <mi>U</mi>
        <mrow>
          <mi mathvariant="italic">ij</mi>
        </mrow>
      </msub>
    </mrow>
    <annotation encoding="StarMath 5.0">"det"A = a_{i1}U_{i1} + a_{i2}U_{i2} + dotslow + a_{i n}U_{i n} = sum from {j=1} to n a_{ij}U_{ij}</annotation>
  </semantics>
</math>
</file>

<file path=Object 39/content.xml><?xml version="1.0" encoding="utf-8"?>
<math xmlns="http://www.w3.org/1998/Math/MathML">
  <semantics>
    <mrow>
      <mrow>
        <mrow>
          <mo stretchy="false">(</mo>
          <mrow>
            <msubsup>
              <mi>a</mi>
              <mrow>
                <mi mathvariant="italic">ij</mi>
              </mrow>
              <mrow>
                <mrow>
                  <mo stretchy="false">−</mo>
                  <mn>1</mn>
                </mrow>
              </mrow>
            </msubsup>
          </mrow>
          <mo stretchy="false">)</mo>
        </mrow>
        <mo stretchy="false">=</mo>
        <mfrac>
          <msub>
            <mi>U</mi>
            <mrow>
              <mi mathvariant="italic">ji</mi>
            </mrow>
          </msub>
          <mrow>
            <mtext>det</mtext>
            <mi>A</mi>
          </mrow>
        </mfrac>
      </mrow>
    </mrow>
    <annotation encoding="StarMath 5.0">(a^{-1}_{ij}) = U_{ji} over {"det"A}</annotation>
  </semantics>
</math>
</file>

<file path=Object 4/content.xml><?xml version="1.0" encoding="utf-8"?>
<math xmlns="http://www.w3.org/1998/Math/MathML">
  <semantics>
    <mrow>
      <mi>cos</mi>
      <mrow>
        <msub>
          <mo stretchy="false">ϑ</mo>
          <mi>i</mi>
        </msub>
        <mo stretchy="false">=</mo>
        <mfrac>
          <msub>
            <mi>a</mi>
            <mi>i</mi>
          </msub>
          <mi>a</mi>
        </mfrac>
      </mrow>
      <mtext>;</mtext>
      <mi/>
      <mrow>
        <msub>
          <mo stretchy="false">ϑ</mo>
          <mi>i</mi>
        </msub>
        <mo stretchy="false">=</mo>
        <mo stretchy="false">∢</mo>
      </mrow>
      <mrow>
        <mo stretchy="false">(</mo>
        <mrow>
          <mstyle mathvariant="bold">
            <mrow>
              <msub>
                <mrow>
                  <mi>e</mi>
                </mrow>
                <mi>i</mi>
              </msub>
            </mrow>
          </mstyle>
          <mi>,</mi>
          <mstyle mathvariant="bold">
            <mrow>
              <mi>a</mi>
            </mrow>
          </mstyle>
        </mrow>
        <mo stretchy="false">)</mo>
      </mrow>
    </mrow>
    <annotation encoding="StarMath 5.0">cos %ivartheta_i = a_i over a ";" ~~ %ivartheta_i = %angle (bold{e}_i, bold a)</annotation>
  </semantics>
</math>
</file>

<file path=Object 40/content.xml><?xml version="1.0" encoding="utf-8"?>
<math xmlns="http://www.w3.org/1998/Math/MathML">
  <semantics>
    <mtable>
      <mtr>
        <mtd>
          <mrow>
            <mrow>
              <mrow>
                <mrow>
                  <mstyle mathvariant="bold">
                    <mrow>
                      <mi>a</mi>
                    </mrow>
                  </mstyle>
                  <mo stretchy="false">×</mo>
                  <mstyle mathvariant="bold">
                    <mrow>
                      <mi>b</mi>
                    </mrow>
                  </mstyle>
                </mrow>
                <mo stretchy="false">=</mo>
                <mrow>
                  <mo stretchy="false">∑</mo>
                  <msub>
                    <mo stretchy="false">ϵ</mo>
                    <mrow>
                      <mi mathvariant="italic">ijk</mi>
                    </mrow>
                  </msub>
                </mrow>
              </mrow>
              <msub>
                <mi>a</mi>
                <mi>i</mi>
              </msub>
              <msub>
                <mi>b</mi>
                <mi>j</mi>
              </msub>
              <mstyle mathvariant="bold">
                <mrow>
                  <msub>
                    <mrow>
                      <mi>e</mi>
                    </mrow>
                    <mi>k</mi>
                  </msub>
                </mrow>
              </mstyle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row>
                          <mstyle mathvariant="bold">
                            <mrow>
                              <mi>a</mi>
                            </mrow>
                          </mstyle>
                          <mo stretchy="false">×</mo>
                          <mstyle mathvariant="bold">
                            <mrow>
                              <mi>b</mi>
                            </mrow>
                          </mstyle>
                        </mrow>
                      </mrow>
                    </mrow>
                  </mstyle>
                </mphantom>
                <mo stretchy="false">=</mo>
                <mstyle mathvariant="bold">
                  <mrow>
                    <msub>
                      <mrow>
                        <mi>e</mi>
                      </mrow>
                      <mn>1</mn>
                    </msub>
                  </mrow>
                </mstyle>
              </mrow>
              <mrow>
                <mrow>
                  <mo stretchy="false">(</mo>
                  <mrow>
                    <msub>
                      <mi>a</mi>
                      <mn>2</mn>
                    </msub>
                    <mrow>
                      <msub>
                        <mi>b</mi>
                        <mn>3</mn>
                      </msub>
                      <mo stretchy="false">−</mo>
                      <msub>
                        <mi>b</mi>
                        <mn>3</mn>
                      </msub>
                    </mrow>
                    <msub>
                      <mi>a</mi>
                      <mn>2</mn>
                    </msub>
                  </mrow>
                  <mo stretchy="false">)</mo>
                </mrow>
                <mo stretchy="false">+</mo>
                <mstyle mathvariant="bold">
                  <mrow>
                    <msub>
                      <mrow>
                        <mi>e</mi>
                      </mrow>
                      <mn>2</mn>
                    </msub>
                  </mrow>
                </mstyle>
              </mrow>
              <mrow>
                <mrow>
                  <mo stretchy="false">(</mo>
                  <mrow>
                    <msub>
                      <mi>a</mi>
                      <mn>3</mn>
                    </msub>
                    <mrow>
                      <msub>
                        <mi>b</mi>
                        <mn>1</mn>
                      </msub>
                      <mo stretchy="false">−</mo>
                      <msub>
                        <mi>b</mi>
                        <mn>1</mn>
                      </msub>
                    </mrow>
                    <msub>
                      <mi>a</mi>
                      <mn>3</mn>
                    </msub>
                  </mrow>
                  <mo stretchy="false">)</mo>
                </mrow>
                <mo stretchy="false">+</mo>
                <mstyle mathvariant="bold">
                  <mrow>
                    <msub>
                      <mrow>
                        <mi>e</mi>
                      </mrow>
                      <mn>3</mn>
                    </msub>
                  </mrow>
                </mstyle>
              </mrow>
              <mrow>
                <mo stretchy="false">(</mo>
                <mrow>
                  <msub>
                    <mi>a</mi>
                    <mn>1</mn>
                  </msub>
                  <mrow>
                    <msub>
                      <mi>b</mi>
                      <mn>2</mn>
                    </msub>
                    <mo stretchy="false">−</mo>
                    <msub>
                      <mi>b</mi>
                      <mn>2</mn>
                    </msub>
                  </mrow>
                  <msub>
                    <mi>a</mi>
                    <mn>1</mn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row>
                          <mstyle mathvariant="bold">
                            <mrow>
                              <mi>a</mi>
                            </mrow>
                          </mstyle>
                          <mo stretchy="false">×</mo>
                          <mstyle mathvariant="bold">
                            <mrow>
                              <mi>b</mi>
                            </mrow>
                          </mstyle>
                        </mrow>
                      </mrow>
                    </mrow>
                  </mstyle>
                </mphantom>
                <mo stretchy="false">=</mo>
                <mstyle mathvariant="bold">
                  <mrow>
                    <msub>
                      <mrow>
                        <mi>e</mi>
                      </mrow>
                      <mn>1</mn>
                    </msub>
                  </mrow>
                </mstyle>
              </mrow>
              <mrow>
                <mfenced open="∣" close="∣">
                  <mrow>
                    <mtable>
                      <mtr>
                        <mtd>
                          <mrow>
                            <msub>
                              <mi>a</mi>
                              <mn>2</mn>
                            </msub>
                          </mrow>
                        </mtd>
                        <mtd>
                          <mrow>
                            <msub>
                              <mi>a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b</mi>
                              <mn>2</mn>
                            </msub>
                          </mrow>
                        </mtd>
                        <mtd>
                          <mrow>
                            <msub>
                              <mi>b</mi>
                              <mn>3</mn>
                            </msub>
                          </mrow>
                        </mtd>
                      </mtr>
                    </mtable>
                  </mrow>
                </mfenced>
                <mo stretchy="false">−</mo>
                <mstyle mathvariant="bold">
                  <mrow>
                    <msub>
                      <mrow>
                        <mi>e</mi>
                      </mrow>
                      <mn>2</mn>
                    </msub>
                  </mrow>
                </mstyle>
              </mrow>
              <mrow>
                <mfenced open="∣" close="∣">
                  <mrow>
                    <mtable>
                      <mtr>
                        <mtd>
                          <mrow>
                            <msub>
                              <mi>a</mi>
                              <mn>1</mn>
                            </msub>
                          </mrow>
                        </mtd>
                        <mtd>
                          <mrow>
                            <msub>
                              <mi>a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b</mi>
                              <mn>1</mn>
                            </msub>
                          </mrow>
                        </mtd>
                        <mtd>
                          <mrow>
                            <msub>
                              <mi>b</mi>
                              <mn>3</mn>
                            </msub>
                          </mrow>
                        </mtd>
                      </mtr>
                    </mtable>
                  </mrow>
                </mfenced>
                <mo stretchy="false">+</mo>
                <mstyle mathvariant="bold">
                  <mrow>
                    <msub>
                      <mrow>
                        <mi>e</mi>
                      </mrow>
                      <mn>3</mn>
                    </msub>
                  </mrow>
                </mstyle>
              </mrow>
              <mfenced open="∣" close="∣">
                <mrow>
                  <mtable>
                    <mtr>
                      <mtd>
                        <mrow>
                          <msub>
                            <mi>a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sub>
                            <mi>b</mi>
                            <mn>1</mn>
                          </msub>
                        </mrow>
                      </mtd>
                      <mtd>
                        <mrow>
                          <msub>
                            <mi>b</mi>
                            <mn>2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row>
                          <mstyle mathvariant="bold">
                            <mrow>
                              <mi>a</mi>
                            </mrow>
                          </mstyle>
                          <mo stretchy="false">×</mo>
                          <mstyle mathvariant="bold">
                            <mrow>
                              <mi>b</mi>
                            </mrow>
                          </mstyle>
                        </mrow>
                      </mrow>
                    </mrow>
                  </mstyle>
                </mphantom>
                <mo stretchy="false">=</mo>
                <mfenced open="∣" close="∣">
                  <mrow>
                    <mtable>
                      <mtr>
                        <mtd>
                          <mrow>
                            <mstyle mathvariant="bold">
                              <mrow>
                                <msub>
                                  <mrow>
                                    <mi>e</mi>
                                  </mrow>
                                  <mn>1</mn>
                                </msub>
                              </mrow>
                            </mstyle>
                          </mrow>
                        </mtd>
                        <mtd>
                          <mrow>
                            <mstyle mathvariant="bold">
                              <mrow>
                                <msub>
                                  <mrow>
                                    <mi>e</mi>
                                  </mrow>
                                  <mn>2</mn>
                                </msub>
                              </mrow>
                            </mstyle>
                          </mrow>
                        </mtd>
                        <mtd>
                          <mrow>
                            <mstyle mathvariant="bold">
                              <mrow>
                                <msub>
                                  <mrow>
                                    <mi>e</mi>
                                  </mrow>
                                  <mn>3</mn>
                                </msub>
                              </mrow>
                            </mstyle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1</mn>
                            </msub>
                          </mrow>
                        </mtd>
                        <mtd>
                          <mrow>
                            <msub>
                              <mi>a</mi>
                              <mn>2</mn>
                            </msub>
                          </mrow>
                        </mtd>
                        <mtd>
                          <mrow>
                            <msub>
                              <mi>a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b</mi>
                              <mn>1</mn>
                            </msub>
                          </mrow>
                        </mtd>
                        <mtd>
                          <mrow>
                            <msub>
                              <mi>b</mi>
                              <mn>2</mn>
                            </msub>
                          </mrow>
                        </mtd>
                        <mtd>
                          <mrow>
                            <msub>
                              <mi>b</mi>
                              <mn>3</mn>
                            </msub>
                          </mrow>
                        </mtd>
                      </mtr>
                    </mtable>
                  </mrow>
                </mfenced>
              </mrow>
            </mrow>
          </mrow>
        </mtd>
      </mtr>
    </mtable>
    <annotation encoding="StarMath 5.0">alignl{bold a times bold b = sum %iepsilon_{ijk} a_i b_j bold{e}_k} newline
alignl{phantom{bold a times bold b }= bold{e}_1(a_2 b_3 - b_3 a_2) + bold{e}_2(a_3 b_1 - b_1 a_3) + bold{e}_3(a_1 b_2 - b_2 a_1)} newline
alignl{phantom{bold a times bold b }= bold{e}_1 left lline matrix{a_2#a_3##b_2#b_3} right rline - bold{e}_2 left lline matrix{a_1#a_3##b_1#b_3} right rline + bold{e}_3 left lline matrix{a_1#a_2##b_1#b_2} right rline} newline
alignl{phantom{bold a times bold b }= left lline matrix{bold{e}_1#bold{e}_2#bold{e}_3##a_1#a_2#a_3##b_1#b_2#b_3} right rline}</annotation>
  </semantics>
</math>
</file>

<file path=Object 41/content.xml><?xml version="1.0" encoding="utf-8"?>
<math xmlns="http://www.w3.org/1998/Math/MathML">
  <semantics>
    <mrow>
      <mi mathvariant="italic">rot</mi>
      <mrow>
        <mrow>
          <mstyle mathvariant="bold">
            <mrow>
              <mi>a</mi>
            </mrow>
          </mstyle>
          <mo stretchy="false">=</mo>
          <mrow>
            <mo stretchy="false">∇</mo>
            <mo stretchy="false">×</mo>
            <mstyle mathvariant="bold">
              <mrow>
                <mi>a</mi>
              </mrow>
            </mstyle>
          </mrow>
        </mrow>
        <mo stretchy="false">≡</mo>
        <mfenced open="∣" close="∣">
          <mrow>
            <mtable>
              <mtr>
                <mtd>
                  <mrow>
                    <mstyle mathvariant="bold">
                      <mrow>
                        <msub>
                          <mrow>
                            <mi>e</mi>
                          </mrow>
                          <mn>1</mn>
                        </msub>
                      </mrow>
                    </mstyle>
                  </mrow>
                </mtd>
                <mtd>
                  <mrow>
                    <mstyle mathvariant="bold">
                      <mrow>
                        <msub>
                          <mrow>
                            <mi>e</mi>
                          </mrow>
                          <mn>2</mn>
                        </msub>
                      </mrow>
                    </mstyle>
                  </mrow>
                </mtd>
                <mtd>
                  <mrow>
                    <mstyle mathvariant="bold">
                      <mrow>
                        <msub>
                          <mrow>
                            <mi>e</mi>
                          </mrow>
                          <mn>3</mn>
                        </msub>
                      </mrow>
                    </mstyle>
                  </mrow>
                </mtd>
              </mtr>
              <mtr>
                <mtd>
                  <mrow>
                    <msub>
                      <mo stretchy="false">∂</mo>
                      <mn>1</mn>
                    </msub>
                  </mrow>
                </mtd>
                <mtd>
                  <mrow>
                    <msub>
                      <mo stretchy="false">∂</mo>
                      <mn>2</mn>
                    </msub>
                  </mrow>
                </mtd>
                <mtd>
                  <mrow>
                    <msub>
                      <mo stretchy="false">∂</mo>
                      <mn>3</mn>
                    </msub>
                  </mrow>
                </mtd>
              </mtr>
              <mtr>
                <mtd>
                  <mrow>
                    <msub>
                      <mi>a</mi>
                      <mn>1</mn>
                    </msub>
                  </mrow>
                </mtd>
                <mtd>
                  <mrow>
                    <msub>
                      <mi>a</mi>
                      <mn>2</mn>
                    </msub>
                  </mrow>
                </mtd>
                <mtd>
                  <mrow>
                    <msub>
                      <mi>a</mi>
                      <mn>3</mn>
                    </msub>
                  </mrow>
                </mtd>
              </mtr>
            </mtable>
          </mrow>
        </mfenced>
      </mrow>
    </mrow>
    <annotation encoding="StarMath 5.0">rot bold a = nabla times bold a equiv left lline matrix{bold{e}_1#bold{e}_2#bold{e}_3##partial_1#partial_2#partial_3##a_1#a_2#a_3} right rline</annotation>
  </semantics>
</math>
</file>

<file path=Object 42/content.xml><?xml version="1.0" encoding="utf-8"?>
<math xmlns="http://www.w3.org/1998/Math/MathML">
  <semantics>
    <mrow>
      <mrow>
        <mrow>
          <mstyle mathvariant="bold">
            <mrow>
              <mi>a</mi>
            </mrow>
          </mstyle>
          <mo stretchy="false">⋅</mo>
          <mrow>
            <mo stretchy="false">(</mo>
            <mrow>
              <mrow>
                <mstyle mathvariant="bold">
                  <mrow>
                    <mi>b</mi>
                  </mrow>
                </mstyle>
                <mo stretchy="false">×</mo>
                <mstyle mathvariant="bold">
                  <mrow>
                    <mi>c</mi>
                  </mrow>
                </mstyle>
              </mrow>
            </mrow>
            <mo stretchy="false">)</mo>
          </mrow>
        </mrow>
        <mo stretchy="false">≡</mo>
        <mfenced open="∣" close="∣">
          <mrow>
            <mtable>
              <mtr>
                <mtd>
                  <mrow>
                    <msub>
                      <mi>a</mi>
                      <mn>1</mn>
                    </msub>
                  </mrow>
                </mtd>
                <mtd>
                  <mrow>
                    <msub>
                      <mi>a</mi>
                      <mn>2</mn>
                    </msub>
                  </mrow>
                </mtd>
                <mtd>
                  <mrow>
                    <msub>
                      <mi>a</mi>
                      <mn>3</mn>
                    </msub>
                  </mrow>
                </mtd>
              </mtr>
              <mtr>
                <mtd>
                  <mrow>
                    <msub>
                      <mi>b</mi>
                      <mn>1</mn>
                    </msub>
                  </mrow>
                </mtd>
                <mtd>
                  <mrow>
                    <msub>
                      <mi>b</mi>
                      <mn>2</mn>
                    </msub>
                  </mrow>
                </mtd>
                <mtd>
                  <mrow>
                    <msub>
                      <mi>b</mi>
                      <mn>3</mn>
                    </msub>
                  </mrow>
                </mtd>
              </mtr>
              <mtr>
                <mtd>
                  <mrow>
                    <msub>
                      <mi>c</mi>
                      <mn>1</mn>
                    </msub>
                  </mrow>
                </mtd>
                <mtd>
                  <mrow>
                    <msub>
                      <mi>c</mi>
                      <mn>2</mn>
                    </msub>
                  </mrow>
                </mtd>
                <mtd>
                  <mrow>
                    <msub>
                      <mi>c</mi>
                      <mn>3</mn>
                    </msub>
                  </mrow>
                </mtd>
              </mtr>
            </mtable>
          </mrow>
        </mfenced>
      </mrow>
    </mrow>
    <annotation encoding="StarMath 5.0">bold a cdot ( bold b times bold c ) equiv left lline matrix{a_1#a_2#a_3##b_1#b_2#b_3##c_1#c_2#c_3} right rline</annotation>
  </semantics>
</math>
</file>

<file path=Object 43/content.xml><?xml version="1.0" encoding="utf-8"?>
<math xmlns="http://www.w3.org/1998/Math/MathML">
  <semantics>
    <mtable>
      <mtr>
        <mtd>
          <mrow>
            <mrow>
              <munder>
                <mo stretchy="false">∑</mo>
                <mi>m</mi>
              </munder>
              <msub>
                <mi>d</mi>
                <mrow>
                  <mstyle mathvariant="italic">
                    <mrow>
                      <mrow>
                        <mtext>im</mtext>
                      </mrow>
                    </mrow>
                  </mstyle>
                </mrow>
              </msub>
            </mrow>
            <mrow>
              <msub>
                <mi>d</mi>
                <mrow>
                  <mi mathvariant="italic">jm</mi>
                </mrow>
              </msub>
              <mo stretchy="false">=</mo>
              <msub>
                <mo stretchy="false">δ</mo>
                <mrow>
                  <mi mathvariant="italic">ij</mi>
                </mrow>
              </msub>
            </mrow>
          </mrow>
        </mtd>
      </mtr>
      <mtr>
        <mtd>
          <mrow>
            <mrow>
              <munder>
                <mo stretchy="false">∑</mo>
                <mi>m</mi>
              </munder>
              <msub>
                <mi>d</mi>
                <mrow>
                  <mi mathvariant="italic">mi</mi>
                </mrow>
              </msub>
            </mrow>
            <mrow>
              <msub>
                <mi>d</mi>
                <mrow>
                  <mi mathvariant="italic">mj</mi>
                </mrow>
              </msub>
              <mo stretchy="false">=</mo>
              <msub>
                <mo stretchy="false">δ</mo>
                <mrow>
                  <mi mathvariant="italic">ij</mi>
                </mrow>
              </msub>
            </mrow>
          </mrow>
        </mtd>
      </mtr>
    </mtable>
    <annotation encoding="StarMath 5.0">sum from m d_{ital{"im"}} d_{jm} = %idelta_{ij} newline
sum from m d_{mi} d_{mj} = %idelta_{ij}</annotation>
  </semantics>
</math>
</file>

<file path=Object 44/content.xml><?xml version="1.0" encoding="utf-8"?>
<math xmlns="http://www.w3.org/1998/Math/MathML">
  <semantics>
    <mtable>
      <mtr>
        <mtd>
          <mrow>
            <mtext>det</mtext>
            <mrow>
              <mrow>
                <msup>
                  <mi>F</mi>
                  <mrow>
                    <mrow>
                      <mo stretchy="false">(</mo>
                      <mrow>
                        <mi mathvariant="italic">xy</mi>
                      </mrow>
                      <mo stretchy="false">)</mo>
                    </mrow>
                  </mrow>
                </msup>
                <mo stretchy="false">=</mo>
                <mfrac>
                  <mrow>
                    <mo stretchy="false">∂</mo>
                    <mrow>
                      <mo stretchy="false">(</mo>
                      <mrow>
                        <msub>
                          <mi>x</mi>
                          <mrow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d</mi>
                        </msub>
                      </mrow>
                      <mo stretchy="false">)</mo>
                    </mrow>
                  </mrow>
                  <mrow>
                    <mo stretchy="false">∂</mo>
                    <mrow>
                      <mo stretchy="false">(</mo>
                      <mrow>
                        <msub>
                          <mi>y</mi>
                          <mrow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y</mi>
                          <mi>d</mi>
                        </msub>
                      </mrow>
                      <mo stretchy="false">)</mo>
                    </mrow>
                  </mrow>
                </mfrac>
              </mrow>
              <mo stretchy="false">=</mo>
              <mfenced open="∣" close="∣">
                <mrow>
                  <mtable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i>d</mi>
                              </msub>
                            </mrow>
                          </mfrac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  <mtd>
                        <mrow>
                          <mphantom>
                            <mstyle>
                              <mrow>
                                <mrow>
                                  <mi>X</mi>
                                </mrow>
                              </mrow>
                            </mstyle>
                          </mphantom>
                        </mrow>
                      </mtd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i>d</mi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i>d</mi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i>d</mi>
                              </msub>
                            </mrow>
                          </mfrac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subsup>
                <mi>F</mi>
                <mi mathvariant="italic">ij</mi>
                <mrow>
                  <mrow>
                    <mo stretchy="false">(</mo>
                    <mrow>
                      <mi mathvariant="italic">xy</mi>
                    </mrow>
                    <mo stretchy="false">)</mo>
                  </mrow>
                </mrow>
              </msubsup>
              <mo stretchy="false">=</mo>
              <mfrac>
                <mrow>
                  <mo stretchy="false">∂</mo>
                  <msub>
                    <mi>x</mi>
                    <mi>i</mi>
                  </msub>
                </mrow>
                <mrow>
                  <mo stretchy="false">∂</mo>
                  <msub>
                    <mi>y</mi>
                    <mi>j</mi>
                  </msub>
                </mrow>
              </mfrac>
            </mrow>
          </mrow>
        </mtd>
      </mtr>
    </mtable>
    <annotation encoding="StarMath 5.0">"det"F^{(xy)} = {partial(x_{1}, dotslow, x_d)} over {partial(y_{1}, dotslow, y_d)} = left lline matrix{{partial x_1} over {partial y_1} # dotsaxis # {partial x_1} over {partial y_d} ## dotsvert # phantom{X} # dotsvert ## {partial x_d} over {partial y_1} # dotsaxis # {partial x_d} over {partial y_d}} right rline
newline
F_ij^{(xy)} = {partial x_i} over {partial y_j}</annotation>
  </semantics>
</math>
</file>

<file path=Object 45/content.xml><?xml version="1.0" encoding="utf-8"?>
<math xmlns="http://www.w3.org/1998/Math/MathML">
  <semantics>
    <mtable>
      <mtr>
        <mtd>
          <mrow>
            <mtext>d</mtext>
            <mrow>
              <mi>V</mi>
              <mo stretchy="false">=</mo>
              <mfenced open="∣" close="∣">
                <mrow>
                  <mtable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  <mtext>d</mtext>
                          <msub>
                            <mi>y</mi>
                            <mn>1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2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  <mtext>d</mtext>
                          <msub>
                            <mi>y</mi>
                            <mn>1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3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  <mtext>d</mtext>
                          <msub>
                            <mi>y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2</mn>
                              </msub>
                            </mrow>
                          </mfrac>
                          <mtext>d</mtext>
                          <msub>
                            <mi>y</mi>
                            <mn>2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2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2</mn>
                              </msub>
                            </mrow>
                          </mfrac>
                          <mtext>d</mtext>
                          <msub>
                            <mi>y</mi>
                            <mn>2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3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2</mn>
                              </msub>
                            </mrow>
                          </mfrac>
                          <mtext>d</mtext>
                          <msub>
                            <mi>y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3</mn>
                              </msub>
                            </mrow>
                          </mfrac>
                          <mtext>d</mtext>
                          <msub>
                            <mi>y</mi>
                            <mn>3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2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3</mn>
                              </msub>
                            </mrow>
                          </mfrac>
                          <mtext>d</mtext>
                          <msub>
                            <mi>y</mi>
                            <mn>3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3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3</mn>
                              </msub>
                            </mrow>
                          </mfrac>
                          <mtext>d</mtext>
                          <msub>
                            <mi>y</mi>
                            <mn>3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phantom>
                <mstyle>
                  <mrow>
                    <mrow>
                      <mtext>d</mtext>
                      <mi>V</mi>
                    </mrow>
                  </mrow>
                </mstyle>
              </mphantom>
              <mo stretchy="false">=</mo>
              <mtext>d</mtext>
            </mrow>
            <msub>
              <mi>y</mi>
              <mn>1</mn>
            </msub>
            <mtext>d</mtext>
            <msub>
              <mi>y</mi>
              <mn>2</mn>
            </msub>
            <mtext>d</mtext>
            <msub>
              <mi>y</mi>
              <mn>3</mn>
            </msub>
            <mfenced open="∣" close="∣">
              <mrow>
                <mtable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text>d</mtext>
            <msub>
              <mi>y</mi>
              <mn>1</mn>
            </msub>
            <mtext>d</mtext>
            <msub>
              <mi>y</mi>
              <mn>2</mn>
            </msub>
            <mtext>d</mtext>
            <msub>
              <mi>y</mi>
              <mn>3</mn>
            </msub>
            <mfenced open="∣" close="∣">
              <mrow>
                <mtable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</mtr>
                </mtable>
              </mrow>
            </mfenced>
          </mrow>
        </mtd>
      </mtr>
      <mtr>
        <mtd>
          <mrow>
            <mrow>
              <mphantom>
                <mstyle>
                  <mrow>
                    <mrow>
                      <mtext>d</mtext>
                      <mi>V</mi>
                    </mrow>
                  </mrow>
                </mstyle>
              </mphantom>
              <mo stretchy="false">=</mo>
              <mfrac>
                <mrow>
                  <mo stretchy="false">∂</mo>
                  <mrow>
                    <mo stretchy="false">(</mo>
                    <mrow>
                      <msub>
                        <mi>x</mi>
                        <mrow>
                          <mn>1</mn>
                        </mrow>
                      </msub>
                      <mi>,</mi>
                      <msub>
                        <mi>x</mi>
                        <mrow>
                          <mn>2</mn>
                        </mrow>
                      </msub>
                      <mi>,</mi>
                      <msub>
                        <mi>x</mi>
                        <mrow>
                          <mn>3</mn>
                        </mrow>
                      </msub>
                    </mrow>
                    <mo stretchy="false">)</mo>
                  </mrow>
                </mrow>
                <mrow>
                  <mo stretchy="false">∂</mo>
                  <mrow>
                    <mo stretchy="false">(</mo>
                    <mrow>
                      <msub>
                        <mi>y</mi>
                        <mrow>
                          <mn>1</mn>
                        </mrow>
                      </msub>
                      <mi>,</mi>
                      <msub>
                        <mi>y</mi>
                        <mrow>
                          <mn>2</mn>
                        </mrow>
                      </msub>
                      <mi>,</mi>
                      <msub>
                        <mi>y</mi>
                        <mrow>
                          <mn>3</mn>
                        </mrow>
                      </msub>
                    </mrow>
                    <mo stretchy="false">)</mo>
                  </mrow>
                </mrow>
              </mfrac>
            </mrow>
            <mtext>d</mtext>
            <msub>
              <mi>y</mi>
              <mn>1</mn>
            </msub>
            <mtext>d</mtext>
            <msub>
              <mi>y</mi>
              <mn>2</mn>
            </msub>
            <mtext>d</mtext>
            <mrow>
              <msub>
                <mi>y</mi>
                <mn>3</mn>
              </msub>
              <mo stretchy="false">=</mo>
              <mtext>d</mtext>
            </mrow>
            <msub>
              <mi>x</mi>
              <mn>1</mn>
            </msub>
            <mtext>d</mtext>
            <msub>
              <mi>x</mi>
              <mn>2</mn>
            </msub>
            <mtext>d</mtext>
            <msub>
              <mi>x</mi>
              <mn>3</mn>
            </msub>
          </mrow>
        </mtd>
      </mtr>
    </mtable>
    <annotation encoding="StarMath 5.0">alignl "d"V = left lline matrix{
{partial x_1} over {partial y_1} "d"y_1 # {partial x_2} over {partial y_1} "d"y_1 # {partial x_3} over {partial y_1} "d"y_1 ##
{partial x_1} over {partial y_2} "d"y_2 # {partial x_2} over {partial y_2} "d"y_2 # {partial x_3} over {partial y_2} "d"y_2 ##
{partial x_1} over {partial y_3} "d"y_3 # {partial x_2} over {partial y_3} "d"y_3 # {partial x_3} over {partial y_3} "d"y_3 } right rline newline
alignl phantom{"d"V} =
"d"y_1 "d"y_2 "d"y_3 left lline matrix{
{partial x_1} over {partial y_1} # {partial x_2} over {partial y_1} # {partial x_3} over {partial y_1} ##
{partial x_1} over {partial y_2} # {partial x_2} over {partial y_2} # {partial x_3} over {partial y_2} ##
{partial x_1} over {partial y_3} # {partial x_2} over {partial y_3} # {partial x_3} over {partial y_3} } right rline
~ = ~
"d"y_1 "d"y_2 "d"y_3 left lline matrix{
{partial x_1} over {partial y_1} # {partial x_1} over {partial y_2} # {partial x_1} over {partial y_3} ##
{partial x_2} over {partial y_1} # {partial x_2} over {partial y_2} # {partial x_2} over {partial y_3} ##
{partial x_3} over {partial y_1} # {partial x_3} over {partial y_2} # {partial x_3} over {partial y_3} } right rline newline
alignl phantom{"d"V} = {partial (x_{1}, x_{2}, x_{3})} over {partial (y_{1}, y_{2}, y_{3})} "d"y_1 "d"y_2 "d"y_3 = "d"x_1 "d"x_2 "d"x_3</annotation>
  </semantics>
</math>
</file>

<file path=Object 46/content.xml><?xml version="1.0" encoding="utf-8"?>
<math xmlns="http://www.w3.org/1998/Math/MathML">
  <semantics>
    <mrow>
      <mtext>Mit</mtext>
      <mrow>
        <msub>
          <mi>b</mi>
          <mrow>
            <msub>
              <mi>y</mi>
              <mi>i</mi>
            </msub>
          </mrow>
        </msub>
        <mo stretchy="false">=</mo>
        <mfenced open="∣" close="∣">
          <mrow>
            <mfrac>
              <mrow>
                <mo stretchy="false">∂</mo>
                <mstyle mathvariant="bold">
                  <mrow>
                    <mi>r</mi>
                  </mrow>
                </mstyle>
              </mrow>
              <mrow>
                <mo stretchy="false">∂</mo>
                <msub>
                  <mi>y</mi>
                  <mi>i</mi>
                </msub>
              </mrow>
            </mfrac>
          </mrow>
        </mfenced>
      </mrow>
      <mi/>
      <mtext>erhält man</mtext>
      <mi/>
      <mrow>
        <mstyle mathvariant="bold">
          <mrow>
            <msub>
              <mrow>
                <mi>e</mi>
              </mrow>
              <mrow>
                <msub>
                  <mi>y</mi>
                  <mi>i</mi>
                </msub>
              </mrow>
            </msub>
          </mrow>
        </mstyle>
        <mo stretchy="false">=</mo>
        <msup>
          <mrow>
            <msub>
              <mi>b</mi>
              <mrow>
                <msub>
                  <mi>y</mi>
                  <mi>i</mi>
                </msub>
              </mrow>
            </msub>
          </mrow>
          <mrow>
            <mrow>
              <mo stretchy="false">−</mo>
              <mn>1</mn>
            </mrow>
          </mrow>
        </msup>
      </mrow>
      <mrow>
        <mfrac>
          <mrow>
            <mo stretchy="false">∂</mo>
            <mstyle mathvariant="bold">
              <mrow>
                <mi>r</mi>
              </mrow>
            </mstyle>
          </mrow>
          <mrow>
            <mo stretchy="false">∂</mo>
            <msub>
              <mi>y</mi>
              <mi>i</mi>
            </msub>
          </mrow>
        </mfrac>
      </mrow>
    </mrow>
    <annotation encoding="StarMath 5.0">"Mit" b_{y_i} = left lline {partial bold r} over {partial y_i} right rline ~ "erhält man" ~ bold{e}_{y_i} =  {b_{y_i}}^{-1} {{partial bold r} over {partial y_i}}</annotation>
  </semantics>
</math>
</file>

<file path=Object 47/content.xml><?xml version="1.0" encoding="utf-8"?>
<math xmlns="http://www.w3.org/1998/Math/MathML">
  <semantics>
    <mrow>
      <mrow>
        <mrow>
          <mo stretchy="false">∇</mo>
          <mo stretchy="false">=</mo>
          <mfenced open="(" close=")">
            <mrow>
              <msubsup>
                <mi>b</mi>
                <mrow>
                  <msub>
                    <mi>y</mi>
                    <mn>1</mn>
                  </msub>
                </mrow>
                <mrow>
                  <mrow>
                    <mo stretchy="false">−</mo>
                    <mn>1</mn>
                  </mrow>
                </mrow>
              </msubsup>
              <mrow>
                <mfrac>
                  <mo stretchy="false">∂</mo>
                  <mrow>
                    <mo stretchy="false">∂</mo>
                    <msub>
                      <mi>y</mi>
                      <mn>1</mn>
                    </msub>
                  </mrow>
                </mfrac>
              </mrow>
              <mi>,</mi>
              <msubsup>
                <mi>b</mi>
                <mrow>
                  <msub>
                    <mi>y</mi>
                    <mn>2</mn>
                  </msub>
                </mrow>
                <mrow>
                  <mrow>
                    <mo stretchy="false">−</mo>
                    <mn>1</mn>
                  </mrow>
                </mrow>
              </msubsup>
              <mrow>
                <mfrac>
                  <mo stretchy="false">∂</mo>
                  <mrow>
                    <mo stretchy="false">∂</mo>
                    <msub>
                      <mi>y</mi>
                      <mn>2</mn>
                    </msub>
                  </mrow>
                </mfrac>
              </mrow>
              <mi>,</mi>
              <msubsup>
                <mi>b</mi>
                <mrow>
                  <msub>
                    <mi>y</mi>
                    <mn>3</mn>
                  </msub>
                </mrow>
                <mrow>
                  <mrow>
                    <mo stretchy="false">−</mo>
                    <mn>1</mn>
                  </mrow>
                </mrow>
              </msubsup>
              <mrow>
                <mfrac>
                  <mo stretchy="false">∂</mo>
                  <mrow>
                    <mo stretchy="false">∂</mo>
                    <msub>
                      <mi>y</mi>
                      <mn>3</mn>
                    </msub>
                  </mrow>
                </mfrac>
              </mrow>
            </mrow>
          </mfenced>
        </mrow>
        <mo stretchy="false">=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n>3</mn>
          </munderover>
          <mstyle mathvariant="bold">
            <mrow>
              <msub>
                <mrow>
                  <mi>e</mi>
                </mrow>
                <mrow>
                  <msub>
                    <mi>y</mi>
                    <mi>j</mi>
                  </msub>
                </mrow>
              </msub>
            </mrow>
          </mstyle>
        </mrow>
      </mrow>
      <msubsup>
        <mi>b</mi>
        <mrow>
          <msub>
            <mi>y</mi>
            <mi>j</mi>
          </msub>
        </mrow>
        <mrow>
          <mrow>
            <mo stretchy="false">−</mo>
            <mn>1</mn>
          </mrow>
        </mrow>
      </msubsup>
      <mrow>
        <mfrac>
          <mo stretchy="false">∂</mo>
          <mrow>
            <mo stretchy="false">∂</mo>
            <msub>
              <mi>y</mi>
              <mi>j</mi>
            </msub>
          </mrow>
        </mfrac>
      </mrow>
    </mrow>
    <annotation encoding="StarMath 5.0">nabla = left ( b^{-1}_{y_1} {partial over {partial y_1}}, b^{-1}_{y_2} {partial over {partial y_2}}, b^{-1}_{y_3} {partial over {partial y_3}} right ) = sum from {j=1} to 3 bold{e}_{y_j} b^{-1}_{y_j} {partial over {partial y_j}}</annotation>
  </semantics>
</math>
</file>

<file path=Object 48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o stretchy="false">ϱ</mo>
            </mrow>
            <mi>cos</mi>
            <mo stretchy="false">ϕ</mo>
          </mrow>
        </mtd>
      </mtr>
      <mtr>
        <mtd>
          <mrow>
            <mrow>
              <msub>
                <mi>x</mi>
                <mn>2</mn>
              </msub>
              <mo stretchy="false">=</mo>
              <mo stretchy="false">ϱ</mo>
            </mrow>
            <mi>sin</mi>
            <mo stretchy="false">ϕ</mo>
          </mrow>
        </mtd>
      </mtr>
      <mtr>
        <mtd>
          <mrow>
            <mrow>
              <msub>
                <mi>x</mi>
                <mn>3</mn>
              </msub>
              <mo stretchy="false">=</mo>
              <mi>z</mi>
            </mrow>
          </mrow>
        </mtd>
      </mtr>
    </mtable>
    <annotation encoding="StarMath 5.0">alignl x_1 = %ivarrho cos %iphi newline
alignl x_2 = %ivarrho sin %iphi newline
alignl x_3 = z</annotation>
  </semantics>
</math>
</file>

<file path=Object 49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row>
        <mrow>
          <mo stretchy="false">(</mo>
          <mrow>
            <mrow>
              <mstyle mathvariant="bold">
                <mrow>
                  <mi>a</mi>
                </mrow>
              </mstyle>
              <mo stretchy="false">⋅</mo>
              <mstyle mathvariant="bold">
                <mrow>
                  <mi>b</mi>
                </mrow>
              </mstyle>
            </mrow>
          </mrow>
          <mo stretchy="false">)</mo>
        </mrow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sub>
            <mi>a</mi>
            <mi>i</mi>
          </msub>
        </mrow>
      </mrow>
      <msub>
        <mi>b</mi>
        <mi>i</mi>
      </msub>
    </mrow>
    <annotation encoding="StarMath 5.0">( bold a cdot bold b ) = sum from{i=1} to{n} a_i b_i </annotation>
  </semantics>
</math>
</file>

<file path=Object 50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i>r</mi>
            </mrow>
            <mi>sin</mi>
            <mo stretchy="false">ϑ</mo>
            <mi>cos</mi>
            <mo stretchy="false">ϕ</mo>
          </mrow>
        </mtd>
      </mtr>
      <mtr>
        <mtd>
          <mrow>
            <mrow>
              <msub>
                <mi>x</mi>
                <mn>2</mn>
              </msub>
              <mo stretchy="false">=</mo>
              <mi>r</mi>
            </mrow>
            <mi>sin</mi>
            <mo stretchy="false">ϑ</mo>
            <mi>sin</mi>
            <mo stretchy="false">ϕ</mo>
          </mrow>
        </mtd>
      </mtr>
      <mtr>
        <mtd>
          <mrow>
            <mrow>
              <msub>
                <mi>x</mi>
                <mn>3</mn>
              </msub>
              <mo stretchy="false">=</mo>
              <mi>r</mi>
            </mrow>
            <mi>cos</mi>
            <mo stretchy="false">ϑ</mo>
          </mrow>
        </mtd>
      </mtr>
    </mtable>
    <annotation encoding="StarMath 5.0">alignl x_1 = r sin %ivartheta  cos %iphi newline
alignl x_2 = r sin %ivartheta  sin %iphi newline
alignl x_3 = r cos %ivartheta</annotation>
  </semantics>
</math>
</file>

<file path=Object 51/content.xml><?xml version="1.0" encoding="utf-8"?>
<math xmlns="http://www.w3.org/1998/Math/MathML">
  <semantics>
    <mrow>
      <mtext>d</mtext>
      <mrow>
        <mi>V</mi>
        <mo stretchy="false">=</mo>
        <mfrac>
          <mrow>
            <mo stretchy="false">∂</mo>
            <mrow>
              <mo stretchy="false">(</mo>
              <mrow>
                <msub>
                  <mi>x</mi>
                  <mrow>
                    <mn>1</mn>
                  </mrow>
                </msub>
                <mi>,</mi>
                <msub>
                  <mi>x</mi>
                  <mrow>
                    <mn>2</mn>
                  </mrow>
                </msub>
                <mi>,</mi>
                <msub>
                  <mi>x</mi>
                  <mrow>
                    <mn>3</mn>
                  </mrow>
                </msub>
              </mrow>
              <mo stretchy="false">)</mo>
            </mrow>
          </mrow>
          <mrow>
            <mo stretchy="false">∂</mo>
            <mrow>
              <mo stretchy="false">(</mo>
              <mrow>
                <mo stretchy="false">ϱ</mo>
                <mi>,</mi>
                <mo stretchy="false">ϕ</mo>
                <mi>,</mi>
                <mi>z</mi>
              </mrow>
              <mo stretchy="false">)</mo>
            </mrow>
          </mrow>
        </mfrac>
      </mrow>
      <mtext>d</mtext>
      <mo stretchy="false">ϱ</mo>
      <mtext>d</mtext>
      <mo stretchy="false">ϕ</mo>
      <mtext>d</mtext>
      <mrow>
        <mi>z</mi>
        <mo stretchy="false">=</mo>
        <mo stretchy="false">ϱ</mo>
      </mrow>
      <mtext>d</mtext>
      <mo stretchy="false">ϱ</mo>
      <mtext>d</mtext>
      <mo stretchy="false">ϕ</mo>
      <mtext>d</mtext>
      <mi>z</mi>
    </mrow>
    <annotation encoding="StarMath 5.0">"d"V = {partial (x_{1}, x_{2}, x_{3})} over {partial (%ivarrho, %iphi, z)} "d"%ivarrho"d"%iphi"d"z = %ivarrho"d"%ivarrho"d"%iphi"d"z</annotation>
  </semantics>
</math>
</file>

<file path=Object 52/content.xml><?xml version="1.0" encoding="utf-8"?>
<math xmlns="http://www.w3.org/1998/Math/MathML">
  <semantics>
    <mtable>
      <mtr>
        <mtd>
          <mrow>
            <mi>r</mi>
            <mi mathvariant="normal">:</mi>
            <mtext>Länge des Ortsvektors</mtext>
          </mrow>
        </mtd>
      </mtr>
      <mtr>
        <mtd>
          <mrow>
            <mo stretchy="false">ϑ</mo>
            <mi mathvariant="normal">:</mi>
            <mo stretchy="false">∢</mo>
            <mtext>(</mtext>
            <mstyle mathvariant="bold">
              <mrow>
                <mi>r</mi>
              </mrow>
            </mstyle>
            <mi>,</mi>
            <msub>
              <mi>x</mi>
              <mn>3</mn>
            </msub>
            <mtext>-Achse) mit </mtext>
            <mrow>
              <mrow>
                <mn>0</mn>
                <mo stretchy="false">≤</mo>
                <mo stretchy="false">ϑ</mo>
              </mrow>
              <mo stretchy="false">≤</mo>
              <mo stretchy="false">π</mo>
            </mrow>
          </mrow>
        </mtd>
      </mtr>
      <mtr>
        <mtd>
          <mrow>
            <mo stretchy="false">ϕ</mo>
            <mi mathvariant="normal">:</mi>
            <mo stretchy="false">∢</mo>
            <mtext>(Projektion von </mtext>
            <mstyle mathvariant="bold">
              <mrow>
                <mrow>
                  <mi>r</mi>
                </mrow>
              </mrow>
            </mstyle>
            <mtext> auf </mtext>
            <msub>
              <mi>x</mi>
              <mrow>
                <mn>1</mn>
              </mrow>
            </msub>
            <mi>,</mi>
            <msub>
              <mi>x</mi>
              <mn>2</mn>
            </msub>
            <mtext>-Ebene, </mtext>
            <msub>
              <mi>x</mi>
              <mn>1</mn>
            </msub>
            <mtext>-Achse)</mtext>
          </mrow>
        </mtd>
      </mtr>
      <mtr>
        <mtd>
          <mrow>
            <mtext>mit </mtext>
            <mrow>
              <mrow>
                <mn>0</mn>
                <mo stretchy="false">≤</mo>
                <mo stretchy="false">ϕ</mo>
              </mrow>
              <mo stretchy="false">≤</mo>
              <mn>2</mn>
            </mrow>
            <mo stretchy="false">π</mo>
            <mrow>
              <mo stretchy="false">(</mo>
              <mrow>
                <mi mathvariant="italic">Azimut</mi>
              </mrow>
              <mo stretchy="false">)</mo>
            </mrow>
          </mrow>
        </mtd>
      </mtr>
    </mtable>
    <annotation encoding="StarMath 5.0">alignl r: "Länge des Ortsvektors" newline
alignl %ivartheta: %angle "("bold r, x_3"-Achse) mit " 0 &lt;= %ivartheta &lt;= %ipi newline
alignl %iphi: %angle "(Projektion von "bold{r}" auf "x_{1}, x_2"-Ebene, "x_1"-Achse)"newline
alignr "mit "0 &lt;= %iphi &lt;= 2%ipi (Azimut)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o stretchy="false">ϵ</mo>
                    <mrow>
                      <mi mathvariant="italic">ijk</mi>
                    </mrow>
                  </msub>
                  <mo stretchy="false">=</mo>
                  <mrow>
                    <mstyle mathvariant="bold">
                      <mrow>
                        <msub>
                          <mi>e</mi>
                          <mi>i</mi>
                        </msub>
                      </mrow>
                    </mstyle>
                    <mo stretchy="false">⋅</mo>
                    <mrow>
                      <mo stretchy="false">(</mo>
                      <mrow>
                        <mrow>
                          <mstyle mathvariant="bold">
                            <mrow>
                              <msub>
                                <mi>e</mi>
                                <mi>j</mi>
                              </msub>
                            </mrow>
                          </mstyle>
                          <mo stretchy="false">×</mo>
                          <mstyle mathvariant="bold">
                            <mrow>
                              <msub>
                                <mi>e</mi>
                                <mi>k</mi>
                              </msub>
                            </mrow>
                          </mstyle>
                        </mrow>
                      </mrow>
                      <mo stretchy="false">)</mo>
                    </mrow>
                  </mrow>
                </mrow>
                <mo stretchy="false">=</mo>
                <mrow>
                  <mrow>
                    <mo stretchy="false">(</mo>
                    <mrow>
                      <mrow>
                        <mstyle mathvariant="bold">
                          <mrow>
                            <msub>
                              <mi>e</mi>
                              <mi>i</mi>
                            </msub>
                          </mrow>
                        </mstyle>
                        <mo stretchy="false">×</mo>
                        <mstyle mathvariant="bold">
                          <mrow>
                            <msub>
                              <mi>e</mi>
                              <mi>j</mi>
                            </msub>
                          </mrow>
                        </mstyle>
                      </mrow>
                    </mrow>
                    <mo stretchy="false">)</mo>
                  </mrow>
                  <mo stretchy="false">⋅</mo>
                  <mstyle mathvariant="bold">
                    <mrow>
                      <msub>
                        <mi>e</mi>
                        <mi>k</mi>
                      </msub>
                    </mrow>
                  </mstyle>
                </mrow>
              </mrow>
              <mo stretchy="false">=</mo>
              <mphantom>
                <mstyle>
                  <mrow>
                    <mn>.</mn>
                  </mrow>
                </mstyle>
              </mphantom>
            </mrow>
          </mrow>
        </mtd>
      </mtr>
      <mtr>
        <mtd>
          <mrow>
            <mphantom>
              <mstyle>
                <mrow>
                  <mrow>
                    <mn>1</mn>
                  </mrow>
                </mrow>
              </mstyle>
            </mphantom>
            <mn>1</mn>
            <mtext> falls (i,j,k) zyklisch aus (1,2,3) ;</mtext>
          </mrow>
        </mtd>
      </mtr>
      <mtr>
        <mtd>
          <mrow>
            <mrow>
              <mo stretchy="false">−</mo>
              <mn>1</mn>
            </mrow>
            <mtext> falls (i,j,k) antizyklisch aus (1,2,3) ;</mtext>
          </mrow>
        </mtd>
      </mtr>
      <mtr>
        <mtd>
          <mrow>
            <mphantom>
              <mstyle>
                <mrow>
                  <mrow>
                    <mn>1</mn>
                  </mrow>
                </mrow>
              </mstyle>
            </mphantom>
            <mn>0</mn>
            <mtext> sonst</mtext>
          </mrow>
        </mtd>
      </mtr>
    </mtable>
    <annotation encoding="StarMath 5.0">%iepsilon_{ijk} = bold e_i cdot (bold e_j times bold e_k) = (bold e_i times bold e_j) cdot bold e_k = phantom . newline
alignl phantom{1}1" falls (i,j,k) zyklisch aus (1,2,3) ;" newline
alignl -1" falls (i,j,k) antizyklisch aus (1,2,3) ;" newline
alignl phantom{1}0" sonst"</annotation>
  </semantics>
</math>
</file>

<file path=Object 7/content.xml><?xml version="1.0" encoding="utf-8"?>
<math xmlns="http://www.w3.org/1998/Math/MathML">
  <semantics>
    <mtable>
      <mtr>
        <mtd>
          <mrow>
            <mrow>
              <mstyle mathvariant="bold">
                <mrow>
                  <mi>c</mi>
                </mrow>
              </mstyle>
              <mo stretchy="false">=</mo>
              <mrow>
                <mstyle mathvariant="bold">
                  <mrow>
                    <mi>a</mi>
                  </mrow>
                </mstyle>
                <mo stretchy="false">×</mo>
                <mstyle mathvariant="bold">
                  <mrow>
                    <mi>b</mi>
                  </mrow>
                </mstyle>
              </mrow>
            </mrow>
          </mrow>
        </mtd>
      </mtr>
      <mtr>
        <mtd>
          <mrow>
            <mrow>
              <mphantom>
                <mstyle>
                  <mrow>
                    <mrow>
                      <mn>.</mn>
                    </mrow>
                  </mrow>
                </mstyle>
              </mphantom>
              <mo stretchy="false">=</mo>
              <mrow>
                <munder>
                  <mo stretchy="false">∑</mo>
                  <mrow>
                    <mi>i</mi>
                    <mi>,</mi>
                    <mi>j</mi>
                  </mrow>
                </munder>
                <msub>
                  <mi>a</mi>
                  <mi>i</mi>
                </msub>
              </mrow>
            </mrow>
            <msub>
              <mi>b</mi>
              <mi>j</mi>
            </msub>
            <mrow>
              <mrow>
                <mo stretchy="false">(</mo>
                <mrow>
                  <mrow>
                    <mstyle mathvariant="bold">
                      <mrow>
                        <msub>
                          <mrow>
                            <mi>e</mi>
                          </mrow>
                          <mi>i</mi>
                        </msub>
                      </mrow>
                    </mstyle>
                    <mo stretchy="false">×</mo>
                    <mstyle mathvariant="bold">
                      <mrow>
                        <msub>
                          <mrow>
                            <mi>e</mi>
                          </mrow>
                          <mi>j</mi>
                        </msub>
                      </mrow>
                    </mstyle>
                  </mrow>
                </mrow>
                <mo stretchy="false">)</mo>
              </mrow>
              <mo stretchy="false">=</mo>
              <mrow>
                <munder>
                  <mo stretchy="false">∑</mo>
                  <mrow>
                    <mi>i</mi>
                    <mi>,</mi>
                    <mi>j</mi>
                    <mi>,</mi>
                    <mi>k</mi>
                  </mrow>
                </munder>
                <msub>
                  <mo stretchy="false">ϵ</mo>
                  <mrow>
                    <mi mathvariant="italic">ijk</mi>
                  </mrow>
                </msub>
              </mrow>
            </mrow>
            <msub>
              <mi>a</mi>
              <mi>i</mi>
            </msub>
            <msub>
              <mi>b</mi>
              <mi>j</mi>
            </msub>
            <mrow>
              <mstyle mathvariant="bold">
                <mrow>
                  <msub>
                    <mrow>
                      <mi>e</mi>
                    </mrow>
                    <mi>k</mi>
                  </msub>
                </mrow>
              </mstyle>
              <mo stretchy="false">=</mo>
              <mrow>
                <munder>
                  <mo stretchy="false">∑</mo>
                  <mi>k</mi>
                </munder>
                <mrow>
                  <munder>
                    <mo stretchy="false">∑</mo>
                    <mrow>
                      <mi>i</mi>
                      <mi>,</mi>
                      <mi>j</mi>
                    </mrow>
                  </munder>
                  <msub>
                    <mo stretchy="false">ϵ</mo>
                    <mrow>
                      <mi mathvariant="italic">ijk</mi>
                    </mrow>
                  </msub>
                </mrow>
              </mrow>
            </mrow>
            <msub>
              <mi>a</mi>
              <mi>i</mi>
            </msub>
            <msub>
              <mi>b</mi>
              <mi>j</mi>
            </msub>
            <mstyle mathvariant="bold">
              <mrow>
                <msub>
                  <mrow>
                    <mi>e</mi>
                  </mrow>
                  <mi>k</mi>
                </msub>
              </mrow>
            </mstyle>
          </mrow>
        </mtd>
      </mtr>
      <mtr>
        <mtd>
          <mrow>
            <mphantom>
              <mstyle>
                <mrow>
                  <mrow>
                    <mn>.</mn>
                  </mrow>
                </mrow>
              </mstyle>
            </mphantom>
            <mo stretchy="false">⇒</mo>
            <mrow>
              <msub>
                <mi>c</mi>
                <mi>k</mi>
              </msub>
              <mo stretchy="false">=</mo>
              <mrow>
                <munder>
                  <mo stretchy="false">∑</mo>
                  <mrow>
                    <mi>i</mi>
                    <mi>,</mi>
                    <mi>j</mi>
                  </mrow>
                </munder>
                <msub>
                  <mo stretchy="false">ϵ</mo>
                  <mrow>
                    <mi mathvariant="italic">ijk</mi>
                  </mrow>
                </msub>
              </mrow>
            </mrow>
            <msub>
              <mi>a</mi>
              <mi>i</mi>
            </msub>
            <msub>
              <mi>b</mi>
              <mi>j</mi>
            </msub>
          </mrow>
        </mtd>
      </mtr>
    </mtable>
    <annotation encoding="StarMath 5.0">bold c = bold a times bold b newline
phantom{.} = sum from {i,j} a_i b_j (bold{e}_i times bold{e}_j) =
sum from {i,j,k} %iepsilon_{ijk} a_i b_j bold{e}_k = sum from k sum from {i,j} %iepsilon _{ijk} a_i b_j bold{e}_k newline
phantom{.} drarrow c_k =  sum from {i,j} %iepsilon _{ijk} a_i b_j</annotation>
  </semantics>
</math>
</file>

<file path=Object 8/content.xml><?xml version="1.0" encoding="utf-8"?>
<math xmlns="http://www.w3.org/1998/Math/MathML">
  <semantics>
    <mtable>
      <mtr>
        <mtd>
          <mrow>
            <mrow>
              <mrow>
                <mstyle mathvariant="bold">
                  <mrow>
                    <mi>a</mi>
                  </mrow>
                </mstyle>
                <mo stretchy="false">⋅</mo>
                <mrow>
                  <mo stretchy="false">(</mo>
                  <mrow>
                    <mrow>
                      <mstyle mathvariant="bold">
                        <mrow>
                          <mi>b</mi>
                        </mrow>
                      </mstyle>
                      <mo stretchy="false">×</mo>
                      <mstyle mathvariant="bold">
                        <mrow>
                          <mi>c</mi>
                        </mrow>
                      </mstyle>
                    </mrow>
                  </mrow>
                  <mo stretchy="false">)</mo>
                </mrow>
              </mrow>
              <mo stretchy="false">=</mo>
              <mphantom>
                <mstyle>
                  <mrow>
                    <mrow>
                      <mn>.</mn>
                    </mrow>
                  </mrow>
                </mstyle>
              </mphantom>
            </mrow>
          </mrow>
        </mtd>
      </mtr>
      <mtr>
        <mtd>
          <mrow>
            <mrow>
              <munder>
                <mo stretchy="false">∑</mo>
                <mrow>
                  <mi>i</mi>
                  <mi>,</mi>
                  <mi>j</mi>
                  <mi>,</mi>
                  <mi>k</mi>
                </mrow>
              </munder>
              <msub>
                <mi>a</mi>
                <mi>i</mi>
              </msub>
            </mrow>
            <msub>
              <mi>b</mi>
              <mi>j</mi>
            </msub>
            <msub>
              <mi>c</mi>
              <mi>k</mi>
            </msub>
            <mrow>
              <mrow>
                <mstyle mathvariant="bold">
                  <mrow>
                    <msub>
                      <mrow>
                        <mi>e</mi>
                      </mrow>
                      <mi>i</mi>
                    </msub>
                  </mrow>
                </mstyle>
                <mo stretchy="false">⋅</mo>
                <mrow>
                  <mo stretchy="false">(</mo>
                  <mrow>
                    <mrow>
                      <mstyle mathvariant="bold">
                        <mrow>
                          <msub>
                            <mrow>
                              <mi>e</mi>
                            </mrow>
                            <mi>j</mi>
                          </msub>
                        </mrow>
                      </mstyle>
                      <mo stretchy="false">×</mo>
                      <mstyle mathvariant="bold">
                        <mrow>
                          <msub>
                            <mrow>
                              <mi>e</mi>
                            </mrow>
                            <mi>k</mi>
                          </msub>
                        </mrow>
                      </mstyle>
                    </mrow>
                  </mrow>
                  <mo stretchy="false">)</mo>
                </mrow>
              </mrow>
              <mo stretchy="false">=</mo>
              <mrow>
                <munder>
                  <mo stretchy="false">∑</mo>
                  <mrow>
                    <mi>i</mi>
                    <mi>,</mi>
                    <mi>j</mi>
                    <mi>,</mi>
                    <mi>k</mi>
                  </mrow>
                </munder>
                <msub>
                  <mo stretchy="false">ϵ</mo>
                  <mrow>
                    <mi mathvariant="italic">ijk</mi>
                  </mrow>
                </msub>
              </mrow>
            </mrow>
            <msub>
              <mi>a</mi>
              <mi>i</mi>
            </msub>
            <msub>
              <mi>b</mi>
              <mi>j</mi>
            </msub>
            <msub>
              <mi>c</mi>
              <mi>k</mi>
            </msub>
          </mrow>
        </mtd>
      </mtr>
    </mtable>
    <annotation encoding="StarMath 5.0">bold a cdot (bold b times bold c) = phantom{.} newline sum from {i,j,k} a_i b_j c_k bold{e}_i cdot (bold{e}_j times bold{e}_k) = sum from {i,j,k} %iepsilon_{ijk} a_i b_j c_k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row>
                  <mo stretchy="false">[</mo>
                  <mrow>
                    <mrow>
                      <mstyle mathvariant="bold">
                        <mrow>
                          <mi>a</mi>
                        </mrow>
                      </mstyle>
                      <mo stretchy="false">×</mo>
                      <mrow>
                        <mo stretchy="false">(</mo>
                        <mrow>
                          <mrow>
                            <mstyle mathvariant="bold">
                              <mrow>
                                <mi>b</mi>
                              </mrow>
                            </mstyle>
                            <mo stretchy="false">×</mo>
                            <mstyle mathvariant="bold">
                              <mrow>
                                <mi>c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  <mo stretchy="false">]</mo>
                </mrow>
                <mi>k</mi>
              </msub>
              <mo stretchy="false">=</mo>
              <mrow>
                <munder>
                  <mo stretchy="false">∑</mo>
                  <mi>i</mi>
                </munder>
                <mrow>
                  <mo stretchy="false">(</mo>
                  <mrow>
                    <msub>
                      <mi>a</mi>
                      <mi>i</mi>
                    </msub>
                    <msub>
                      <mi>b</mi>
                      <mi>k</mi>
                    </msub>
                    <mrow>
                      <msub>
                        <mi>c</mi>
                        <mi>i</mi>
                      </msub>
                      <mo stretchy="false">−</mo>
                      <msub>
                        <mi>a</mi>
                        <mi>i</mi>
                      </msub>
                    </mrow>
                    <msub>
                      <mi>b</mi>
                      <mi>i</mi>
                    </msub>
                    <msub>
                      <mi>c</mi>
                      <mi>k</mi>
                    </msub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  <mi/>
                      </mrow>
                    </mrow>
                  </mstyle>
                </mphantom>
                <mo stretchy="false">=</mo>
                <msub>
                  <mi>b</mi>
                  <mi>k</mi>
                </msub>
              </mrow>
              <mrow>
                <mrow>
                  <mo stretchy="false">(</mo>
                  <mrow>
                    <mrow>
                      <mstyle mathvariant="bold">
                        <mrow>
                          <mi>a</mi>
                        </mrow>
                      </mstyle>
                      <mo stretchy="false">⋅</mo>
                      <mstyle mathvariant="bold">
                        <mrow>
                          <mi>c</mi>
                        </mrow>
                      </mstyle>
                    </mrow>
                  </mrow>
                  <mo stretchy="false">)</mo>
                </mrow>
                <mo stretchy="false">−</mo>
                <msub>
                  <mi>c</mi>
                  <mi>k</mi>
                </msub>
              </mrow>
              <mrow>
                <mo stretchy="false">(</mo>
                <mrow>
                  <mrow>
                    <mstyle mathvariant="bold">
                      <mrow>
                        <mi>a</mi>
                      </mrow>
                    </mstyle>
                    <mo stretchy="false">⋅</mo>
                    <mstyle mathvariant="bold">
                      <mrow>
                        <mi>b</mi>
                      </mrow>
                    </mstyle>
                  </mrow>
                </mrow>
                <mo stretchy="false">)</mo>
              </mrow>
            </mrow>
          </mrow>
        </mtd>
      </mtr>
    </mtable>
    <annotation encoding="StarMath 5.0">[bold a times ( bold b times bold c )]_k = sum from i ( a_i b_k c_i - a_i b_i c_k ) newline
alignc{phantom {.~~~~~~~~~} = b_k ( bold a cdot bold c) - c_k (bold a cdot bold b)}</annotation>
  </semantics>
</math>
</file>